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701in"/>
    </style:style>
    <style:style style:name="co2" style:family="table-column">
      <style:table-column-properties fo:break-before="auto" style:column-width="1.9972in"/>
    </style:style>
    <style:style style:name="co3" style:family="table-column">
      <style:table-column-properties fo:break-before="auto" style:column-width="3.4339in"/>
    </style:style>
    <style:style style:name="co4" style:family="table-column">
      <style:table-column-properties fo:break-before="auto" style:column-width="0.4854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3252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6035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2.7693in"/>
    </style:style>
    <style:style style:name="co11" style:family="table-column">
      <style:table-column-properties fo:break-before="auto" style:column-width="3.6272in"/>
    </style:style>
    <style:style style:name="co12" style:family="table-column">
      <style:table-column-properties fo:break-before="auto" style:column-width="1.2791in"/>
    </style:style>
    <style:style style:name="co13" style:family="table-column">
      <style:table-column-properties fo:break-before="auto" style:column-width="0.8283in"/>
    </style:style>
    <style:style style:name="co14" style:family="table-column">
      <style:table-column-properties fo:break-before="auto" style:column-width="0.6465in"/>
    </style:style>
    <style:style style:name="co15" style:family="table-column">
      <style:table-column-properties fo:break-before="auto" style:column-width="0.9575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8398in"/>
    </style:style>
    <style:style style:name="co18" style:family="table-column">
      <style:table-column-properties fo:break-before="auto" style:column-width="1.5043in"/>
    </style:style>
    <style:style style:name="co19" style:family="table-column">
      <style:table-column-properties fo:break-before="auto" style:column-width="7.0366in"/>
    </style:style>
    <style:style style:name="co20" style:family="table-column">
      <style:table-column-properties fo:break-before="auto" style:column-width="0.4752in"/>
    </style:style>
    <style:style style:name="co21" style:family="table-column">
      <style:table-column-properties fo:break-before="auto" style:column-width="0.5181in"/>
    </style:style>
    <style:style style:name="co22" style:family="table-column">
      <style:table-column-properties fo:break-before="auto" style:column-width="3.2409in"/>
    </style:style>
    <style:style style:name="co23" style:family="table-column">
      <style:table-column-properties fo:break-before="auto" style:column-width="3.1661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Flairtext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Abbreviated</text:p>
          </table:table-cell>
          <table:table-cell office:value-type="string" calcext:value-type="string">
            <text:p>Sheet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Subsort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Subconference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Confsort</text:p>
          </table:table-cell>
          <table:table-cell table:style-name="Default" office:value-type="string" calcext:value-type="string">
            <text:p>Selectdisplay</text:p>
          </table:table-cell>
          <table:table-cell table:style-name="Default" office:value-type="string" calcext:value-type="string">
            <text:p>Selectflair</text:p>
          </table:table-cell>
          <table:table-cell table:style-name="Default" office:value-type="string" calcext:value-type="string">
            <text:p>Selectinline</text:p>
          </table:table-cell>
          <table:table-cell office:value-type="string" calcext:value-type="string">
            <text:p>Shortcutflair</text:p>
          </table:table-cell>
          <table:table-cell office:value-type="string" calcext:value-type="string">
            <text:p>Shortcutinline</text:p>
          </table:table-cell>
          <table:table-cell office:value-type="string" calcext:value-type="string">
            <text:p>Shortcutletter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Flair</text:p>
          </table:table-cell>
          <table:table-cell office:value-type="string" calcext:value-type="string">
            <text:p>Flair1</text:p>
          </table:table-cell>
          <table:table-cell office:value-type="string" calcext:value-type="string">
            <text:p>Flair2</text:p>
          </table:table-cell>
        </table:table-row>
        <table:table-row table:style-name="ro1">
          <table:table-cell table:number-columns-repeated="2" office:value-type="string" calcext:value-type="string">
            <text:p>/r/CFB Emeritus Mod</text:p>
          </table:table-cell>
          <table:table-cell office:value-type="string" calcext:value-type="string">
            <text:p>beard</text:p>
          </table:table-cell>
          <table:table-cell office:value-type="string" calcext:value-type="string">
            <text:p>/r/CFB Emeritus Mod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Logos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bear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]=&quot;None&quot;;CONCATENATE([.C2];&quot;-sheet&quot;;[.E2];&quot;-row&quot;;TEXT([.F2];&quot;00&quot;);&quot;-col&quot;;TEXT([.G2];&quot;00&quot;));[.S2])" office:value-type="string" office:string-value="beard-sheetl-row02-col01" calcext:value-type="string">
            <text:p>beard-sheetl-row02-col01</text:p>
          </table:table-cell>
          <table:table-cell table:formula="of:=CONCATENATE([.C2];&quot;-sheet&quot;;[.E2];&quot;-row&quot;;TEXT([.F2];&quot;00&quot;);&quot;-col&quot;;TEXT([.G2];&quot;00&quot;))" office:value-type="string" office:string-value="beard-sheetl-row02-col01" calcext:value-type="string">
            <text:p>beard-sheetl-row02-col01</text:p>
          </table:table-cell>
          <table:table-cell table:formula="of:=CONCATENATE([.C2];&quot;-2sht&quot;;[.E2];&quot;-2rw&quot;;TEXT([.F2];&quot;00&quot;);&quot;-2cl&quot;;TEXT([.G2];&quot;00&quot;))" office:value-type="string" office:string-value="beard-2shtl-2rw02-2cl01" calcext:value-type="string">
            <text:p>beard-2shtl-2rw02-2cl01</text:p>
          </table:table-cell>
        </table:table-row>
        <table:table-row table:style-name="ro1">
          <table:table-cell table:number-columns-repeated="2" office:value-type="string" calcext:value-type="string">
            <text:p>/r/CFB Artis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/r/CFB Artist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os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artis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]=&quot;None&quot;;CONCATENATE([.C3];&quot;-sheet&quot;;[.E3];&quot;-row&quot;;TEXT([.F3];&quot;00&quot;);&quot;-col&quot;;TEXT([.G3];&quot;00&quot;));[.S3])" office:value-type="string" office:string-value="artist-sheetl-row02-col02" calcext:value-type="string">
            <text:p>artist-sheetl-row02-col02</text:p>
          </table:table-cell>
          <table:table-cell table:formula="of:=CONCATENATE([.C3];&quot;-sheet&quot;;[.E3];&quot;-row&quot;;TEXT([.F3];&quot;00&quot;);&quot;-col&quot;;TEXT([.G3];&quot;00&quot;))" office:value-type="string" office:string-value="artist-sheetl-row02-col02" calcext:value-type="string">
            <text:p>artist-sheetl-row02-col02</text:p>
          </table:table-cell>
          <table:table-cell table:formula="of:=CONCATENATE([.C3];&quot;-2sht&quot;;[.E3];&quot;-2rw&quot;;TEXT([.F3];&quot;00&quot;);&quot;-2cl&quot;;TEXT([.G3];&quot;00&quot;))" office:value-type="string" office:string-value="artist-2shtl-2rw02-2cl02" calcext:value-type="string">
            <text:p>artist-2shtl-2rw02-2cl02</text:p>
          </table:table-cell>
        </table:table-row>
        <table:table-row table:style-name="ro1">
          <table:table-cell table:number-columns-repeated="2" office:value-type="string" calcext:value-type="string">
            <text:p>/r/CFB Patron</text:p>
          </table:table-cell>
          <table:table-cell office:value-type="string" calcext:value-type="string">
            <text:p>patron</text:p>
          </table:table-cell>
          <table:table-cell office:value-type="string" calcext:value-type="string">
            <text:p>/r/CFB Patron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os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patr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]=&quot;None&quot;;CONCATENATE([.C4];&quot;-sheet&quot;;[.E4];&quot;-row&quot;;TEXT([.F4];&quot;00&quot;);&quot;-col&quot;;TEXT([.G4];&quot;00&quot;));[.S4])" office:value-type="string" office:string-value="patron-sheetl-row02-col03" calcext:value-type="string">
            <text:p>patron-sheetl-row02-col03</text:p>
          </table:table-cell>
          <table:table-cell table:formula="of:=CONCATENATE([.C4];&quot;-sheet&quot;;[.E4];&quot;-row&quot;;TEXT([.F4];&quot;00&quot;);&quot;-col&quot;;TEXT([.G4];&quot;00&quot;))" office:value-type="string" office:string-value="patron-sheetl-row02-col03" calcext:value-type="string">
            <text:p>patron-sheetl-row02-col03</text:p>
          </table:table-cell>
          <table:table-cell table:formula="of:=CONCATENATE([.C4];&quot;-2sht&quot;;[.E4];&quot;-2rw&quot;;TEXT([.F4];&quot;00&quot;);&quot;-2cl&quot;;TEXT([.G4];&quot;00&quot;))" office:value-type="string" office:string-value="patron-2shtl-2rw02-2cl03" calcext:value-type="string">
            <text:p>patron-2shtl-2rw02-2cl03</text:p>
          </table:table-cell>
        </table:table-row>
        <table:table-row table:style-name="ro1">
          <table:table-cell table:number-columns-repeated="2" office:value-type="string" calcext:value-type="string">
            <text:p>/r/CFB Top Scorer</text:p>
          </table:table-cell>
          <table:table-cell office:value-type="string" calcext:value-type="string">
            <text:p>medal</text:p>
          </table:table-cell>
          <table:table-cell office:value-type="string" calcext:value-type="string">
            <text:p>/r/CFB Top Scorer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os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medal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]=&quot;None&quot;;CONCATENATE([.C5];&quot;-sheet&quot;;[.E5];&quot;-row&quot;;TEXT([.F5];&quot;00&quot;);&quot;-col&quot;;TEXT([.G5];&quot;00&quot;));[.S5])" office:value-type="string" office:string-value="medal-sheetl-row02-col04" calcext:value-type="string">
            <text:p>medal-sheetl-row02-col04</text:p>
          </table:table-cell>
          <table:table-cell table:formula="of:=CONCATENATE([.C5];&quot;-sheet&quot;;[.E5];&quot;-row&quot;;TEXT([.F5];&quot;00&quot;);&quot;-col&quot;;TEXT([.G5];&quot;00&quot;))" office:value-type="string" office:string-value="medal-sheetl-row02-col04" calcext:value-type="string">
            <text:p>medal-sheetl-row02-col04</text:p>
          </table:table-cell>
          <table:table-cell table:formula="of:=CONCATENATE([.C5];&quot;-2sht&quot;;[.E5];&quot;-2rw&quot;;TEXT([.F5];&quot;00&quot;);&quot;-2cl&quot;;TEXT([.G5];&quot;00&quot;))" office:value-type="string" office:string-value="medal-2shtl-2rw02-2cl04" calcext:value-type="string">
            <text:p>medal-2shtl-2rw02-2cl04</text:p>
          </table:table-cell>
        </table:table-row>
        <table:table-row table:style-name="ro1">
          <table:table-cell table:number-columns-repeated="2" office:value-type="string" calcext:value-type="string">
            <text:p>/r/CFB Contributor</text:p>
          </table:table-cell>
          <table:table-cell office:value-type="string" calcext:value-type="string">
            <text:p>contributor</text:p>
          </table:table-cell>
          <table:table-cell office:value-type="string" calcext:value-type="string">
            <text:p>/r/CFB Contributor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os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contributor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]=&quot;None&quot;;CONCATENATE([.C6];&quot;-sheet&quot;;[.E6];&quot;-row&quot;;TEXT([.F6];&quot;00&quot;);&quot;-col&quot;;TEXT([.G6];&quot;00&quot;));[.S6])" office:value-type="string" office:string-value="contributor-sheetl-row02-col05" calcext:value-type="string">
            <text:p>contributor-sheetl-row02-col05</text:p>
          </table:table-cell>
          <table:table-cell table:formula="of:=CONCATENATE([.C6];&quot;-sheet&quot;;[.E6];&quot;-row&quot;;TEXT([.F6];&quot;00&quot;);&quot;-col&quot;;TEXT([.G6];&quot;00&quot;))" office:value-type="string" office:string-value="contributor-sheetl-row02-col05" calcext:value-type="string">
            <text:p>contributor-sheetl-row02-col05</text:p>
          </table:table-cell>
          <table:table-cell table:formula="of:=CONCATENATE([.C6];&quot;-2sht&quot;;[.E6];&quot;-2rw&quot;;TEXT([.F6];&quot;00&quot;);&quot;-2cl&quot;;TEXT([.G6];&quot;00&quot;))" office:value-type="string" office:string-value="contributor-2shtl-2rw02-2cl05" calcext:value-type="string">
            <text:p>contributor-2shtl-2rw02-2cl05</text:p>
          </table:table-cell>
        </table:table-row>
        <table:table-row table:style-name="ro1">
          <table:table-cell table:number-columns-repeated="2" office:value-type="string" calcext:value-type="string">
            <text:p>/r/CFB Donor</text:p>
          </table:table-cell>
          <table:table-cell office:value-type="string" calcext:value-type="string">
            <text:p>tophat</text:p>
          </table:table-cell>
          <table:table-cell office:value-type="string" calcext:value-type="string">
            <text:p>/r/CFB Donor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os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topha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]=&quot;None&quot;;CONCATENATE([.C7];&quot;-sheet&quot;;[.E7];&quot;-row&quot;;TEXT([.F7];&quot;00&quot;);&quot;-col&quot;;TEXT([.G7];&quot;00&quot;));[.S7])" office:value-type="string" office:string-value="tophat-sheetl-row02-col06" calcext:value-type="string">
            <text:p>tophat-sheetl-row02-col06</text:p>
          </table:table-cell>
          <table:table-cell table:formula="of:=CONCATENATE([.C7];&quot;-sheet&quot;;[.E7];&quot;-row&quot;;TEXT([.F7];&quot;00&quot;);&quot;-col&quot;;TEXT([.G7];&quot;00&quot;))" office:value-type="string" office:string-value="tophat-sheetl-row02-col06" calcext:value-type="string">
            <text:p>tophat-sheetl-row02-col06</text:p>
          </table:table-cell>
          <table:table-cell table:formula="of:=CONCATENATE([.C7];&quot;-2sht&quot;;[.E7];&quot;-2rw&quot;;TEXT([.F7];&quot;00&quot;);&quot;-2cl&quot;;TEXT([.G7];&quot;00&quot;))" office:value-type="string" office:string-value="tophat-2shtl-2rw02-2cl06" calcext:value-type="string">
            <text:p>tophat-2shtl-2rw02-2cl06</text:p>
          </table:table-cell>
        </table:table-row>
        <table:table-row table:style-name="ro1">
          <table:table-cell table:number-columns-repeated="2" office:value-type="string" calcext:value-type="string">
            <text:p>/r/CFB Brickmason</text:p>
          </table:table-cell>
          <table:table-cell office:value-type="string" calcext:value-type="string">
            <text:p>brick</text:p>
          </table:table-cell>
          <table:table-cell office:value-type="string" calcext:value-type="string">
            <text:p>/r/CFB Brickmason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os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brick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]=&quot;None&quot;;CONCATENATE([.C8];&quot;-sheet&quot;;[.E8];&quot;-row&quot;;TEXT([.F8];&quot;00&quot;);&quot;-col&quot;;TEXT([.G8];&quot;00&quot;));[.S8])" office:value-type="string" office:string-value="brick-sheetl-row02-col07" calcext:value-type="string">
            <text:p>brick-sheetl-row02-col07</text:p>
          </table:table-cell>
          <table:table-cell table:formula="of:=CONCATENATE([.C8];&quot;-sheet&quot;;[.E8];&quot;-row&quot;;TEXT([.F8];&quot;00&quot;);&quot;-col&quot;;TEXT([.G8];&quot;00&quot;))" office:value-type="string" office:string-value="brick-sheetl-row02-col07" calcext:value-type="string">
            <text:p>brick-sheetl-row02-col07</text:p>
          </table:table-cell>
          <table:table-cell table:formula="of:=CONCATENATE([.C8];&quot;-2sht&quot;;[.E8];&quot;-2rw&quot;;TEXT([.F8];&quot;00&quot;);&quot;-2cl&quot;;TEXT([.G8];&quot;00&quot;))" office:value-type="string" office:string-value="brick-2shtl-2rw02-2cl07" calcext:value-type="string">
            <text:p>brick-2shtl-2rw02-2cl07</text:p>
          </table:table-cell>
        </table:table-row>
        <table:table-row table:style-name="ro1">
          <table:table-cell table:number-columns-repeated="2" office:value-type="string" calcext:value-type="string">
            <text:p>/r/CFB Poll Veteran</text:p>
          </table:table-cell>
          <table:table-cell office:value-type="string" calcext:value-type="string">
            <text:p>checkbox</text:p>
          </table:table-cell>
          <table:table-cell office:value-type="string" calcext:value-type="string">
            <text:p>/r/CFB Poll Veteran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os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checkbox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]=&quot;None&quot;;CONCATENATE([.C9];&quot;-sheet&quot;;[.E9];&quot;-row&quot;;TEXT([.F9];&quot;00&quot;);&quot;-col&quot;;TEXT([.G9];&quot;00&quot;));[.S9])" office:value-type="string" office:string-value="checkbox-sheetl-row02-col08" calcext:value-type="string">
            <text:p>checkbox-sheetl-row02-col08</text:p>
          </table:table-cell>
          <table:table-cell table:formula="of:=CONCATENATE([.C9];&quot;-sheet&quot;;[.E9];&quot;-row&quot;;TEXT([.F9];&quot;00&quot;);&quot;-col&quot;;TEXT([.G9];&quot;00&quot;))" office:value-type="string" office:string-value="checkbox-sheetl-row02-col08" calcext:value-type="string">
            <text:p>checkbox-sheetl-row02-col08</text:p>
          </table:table-cell>
          <table:table-cell table:formula="of:=CONCATENATE([.C9];&quot;-2sht&quot;;[.E9];&quot;-2rw&quot;;TEXT([.F9];&quot;00&quot;);&quot;-2cl&quot;;TEXT([.G9];&quot;00&quot;))" office:value-type="string" office:string-value="checkbox-2shtl-2rw02-2cl08" calcext:value-type="string">
            <text:p>checkbox-2shtl-2rw02-2cl08</text:p>
          </table:table-cell>
        </table:table-row>
        <table:table-row table:style-name="ro1">
          <table:table-cell table:number-columns-repeated="2" office:value-type="string" calcext:value-type="string">
            <text:p>/r/CFB Promoter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/r/CFB Promoter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gos</text:p>
          </table:table-cell>
          <table:table-cell table:number-columns-repeated="2" office:value-type="string" calcext:value-type="string">
            <text:p>Awards</text:p>
          </table:table-cell>
          <table:table-cell office:value-type="string" calcext:value-type="string">
            <text:p>Earned</text:p>
          </table:table-cell>
          <table:table-cell office:value-type="string" calcext:value-type="string">
            <text:p>Awards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#l/tv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]=&quot;None&quot;;CONCATENATE([.C10];&quot;-sheet&quot;;[.E10];&quot;-row&quot;;TEXT([.F10];&quot;00&quot;);&quot;-col&quot;;TEXT([.G10];&quot;00&quot;));[.S10])" office:value-type="string" office:string-value="tv-sheetl-row02-col09" calcext:value-type="string">
            <text:p>tv-sheetl-row02-col09</text:p>
          </table:table-cell>
          <table:table-cell table:formula="of:=CONCATENATE([.C10];&quot;-sheet&quot;;[.E10];&quot;-row&quot;;TEXT([.F10];&quot;00&quot;);&quot;-col&quot;;TEXT([.G10];&quot;00&quot;))" office:value-type="string" office:string-value="tv-sheetl-row02-col09" calcext:value-type="string">
            <text:p>tv-sheetl-row02-col09</text:p>
          </table:table-cell>
          <table:table-cell table:formula="of:=CONCATENATE([.C10];&quot;-2sht&quot;;[.E10];&quot;-2rw&quot;;TEXT([.F10];&quot;00&quot;);&quot;-2cl&quot;;TEXT([.G10];&quot;00&quot;))" office:value-type="string" office:string-value="tv-2shtl-2rw02-2cl09" calcext:value-type="string">
            <text:p>tv-2shtl-2rw02-2cl09</text:p>
          </table:table-cell>
        </table:table-row>
        <table:table-row table:style-name="ro1">
          <table:table-cell table:number-columns-repeated="2" office:value-type="string" calcext:value-type="string">
            <text:p>Boston College Eagles</text:p>
          </table:table-cell>
          <table:table-cell office:value-type="string" calcext:value-type="string">
            <text:p>bostoncollege</text:p>
          </table:table-cell>
          <table:table-cell office:value-type="string" calcext:value-type="string">
            <text:p>Boston Colleg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ostoncollege</text:p>
          </table:table-cell>
          <table:table-cell office:value-type="string" calcext:value-type="string">
            <text:p>#f/bostoncolleg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]=&quot;None&quot;;CONCATENATE([.C11];&quot;-sheet&quot;;[.E11];&quot;-row&quot;;TEXT([.F11];&quot;00&quot;);&quot;-col&quot;;TEXT([.G11];&quot;00&quot;));[.S11])" office:value-type="string" office:string-value="bostoncollege" calcext:value-type="string">
            <text:p>bostoncollege</text:p>
          </table:table-cell>
          <table:table-cell table:formula="of:=CONCATENATE([.C11];&quot;-sheet&quot;;[.E11];&quot;-row&quot;;TEXT([.F11];&quot;00&quot;);&quot;-col&quot;;TEXT([.G11];&quot;00&quot;))" office:value-type="string" office:string-value="bostoncollege-sheet1-row02-col01" calcext:value-type="string">
            <text:p>bostoncollege-sheet1-row02-col01</text:p>
          </table:table-cell>
          <table:table-cell table:formula="of:=CONCATENATE([.C11];&quot;-2sht&quot;;[.E11];&quot;-2rw&quot;;TEXT([.F11];&quot;00&quot;);&quot;-2cl&quot;;TEXT([.G11];&quot;00&quot;))" office:value-type="string" office:string-value="bostoncollege-2sht1-2rw02-2cl01" calcext:value-type="string">
            <text:p>bostoncollege-2sht1-2rw02-2cl01</text:p>
          </table:table-cell>
        </table:table-row>
        <table:table-row table:style-name="ro1">
          <table:table-cell table:number-columns-repeated="2" office:value-type="string" calcext:value-type="string">
            <text:p>Clemson Tigers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Clems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lemson</text:p>
          </table:table-cell>
          <table:table-cell office:value-type="string" calcext:value-type="string">
            <text:p>#f/clems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]=&quot;None&quot;;CONCATENATE([.C12];&quot;-sheet&quot;;[.E12];&quot;-row&quot;;TEXT([.F12];&quot;00&quot;);&quot;-col&quot;;TEXT([.G12];&quot;00&quot;));[.S12])" office:value-type="string" office:string-value="clemson" calcext:value-type="string">
            <text:p>clemson</text:p>
          </table:table-cell>
          <table:table-cell table:formula="of:=CONCATENATE([.C12];&quot;-sheet&quot;;[.E12];&quot;-row&quot;;TEXT([.F12];&quot;00&quot;);&quot;-col&quot;;TEXT([.G12];&quot;00&quot;))" office:value-type="string" office:string-value="clemson-sheet1-row02-col02" calcext:value-type="string">
            <text:p>clemson-sheet1-row02-col02</text:p>
          </table:table-cell>
          <table:table-cell table:formula="of:=CONCATENATE([.C12];&quot;-2sht&quot;;[.E12];&quot;-2rw&quot;;TEXT([.F12];&quot;00&quot;);&quot;-2cl&quot;;TEXT([.G12];&quot;00&quot;))" office:value-type="string" office:string-value="clemson-2sht1-2rw02-2cl02" calcext:value-type="string">
            <text:p>clemson-2sht1-2rw02-2cl02</text:p>
          </table:table-cell>
        </table:table-row>
        <table:table-row table:style-name="ro1">
          <table:table-cell table:number-columns-repeated="2" office:value-type="string" calcext:value-type="string">
            <text:p>Duke Blue Devils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Duk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#f/duk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]=&quot;None&quot;;CONCATENATE([.C13];&quot;-sheet&quot;;[.E13];&quot;-row&quot;;TEXT([.F13];&quot;00&quot;);&quot;-col&quot;;TEXT([.G13];&quot;00&quot;));[.S13])" office:value-type="string" office:string-value="duke" calcext:value-type="string">
            <text:p>duke</text:p>
          </table:table-cell>
          <table:table-cell table:formula="of:=CONCATENATE([.C13];&quot;-sheet&quot;;[.E13];&quot;-row&quot;;TEXT([.F13];&quot;00&quot;);&quot;-col&quot;;TEXT([.G13];&quot;00&quot;))" office:value-type="string" office:string-value="duke-sheet1-row02-col03" calcext:value-type="string">
            <text:p>duke-sheet1-row02-col03</text:p>
          </table:table-cell>
          <table:table-cell table:formula="of:=CONCATENATE([.C13];&quot;-2sht&quot;;[.E13];&quot;-2rw&quot;;TEXT([.F13];&quot;00&quot;);&quot;-2cl&quot;;TEXT([.G13];&quot;00&quot;))" office:value-type="string" office:string-value="duke-2sht1-2rw02-2cl03" calcext:value-type="string">
            <text:p>duke-2sht1-2rw02-2cl03</text:p>
          </table:table-cell>
        </table:table-row>
        <table:table-row table:style-name="ro1">
          <table:table-cell table:number-columns-repeated="2" office:value-type="string" calcext:value-type="string">
            <text:p>Florida State Seminoles</text:p>
          </table:table-cell>
          <table:table-cell office:value-type="string" calcext:value-type="string">
            <text:p>floridastate</text:p>
          </table:table-cell>
          <table:table-cell office:value-type="string" calcext:value-type="string">
            <text:p>Florida St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loridastate</text:p>
          </table:table-cell>
          <table:table-cell office:value-type="string" calcext:value-type="string">
            <text:p>#f/florid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]=&quot;None&quot;;CONCATENATE([.C14];&quot;-sheet&quot;;[.E14];&quot;-row&quot;;TEXT([.F14];&quot;00&quot;);&quot;-col&quot;;TEXT([.G14];&quot;00&quot;));[.S14])" office:value-type="string" office:string-value="floridastate" calcext:value-type="string">
            <text:p>floridastate</text:p>
          </table:table-cell>
          <table:table-cell table:formula="of:=CONCATENATE([.C14];&quot;-sheet&quot;;[.E14];&quot;-row&quot;;TEXT([.F14];&quot;00&quot;);&quot;-col&quot;;TEXT([.G14];&quot;00&quot;))" office:value-type="string" office:string-value="floridastate-sheet1-row02-col04" calcext:value-type="string">
            <text:p>floridastate-sheet1-row02-col04</text:p>
          </table:table-cell>
          <table:table-cell table:formula="of:=CONCATENATE([.C14];&quot;-2sht&quot;;[.E14];&quot;-2rw&quot;;TEXT([.F14];&quot;00&quot;);&quot;-2cl&quot;;TEXT([.G14];&quot;00&quot;))" office:value-type="string" office:string-value="floridastate-2sht1-2rw02-2cl04" calcext:value-type="string">
            <text:p>floridastate-2sht1-2rw02-2cl04</text:p>
          </table:table-cell>
        </table:table-row>
        <table:table-row table:style-name="ro1">
          <table:table-cell table:number-columns-repeated="2" office:value-type="string" calcext:value-type="string">
            <text:p>Georgia Tech Yellow Jackets</text:p>
          </table:table-cell>
          <table:table-cell office:value-type="string" calcext:value-type="string">
            <text:p>georgiatech</text:p>
          </table:table-cell>
          <table:table-cell office:value-type="string" calcext:value-type="string">
            <text:p>Georgia Te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georgiatech</text:p>
          </table:table-cell>
          <table:table-cell office:value-type="string" calcext:value-type="string">
            <text:p>#f/georgiatec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]=&quot;None&quot;;CONCATENATE([.C15];&quot;-sheet&quot;;[.E15];&quot;-row&quot;;TEXT([.F15];&quot;00&quot;);&quot;-col&quot;;TEXT([.G15];&quot;00&quot;));[.S15])" office:value-type="string" office:string-value="georgiatech" calcext:value-type="string">
            <text:p>georgiatech</text:p>
          </table:table-cell>
          <table:table-cell table:formula="of:=CONCATENATE([.C15];&quot;-sheet&quot;;[.E15];&quot;-row&quot;;TEXT([.F15];&quot;00&quot;);&quot;-col&quot;;TEXT([.G15];&quot;00&quot;))" office:value-type="string" office:string-value="georgiatech-sheet1-row02-col05" calcext:value-type="string">
            <text:p>georgiatech-sheet1-row02-col05</text:p>
          </table:table-cell>
          <table:table-cell table:formula="of:=CONCATENATE([.C15];&quot;-2sht&quot;;[.E15];&quot;-2rw&quot;;TEXT([.F15];&quot;00&quot;);&quot;-2cl&quot;;TEXT([.G15];&quot;00&quot;))" office:value-type="string" office:string-value="georgiatech-2sht1-2rw02-2cl05" calcext:value-type="string">
            <text:p>georgiatech-2sht1-2rw02-2cl05</text:p>
          </table:table-cell>
        </table:table-row>
        <table:table-row table:style-name="ro1">
          <table:table-cell table:number-columns-repeated="2" office:value-type="string" calcext:value-type="string">
            <text:p>Louisville Cardinals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Louisvill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louisville</text:p>
          </table:table-cell>
          <table:table-cell office:value-type="string" calcext:value-type="string">
            <text:p>#f/louisvill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6]=&quot;None&quot;;CONCATENATE([.C16];&quot;-sheet&quot;;[.E16];&quot;-row&quot;;TEXT([.F16];&quot;00&quot;);&quot;-col&quot;;TEXT([.G16];&quot;00&quot;));[.S16])" office:value-type="string" office:string-value="louisville" calcext:value-type="string">
            <text:p>louisville</text:p>
          </table:table-cell>
          <table:table-cell table:formula="of:=CONCATENATE([.C16];&quot;-sheet&quot;;[.E16];&quot;-row&quot;;TEXT([.F16];&quot;00&quot;);&quot;-col&quot;;TEXT([.G16];&quot;00&quot;))" office:value-type="string" office:string-value="louisville-sheet1-row02-col06" calcext:value-type="string">
            <text:p>louisville-sheet1-row02-col06</text:p>
          </table:table-cell>
          <table:table-cell table:formula="of:=CONCATENATE([.C16];&quot;-2sht&quot;;[.E16];&quot;-2rw&quot;;TEXT([.F16];&quot;00&quot;);&quot;-2cl&quot;;TEXT([.G16];&quot;00&quot;))" office:value-type="string" office:string-value="louisville-2sht1-2rw02-2cl06" calcext:value-type="string">
            <text:p>louisville-2sht1-2rw02-2cl06</text:p>
          </table:table-cell>
        </table:table-row>
        <table:table-row table:style-name="ro1">
          <table:table-cell table:number-columns-repeated="2" office:value-type="string" calcext:value-type="string">
            <text:p>Miami Hurricanes</text:p>
          </table:table-cell>
          <table:table-cell office:value-type="string" calcext:value-type="string">
            <text:p>miamifl</text:p>
          </table:table-cell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amifl</text:p>
          </table:table-cell>
          <table:table-cell office:value-type="string" calcext:value-type="string">
            <text:p>#f/miamifl</text:p>
          </table:table-cell>
          <table:table-cell office:value-type="string" calcext:value-type="string">
            <text:p>#f/u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7]=&quot;None&quot;;CONCATENATE([.C17];&quot;-sheet&quot;;[.E17];&quot;-row&quot;;TEXT([.F17];&quot;00&quot;);&quot;-col&quot;;TEXT([.G17];&quot;00&quot;));[.S17])" office:value-type="string" office:string-value="miamifl" calcext:value-type="string">
            <text:p>miamifl</text:p>
          </table:table-cell>
          <table:table-cell table:formula="of:=CONCATENATE([.C17];&quot;-sheet&quot;;[.E17];&quot;-row&quot;;TEXT([.F17];&quot;00&quot;);&quot;-col&quot;;TEXT([.G17];&quot;00&quot;))" office:value-type="string" office:string-value="miamifl-sheet1-row02-col07" calcext:value-type="string">
            <text:p>miamifl-sheet1-row02-col07</text:p>
          </table:table-cell>
          <table:table-cell table:formula="of:=CONCATENATE([.C17];&quot;-2sht&quot;;[.E17];&quot;-2rw&quot;;TEXT([.F17];&quot;00&quot;);&quot;-2cl&quot;;TEXT([.G17];&quot;00&quot;))" office:value-type="string" office:string-value="miamifl-2sht1-2rw02-2cl07" calcext:value-type="string">
            <text:p>miamifl-2sht1-2rw02-2cl07</text:p>
          </table:table-cell>
        </table:table-row>
        <table:table-row table:style-name="ro1">
          <table:table-cell table:number-columns-repeated="2" office:value-type="string" calcext:value-type="string">
            <text:p>North Carolina Tar Heels</text:p>
          </table:table-cell>
          <table:table-cell office:value-type="string" calcext:value-type="string">
            <text:p>northcarolina</text:p>
          </table:table-cell>
          <table:table-cell office:value-type="string" calcext:value-type="string">
            <text:p>North Carolin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rthcarolina</text:p>
          </table:table-cell>
          <table:table-cell office:value-type="string" calcext:value-type="string">
            <text:p>#f/northcarolin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8]=&quot;None&quot;;CONCATENATE([.C18];&quot;-sheet&quot;;[.E18];&quot;-row&quot;;TEXT([.F18];&quot;00&quot;);&quot;-col&quot;;TEXT([.G18];&quot;00&quot;));[.S18])" office:value-type="string" office:string-value="northcarolina" calcext:value-type="string">
            <text:p>northcarolina</text:p>
          </table:table-cell>
          <table:table-cell table:formula="of:=CONCATENATE([.C18];&quot;-sheet&quot;;[.E18];&quot;-row&quot;;TEXT([.F18];&quot;00&quot;);&quot;-col&quot;;TEXT([.G18];&quot;00&quot;))" office:value-type="string" office:string-value="northcarolina-sheet1-row02-col08" calcext:value-type="string">
            <text:p>northcarolina-sheet1-row02-col08</text:p>
          </table:table-cell>
          <table:table-cell table:formula="of:=CONCATENATE([.C18];&quot;-2sht&quot;;[.E18];&quot;-2rw&quot;;TEXT([.F18];&quot;00&quot;);&quot;-2cl&quot;;TEXT([.G18];&quot;00&quot;))" office:value-type="string" office:string-value="northcarolina-2sht1-2rw02-2cl08" calcext:value-type="string">
            <text:p>northcarolina-2sht1-2rw02-2cl08</text:p>
          </table:table-cell>
        </table:table-row>
        <table:table-row table:style-name="ro1">
          <table:table-cell table:number-columns-repeated="2" office:value-type="string" calcext:value-type="string">
            <text:p>North Carolina State Wolfpack</text:p>
          </table:table-cell>
          <table:table-cell office:value-type="string" calcext:value-type="string">
            <text:p>northcarolinastate</text:p>
          </table:table-cell>
          <table:table-cell office:value-type="string" calcext:value-type="string">
            <text:p>North Carolina St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rthcarolinastate</text:p>
          </table:table-cell>
          <table:table-cell office:value-type="string" calcext:value-type="string">
            <text:p>#f/northcarolin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9]=&quot;None&quot;;CONCATENATE([.C19];&quot;-sheet&quot;;[.E19];&quot;-row&quot;;TEXT([.F19];&quot;00&quot;);&quot;-col&quot;;TEXT([.G19];&quot;00&quot;));[.S19])" office:value-type="string" office:string-value="northcarolinastate" calcext:value-type="string">
            <text:p>northcarolinastate</text:p>
          </table:table-cell>
          <table:table-cell table:formula="of:=CONCATENATE([.C19];&quot;-sheet&quot;;[.E19];&quot;-row&quot;;TEXT([.F19];&quot;00&quot;);&quot;-col&quot;;TEXT([.G19];&quot;00&quot;))" office:value-type="string" office:string-value="northcarolinastate-sheet1-row02-col09" calcext:value-type="string">
            <text:p>northcarolinastate-sheet1-row02-col09</text:p>
          </table:table-cell>
          <table:table-cell table:formula="of:=CONCATENATE([.C19];&quot;-2sht&quot;;[.E19];&quot;-2rw&quot;;TEXT([.F19];&quot;00&quot;);&quot;-2cl&quot;;TEXT([.G19];&quot;00&quot;))" office:value-type="string" office:string-value="northcarolinastate-2sht1-2rw02-2cl09" calcext:value-type="string">
            <text:p>northcarolinastate-2sht1-2rw02-2cl09</text:p>
          </table:table-cell>
        </table:table-row>
        <table:table-row table:style-name="ro1">
          <table:table-cell table:number-columns-repeated="2" office:value-type="string" calcext:value-type="string">
            <text:p>Pittsburgh Panthers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Pittsburg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ittsburgh</text:p>
          </table:table-cell>
          <table:table-cell office:value-type="string" calcext:value-type="string">
            <text:p>#f/pittsburg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0]=&quot;None&quot;;CONCATENATE([.C20];&quot;-sheet&quot;;[.E20];&quot;-row&quot;;TEXT([.F20];&quot;00&quot;);&quot;-col&quot;;TEXT([.G20];&quot;00&quot;));[.S20])" office:value-type="string" office:string-value="pittsburgh" calcext:value-type="string">
            <text:p>pittsburgh</text:p>
          </table:table-cell>
          <table:table-cell table:formula="of:=CONCATENATE([.C20];&quot;-sheet&quot;;[.E20];&quot;-row&quot;;TEXT([.F20];&quot;00&quot;);&quot;-col&quot;;TEXT([.G20];&quot;00&quot;))" office:value-type="string" office:string-value="pittsburgh-sheet1-row02-col10" calcext:value-type="string">
            <text:p>pittsburgh-sheet1-row02-col10</text:p>
          </table:table-cell>
          <table:table-cell table:formula="of:=CONCATENATE([.C20];&quot;-2sht&quot;;[.E20];&quot;-2rw&quot;;TEXT([.F20];&quot;00&quot;);&quot;-2cl&quot;;TEXT([.G20];&quot;00&quot;))" office:value-type="string" office:string-value="pittsburgh-2sht1-2rw02-2cl10" calcext:value-type="string">
            <text:p>pittsburgh-2sht1-2rw02-2cl10</text:p>
          </table:table-cell>
        </table:table-row>
        <table:table-row table:style-name="ro1">
          <table:table-cell table:number-columns-repeated="2" office:value-type="string" calcext:value-type="string">
            <text:p>Syracuse Orang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Syracu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#f/syracus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1]=&quot;None&quot;;CONCATENATE([.C21];&quot;-sheet&quot;;[.E21];&quot;-row&quot;;TEXT([.F21];&quot;00&quot;);&quot;-col&quot;;TEXT([.G21];&quot;00&quot;));[.S21])" office:value-type="string" office:string-value="syracuse" calcext:value-type="string">
            <text:p>syracuse</text:p>
          </table:table-cell>
          <table:table-cell table:formula="of:=CONCATENATE([.C21];&quot;-sheet&quot;;[.E21];&quot;-row&quot;;TEXT([.F21];&quot;00&quot;);&quot;-col&quot;;TEXT([.G21];&quot;00&quot;))" office:value-type="string" office:string-value="syracuse-sheet1-row02-col11" calcext:value-type="string">
            <text:p>syracuse-sheet1-row02-col11</text:p>
          </table:table-cell>
          <table:table-cell table:formula="of:=CONCATENATE([.C21];&quot;-2sht&quot;;[.E21];&quot;-2rw&quot;;TEXT([.F21];&quot;00&quot;);&quot;-2cl&quot;;TEXT([.G21];&quot;00&quot;))" office:value-type="string" office:string-value="syracuse-2sht1-2rw02-2cl11" calcext:value-type="string">
            <text:p>syracuse-2sht1-2rw02-2cl11</text:p>
          </table:table-cell>
        </table:table-row>
        <table:table-row table:style-name="ro1">
          <table:table-cell table:number-columns-repeated="2" office:value-type="string" calcext:value-type="string">
            <text:p>Virginia Cavaliers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Virgini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#f/virgini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2]=&quot;None&quot;;CONCATENATE([.C22];&quot;-sheet&quot;;[.E22];&quot;-row&quot;;TEXT([.F22];&quot;00&quot;);&quot;-col&quot;;TEXT([.G22];&quot;00&quot;));[.S22])" office:value-type="string" office:string-value="virginia" calcext:value-type="string">
            <text:p>virginia</text:p>
          </table:table-cell>
          <table:table-cell table:formula="of:=CONCATENATE([.C22];&quot;-sheet&quot;;[.E22];&quot;-row&quot;;TEXT([.F22];&quot;00&quot;);&quot;-col&quot;;TEXT([.G22];&quot;00&quot;))" office:value-type="string" office:string-value="virginia-sheet1-row02-col12" calcext:value-type="string">
            <text:p>virginia-sheet1-row02-col12</text:p>
          </table:table-cell>
          <table:table-cell table:formula="of:=CONCATENATE([.C22];&quot;-2sht&quot;;[.E22];&quot;-2rw&quot;;TEXT([.F22];&quot;00&quot;);&quot;-2cl&quot;;TEXT([.G22];&quot;00&quot;))" office:value-type="string" office:string-value="virginia-2sht1-2rw02-2cl12" calcext:value-type="string">
            <text:p>virginia-2sht1-2rw02-2cl12</text:p>
          </table:table-cell>
        </table:table-row>
        <table:table-row table:style-name="ro1">
          <table:table-cell table:number-columns-repeated="2" office:value-type="string" calcext:value-type="string">
            <text:p>Virginia Tech Hokies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Virginia Te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Coastal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virginiatech</text:p>
          </table:table-cell>
          <table:table-cell office:value-type="string" calcext:value-type="string">
            <text:p>#f/virginiatec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3]=&quot;None&quot;;CONCATENATE([.C23];&quot;-sheet&quot;;[.E23];&quot;-row&quot;;TEXT([.F23];&quot;00&quot;);&quot;-col&quot;;TEXT([.G23];&quot;00&quot;));[.S23])" office:value-type="string" office:string-value="virginiatech" calcext:value-type="string">
            <text:p>virginiatech</text:p>
          </table:table-cell>
          <table:table-cell table:formula="of:=CONCATENATE([.C23];&quot;-sheet&quot;;[.E23];&quot;-row&quot;;TEXT([.F23];&quot;00&quot;);&quot;-col&quot;;TEXT([.G23];&quot;00&quot;))" office:value-type="string" office:string-value="virginiatech-sheet1-row02-col13" calcext:value-type="string">
            <text:p>virginiatech-sheet1-row02-col13</text:p>
          </table:table-cell>
          <table:table-cell table:formula="of:=CONCATENATE([.C23];&quot;-2sht&quot;;[.E23];&quot;-2rw&quot;;TEXT([.F23];&quot;00&quot;);&quot;-2cl&quot;;TEXT([.G23];&quot;00&quot;))" office:value-type="string" office:string-value="virginiatech-2sht1-2rw02-2cl13" calcext:value-type="string">
            <text:p>virginiatech-2sht1-2rw02-2cl13</text:p>
          </table:table-cell>
        </table:table-row>
        <table:table-row table:style-name="ro1">
          <table:table-cell table:number-columns-repeated="2" office:value-type="string" calcext:value-type="string">
            <text:p>Wake Forest Demon Deacons</text:p>
          </table:table-cell>
          <table:table-cell office:value-type="string" calcext:value-type="string">
            <text:p>wakeforest</text:p>
          </table:table-cell>
          <table:table-cell office:value-type="string" calcext:value-type="string">
            <text:p>Wake 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akeforest</text:p>
          </table:table-cell>
          <table:table-cell office:value-type="string" calcext:value-type="string">
            <text:p>#f/wakefores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4]=&quot;None&quot;;CONCATENATE([.C24];&quot;-sheet&quot;;[.E24];&quot;-row&quot;;TEXT([.F24];&quot;00&quot;);&quot;-col&quot;;TEXT([.G24];&quot;00&quot;));[.S24])" office:value-type="string" office:string-value="wakeforest" calcext:value-type="string">
            <text:p>wakeforest</text:p>
          </table:table-cell>
          <table:table-cell table:formula="of:=CONCATENATE([.C24];&quot;-sheet&quot;;[.E24];&quot;-row&quot;;TEXT([.F24];&quot;00&quot;);&quot;-col&quot;;TEXT([.G24];&quot;00&quot;))" office:value-type="string" office:string-value="wakeforest-sheet1-row02-col14" calcext:value-type="string">
            <text:p>wakeforest-sheet1-row02-col14</text:p>
          </table:table-cell>
          <table:table-cell table:formula="of:=CONCATENATE([.C24];&quot;-2sht&quot;;[.E24];&quot;-2rw&quot;;TEXT([.F24];&quot;00&quot;);&quot;-2cl&quot;;TEXT([.G24];&quot;00&quot;))" office:value-type="string" office:string-value="wakeforest-2sht1-2rw02-2cl14" calcext:value-type="string">
            <text:p>wakeforest-2sht1-2rw02-2cl14</text:p>
          </table:table-cell>
        </table:table-row>
        <table:table-row table:style-name="ro1">
          <table:table-cell office:value-type="string" calcext:value-type="string">
            <text:p>Florida State Seminoles Alternate</text:p>
          </table:table-cell>
          <table:table-cell office:value-type="string" calcext:value-type="string">
            <text:p>Florida State Seminoles</text:p>
          </table:table-cell>
          <table:table-cell office:value-type="string" calcext:value-type="string">
            <text:p>floridastate2</text:p>
          </table:table-cell>
          <table:table-cell office:value-type="string" calcext:value-type="string">
            <text:p>Florida St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AC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ridastate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5]=&quot;None&quot;;CONCATENATE([.C25];&quot;-sheet&quot;;[.E25];&quot;-row&quot;;TEXT([.F25];&quot;00&quot;);&quot;-col&quot;;TEXT([.G25];&quot;00&quot;));[.S25])" office:value-type="string" office:string-value="floridastate2" calcext:value-type="string">
            <text:p>floridastate2</text:p>
          </table:table-cell>
          <table:table-cell table:formula="of:=CONCATENATE([.C25];&quot;-sheet&quot;;[.E25];&quot;-row&quot;;TEXT([.F25];&quot;00&quot;);&quot;-col&quot;;TEXT([.G25];&quot;00&quot;))" office:value-type="string" office:string-value="floridastate2-sheet1-row02-col15" calcext:value-type="string">
            <text:p>floridastate2-sheet1-row02-col15</text:p>
          </table:table-cell>
          <table:table-cell table:formula="of:=CONCATENATE([.C25];&quot;-2sht&quot;;[.E25];&quot;-2rw&quot;;TEXT([.F25];&quot;00&quot;);&quot;-2cl&quot;;TEXT([.G25];&quot;00&quot;))" office:value-type="string" office:string-value="floridastate2-2sht1-2rw02-2cl15" calcext:value-type="string">
            <text:p>floridastate2-2sht1-2rw02-2cl15</text:p>
          </table:table-cell>
        </table:table-row>
        <table:table-row table:style-name="ro1">
          <table:table-cell table:number-columns-repeated="2" office:value-type="string" calcext:value-type="string">
            <text:p>Baylor Bears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Bayl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aylor</text:p>
          </table:table-cell>
          <table:table-cell office:value-type="string" calcext:value-type="string">
            <text:p>#f/baylor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6]=&quot;None&quot;;CONCATENATE([.C26];&quot;-sheet&quot;;[.E26];&quot;-row&quot;;TEXT([.F26];&quot;00&quot;);&quot;-col&quot;;TEXT([.G26];&quot;00&quot;));[.S26])" office:value-type="string" office:string-value="baylor" calcext:value-type="string">
            <text:p>baylor</text:p>
          </table:table-cell>
          <table:table-cell table:formula="of:=CONCATENATE([.C26];&quot;-sheet&quot;;[.E26];&quot;-row&quot;;TEXT([.F26];&quot;00&quot;);&quot;-col&quot;;TEXT([.G26];&quot;00&quot;))" office:value-type="string" office:string-value="baylor-sheet1-row03-col01" calcext:value-type="string">
            <text:p>baylor-sheet1-row03-col01</text:p>
          </table:table-cell>
          <table:table-cell table:formula="of:=CONCATENATE([.C26];&quot;-2sht&quot;;[.E26];&quot;-2rw&quot;;TEXT([.F26];&quot;00&quot;);&quot;-2cl&quot;;TEXT([.G26];&quot;00&quot;))" office:value-type="string" office:string-value="baylor-2sht1-2rw03-2cl01" calcext:value-type="string">
            <text:p>baylor-2sht1-2rw03-2cl01</text:p>
          </table:table-cell>
        </table:table-row>
        <table:table-row table:style-name="ro1">
          <table:table-cell table:number-columns-repeated="2" office:value-type="string" calcext:value-type="string">
            <text:p>Iowa State Cyclones</text:p>
          </table:table-cell>
          <table:table-cell office:value-type="string" calcext:value-type="string">
            <text:p>iowastate</text:p>
          </table:table-cell>
          <table:table-cell office:value-type="string" calcext:value-type="string">
            <text:p>Iowa St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iowastate</text:p>
          </table:table-cell>
          <table:table-cell office:value-type="string" calcext:value-type="string">
            <text:p>#f/iow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7]=&quot;None&quot;;CONCATENATE([.C27];&quot;-sheet&quot;;[.E27];&quot;-row&quot;;TEXT([.F27];&quot;00&quot;);&quot;-col&quot;;TEXT([.G27];&quot;00&quot;));[.S27])" office:value-type="string" office:string-value="iowastate" calcext:value-type="string">
            <text:p>iowastate</text:p>
          </table:table-cell>
          <table:table-cell table:formula="of:=CONCATENATE([.C27];&quot;-sheet&quot;;[.E27];&quot;-row&quot;;TEXT([.F27];&quot;00&quot;);&quot;-col&quot;;TEXT([.G27];&quot;00&quot;))" office:value-type="string" office:string-value="iowastate-sheet1-row03-col02" calcext:value-type="string">
            <text:p>iowastate-sheet1-row03-col02</text:p>
          </table:table-cell>
          <table:table-cell table:formula="of:=CONCATENATE([.C27];&quot;-2sht&quot;;[.E27];&quot;-2rw&quot;;TEXT([.F27];&quot;00&quot;);&quot;-2cl&quot;;TEXT([.G27];&quot;00&quot;))" office:value-type="string" office:string-value="iowastate-2sht1-2rw03-2cl02" calcext:value-type="string">
            <text:p>iowastate-2sht1-2rw03-2cl02</text:p>
          </table:table-cell>
        </table:table-row>
        <table:table-row table:style-name="ro1">
          <table:table-cell table:number-columns-repeated="2" office:value-type="string" calcext:value-type="string">
            <text:p>Kansas Jayhawks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Kans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kansas</text:p>
          </table:table-cell>
          <table:table-cell office:value-type="string" calcext:value-type="string">
            <text:p>#f/kansa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8]=&quot;None&quot;;CONCATENATE([.C28];&quot;-sheet&quot;;[.E28];&quot;-row&quot;;TEXT([.F28];&quot;00&quot;);&quot;-col&quot;;TEXT([.G28];&quot;00&quot;));[.S28])" office:value-type="string" office:string-value="kansas" calcext:value-type="string">
            <text:p>kansas</text:p>
          </table:table-cell>
          <table:table-cell table:formula="of:=CONCATENATE([.C28];&quot;-sheet&quot;;[.E28];&quot;-row&quot;;TEXT([.F28];&quot;00&quot;);&quot;-col&quot;;TEXT([.G28];&quot;00&quot;))" office:value-type="string" office:string-value="kansas-sheet1-row03-col03" calcext:value-type="string">
            <text:p>kansas-sheet1-row03-col03</text:p>
          </table:table-cell>
          <table:table-cell table:formula="of:=CONCATENATE([.C28];&quot;-2sht&quot;;[.E28];&quot;-2rw&quot;;TEXT([.F28];&quot;00&quot;);&quot;-2cl&quot;;TEXT([.G28];&quot;00&quot;))" office:value-type="string" office:string-value="kansas-2sht1-2rw03-2cl03" calcext:value-type="string">
            <text:p>kansas-2sht1-2rw03-2cl03</text:p>
          </table:table-cell>
        </table:table-row>
        <table:table-row table:style-name="ro1">
          <table:table-cell table:number-columns-repeated="2" office:value-type="string" calcext:value-type="string">
            <text:p>Kansas State Wildcats</text:p>
          </table:table-cell>
          <table:table-cell office:value-type="string" calcext:value-type="string">
            <text:p>kansasstate</text:p>
          </table:table-cell>
          <table:table-cell office:value-type="string" calcext:value-type="string">
            <text:p>Kansas St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kansasstate</text:p>
          </table:table-cell>
          <table:table-cell office:value-type="string" calcext:value-type="string">
            <text:p>#f/kansas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29]=&quot;None&quot;;CONCATENATE([.C29];&quot;-sheet&quot;;[.E29];&quot;-row&quot;;TEXT([.F29];&quot;00&quot;);&quot;-col&quot;;TEXT([.G29];&quot;00&quot;));[.S29])" office:value-type="string" office:string-value="kansasstate" calcext:value-type="string">
            <text:p>kansasstate</text:p>
          </table:table-cell>
          <table:table-cell table:formula="of:=CONCATENATE([.C29];&quot;-sheet&quot;;[.E29];&quot;-row&quot;;TEXT([.F29];&quot;00&quot;);&quot;-col&quot;;TEXT([.G29];&quot;00&quot;))" office:value-type="string" office:string-value="kansasstate-sheet1-row03-col04" calcext:value-type="string">
            <text:p>kansasstate-sheet1-row03-col04</text:p>
          </table:table-cell>
          <table:table-cell table:formula="of:=CONCATENATE([.C29];&quot;-2sht&quot;;[.E29];&quot;-2rw&quot;;TEXT([.F29];&quot;00&quot;);&quot;-2cl&quot;;TEXT([.G29];&quot;00&quot;))" office:value-type="string" office:string-value="kansasstate-2sht1-2rw03-2cl04" calcext:value-type="string">
            <text:p>kansasstate-2sht1-2rw03-2cl04</text:p>
          </table:table-cell>
        </table:table-row>
        <table:table-row table:style-name="ro1">
          <table:table-cell table:number-columns-repeated="2" office:value-type="string" calcext:value-type="string">
            <text:p>Oklahoma Sooners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Oklaho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klahoma</text:p>
          </table:table-cell>
          <table:table-cell office:value-type="string" calcext:value-type="string">
            <text:p>#f/oklahom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0]=&quot;None&quot;;CONCATENATE([.C30];&quot;-sheet&quot;;[.E30];&quot;-row&quot;;TEXT([.F30];&quot;00&quot;);&quot;-col&quot;;TEXT([.G30];&quot;00&quot;));[.S30])" office:value-type="string" office:string-value="oklahoma" calcext:value-type="string">
            <text:p>oklahoma</text:p>
          </table:table-cell>
          <table:table-cell table:formula="of:=CONCATENATE([.C30];&quot;-sheet&quot;;[.E30];&quot;-row&quot;;TEXT([.F30];&quot;00&quot;);&quot;-col&quot;;TEXT([.G30];&quot;00&quot;))" office:value-type="string" office:string-value="oklahoma-sheet1-row03-col05" calcext:value-type="string">
            <text:p>oklahoma-sheet1-row03-col05</text:p>
          </table:table-cell>
          <table:table-cell table:formula="of:=CONCATENATE([.C30];&quot;-2sht&quot;;[.E30];&quot;-2rw&quot;;TEXT([.F30];&quot;00&quot;);&quot;-2cl&quot;;TEXT([.G30];&quot;00&quot;))" office:value-type="string" office:string-value="oklahoma-2sht1-2rw03-2cl05" calcext:value-type="string">
            <text:p>oklahoma-2sht1-2rw03-2cl05</text:p>
          </table:table-cell>
        </table:table-row>
        <table:table-row table:style-name="ro1">
          <table:table-cell table:number-columns-repeated="2" office:value-type="string" calcext:value-type="string">
            <text:p>Oklahoma State Cowboys</text:p>
          </table:table-cell>
          <table:table-cell office:value-type="string" calcext:value-type="string">
            <text:p>oklahomastate</text:p>
          </table:table-cell>
          <table:table-cell office:value-type="string" calcext:value-type="string">
            <text:p>Oklahoma Sta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klahomastate</text:p>
          </table:table-cell>
          <table:table-cell office:value-type="string" calcext:value-type="string">
            <text:p>#f/oklahom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1]=&quot;None&quot;;CONCATENATE([.C31];&quot;-sheet&quot;;[.E31];&quot;-row&quot;;TEXT([.F31];&quot;00&quot;);&quot;-col&quot;;TEXT([.G31];&quot;00&quot;));[.S31])" office:value-type="string" office:string-value="oklahomastate" calcext:value-type="string">
            <text:p>oklahomastate</text:p>
          </table:table-cell>
          <table:table-cell table:formula="of:=CONCATENATE([.C31];&quot;-sheet&quot;;[.E31];&quot;-row&quot;;TEXT([.F31];&quot;00&quot;);&quot;-col&quot;;TEXT([.G31];&quot;00&quot;))" office:value-type="string" office:string-value="oklahomastate-sheet1-row03-col06" calcext:value-type="string">
            <text:p>oklahomastate-sheet1-row03-col06</text:p>
          </table:table-cell>
          <table:table-cell table:formula="of:=CONCATENATE([.C31];&quot;-2sht&quot;;[.E31];&quot;-2rw&quot;;TEXT([.F31];&quot;00&quot;);&quot;-2cl&quot;;TEXT([.G31];&quot;00&quot;))" office:value-type="string" office:string-value="oklahomastate-2sht1-2rw03-2cl06" calcext:value-type="string">
            <text:p>oklahomastate-2sht1-2rw03-2cl06</text:p>
          </table:table-cell>
        </table:table-row>
        <table:table-row table:style-name="ro1">
          <table:table-cell table:number-columns-repeated="2" office:value-type="string" calcext:value-type="string">
            <text:p>TCU Horned Frogs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TC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cu</text:p>
          </table:table-cell>
          <table:table-cell office:value-type="string" calcext:value-type="string">
            <text:p>#f/tcu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2]=&quot;None&quot;;CONCATENATE([.C32];&quot;-sheet&quot;;[.E32];&quot;-row&quot;;TEXT([.F32];&quot;00&quot;);&quot;-col&quot;;TEXT([.G32];&quot;00&quot;));[.S32])" office:value-type="string" office:string-value="tcu" calcext:value-type="string">
            <text:p>tcu</text:p>
          </table:table-cell>
          <table:table-cell table:formula="of:=CONCATENATE([.C32];&quot;-sheet&quot;;[.E32];&quot;-row&quot;;TEXT([.F32];&quot;00&quot;);&quot;-col&quot;;TEXT([.G32];&quot;00&quot;))" office:value-type="string" office:string-value="tcu-sheet1-row03-col07" calcext:value-type="string">
            <text:p>tcu-sheet1-row03-col07</text:p>
          </table:table-cell>
          <table:table-cell table:formula="of:=CONCATENATE([.C32];&quot;-2sht&quot;;[.E32];&quot;-2rw&quot;;TEXT([.F32];&quot;00&quot;);&quot;-2cl&quot;;TEXT([.G32];&quot;00&quot;))" office:value-type="string" office:string-value="tcu-2sht1-2rw03-2cl07" calcext:value-type="string">
            <text:p>tcu-2sht1-2rw03-2cl07</text:p>
          </table:table-cell>
        </table:table-row>
        <table:table-row table:style-name="ro1">
          <table:table-cell table:number-columns-repeated="2" office:value-type="string" calcext:value-type="string">
            <text:p>Texas Longhorns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xas</text:p>
          </table:table-cell>
          <table:table-cell office:value-type="string" calcext:value-type="string">
            <text:p>#f/texa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3]=&quot;None&quot;;CONCATENATE([.C33];&quot;-sheet&quot;;[.E33];&quot;-row&quot;;TEXT([.F33];&quot;00&quot;);&quot;-col&quot;;TEXT([.G33];&quot;00&quot;));[.S33])" office:value-type="string" office:string-value="texas" calcext:value-type="string">
            <text:p>texas</text:p>
          </table:table-cell>
          <table:table-cell table:formula="of:=CONCATENATE([.C33];&quot;-sheet&quot;;[.E33];&quot;-row&quot;;TEXT([.F33];&quot;00&quot;);&quot;-col&quot;;TEXT([.G33];&quot;00&quot;))" office:value-type="string" office:string-value="texas-sheet1-row03-col08" calcext:value-type="string">
            <text:p>texas-sheet1-row03-col08</text:p>
          </table:table-cell>
          <table:table-cell table:formula="of:=CONCATENATE([.C33];&quot;-2sht&quot;;[.E33];&quot;-2rw&quot;;TEXT([.F33];&quot;00&quot;);&quot;-2cl&quot;;TEXT([.G33];&quot;00&quot;))" office:value-type="string" office:string-value="texas-2sht1-2rw03-2cl08" calcext:value-type="string">
            <text:p>texas-2sht1-2rw03-2cl08</text:p>
          </table:table-cell>
        </table:table-row>
        <table:table-row table:style-name="ro1">
          <table:table-cell table:number-columns-repeated="2" office:value-type="string" calcext:value-type="string">
            <text:p>Texas Tech Red Raiders</text:p>
          </table:table-cell>
          <table:table-cell office:value-type="string" calcext:value-type="string">
            <text:p>texastech</text:p>
          </table:table-cell>
          <table:table-cell office:value-type="string" calcext:value-type="string">
            <text:p>Texas Te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xastech</text:p>
          </table:table-cell>
          <table:table-cell office:value-type="string" calcext:value-type="string">
            <text:p>#f/texastec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4]=&quot;None&quot;;CONCATENATE([.C34];&quot;-sheet&quot;;[.E34];&quot;-row&quot;;TEXT([.F34];&quot;00&quot;);&quot;-col&quot;;TEXT([.G34];&quot;00&quot;));[.S34])" office:value-type="string" office:string-value="texastech" calcext:value-type="string">
            <text:p>texastech</text:p>
          </table:table-cell>
          <table:table-cell table:formula="of:=CONCATENATE([.C34];&quot;-sheet&quot;;[.E34];&quot;-row&quot;;TEXT([.F34];&quot;00&quot;);&quot;-col&quot;;TEXT([.G34];&quot;00&quot;))" office:value-type="string" office:string-value="texastech-sheet1-row03-col09" calcext:value-type="string">
            <text:p>texastech-sheet1-row03-col09</text:p>
          </table:table-cell>
          <table:table-cell table:formula="of:=CONCATENATE([.C34];&quot;-2sht&quot;;[.E34];&quot;-2rw&quot;;TEXT([.F34];&quot;00&quot;);&quot;-2cl&quot;;TEXT([.G34];&quot;00&quot;))" office:value-type="string" office:string-value="texastech-2sht1-2rw03-2cl09" calcext:value-type="string">
            <text:p>texastech-2sht1-2rw03-2cl09</text:p>
          </table:table-cell>
        </table:table-row>
        <table:table-row table:style-name="ro1">
          <table:table-cell table:number-columns-repeated="2" office:value-type="string" calcext:value-type="string">
            <text:p>West Virginia Mountaineers</text:p>
          </table:table-cell>
          <table:table-cell office:value-type="string" calcext:value-type="string">
            <text:p>westvirginia</text:p>
          </table:table-cell>
          <table:table-cell office:value-type="string" calcext:value-type="string">
            <text:p>West Virgini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estvirginia</text:p>
          </table:table-cell>
          <table:table-cell office:value-type="string" calcext:value-type="string">
            <text:p>#f/westvirgini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5]=&quot;None&quot;;CONCATENATE([.C35];&quot;-sheet&quot;;[.E35];&quot;-row&quot;;TEXT([.F35];&quot;00&quot;);&quot;-col&quot;;TEXT([.G35];&quot;00&quot;));[.S35])" office:value-type="string" office:string-value="westvirginia" calcext:value-type="string">
            <text:p>westvirginia</text:p>
          </table:table-cell>
          <table:table-cell table:formula="of:=CONCATENATE([.C35];&quot;-sheet&quot;;[.E35];&quot;-row&quot;;TEXT([.F35];&quot;00&quot;);&quot;-col&quot;;TEXT([.G35];&quot;00&quot;))" office:value-type="string" office:string-value="westvirginia-sheet1-row03-col10" calcext:value-type="string">
            <text:p>westvirginia-sheet1-row03-col10</text:p>
          </table:table-cell>
          <table:table-cell table:formula="of:=CONCATENATE([.C35];&quot;-2sht&quot;;[.E35];&quot;-2rw&quot;;TEXT([.F35];&quot;00&quot;);&quot;-2cl&quot;;TEXT([.G35];&quot;00&quot;))" office:value-type="string" office:string-value="westvirginia-2sht1-2rw03-2cl10" calcext:value-type="string">
            <text:p>westvirginia-2sht1-2rw03-2cl10</text:p>
          </table:table-cell>
        </table:table-row>
        <table:table-row table:style-name="ro1">
          <table:table-cell office:value-type="string" calcext:value-type="string">
            <text:p>Texas Longhorns Alternate</text:p>
          </table:table-cell>
          <table:table-cell office:value-type="string" calcext:value-type="string">
            <text:p>Texas Longhorns</text:p>
          </table:table-cell>
          <table:table-cell office:value-type="string" calcext:value-type="string">
            <text:p>texas2</text:p>
          </table:table-cell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as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6]=&quot;None&quot;;CONCATENATE([.C36];&quot;-sheet&quot;;[.E36];&quot;-row&quot;;TEXT([.F36];&quot;00&quot;);&quot;-col&quot;;TEXT([.G36];&quot;00&quot;));[.S36])" office:value-type="string" office:string-value="texas2" calcext:value-type="string">
            <text:p>texas2</text:p>
          </table:table-cell>
          <table:table-cell table:formula="of:=CONCATENATE([.C36];&quot;-sheet&quot;;[.E36];&quot;-row&quot;;TEXT([.F36];&quot;00&quot;);&quot;-col&quot;;TEXT([.G36];&quot;00&quot;))" office:value-type="string" office:string-value="texas2-sheet1-row03-col11" calcext:value-type="string">
            <text:p>texas2-sheet1-row03-col11</text:p>
          </table:table-cell>
          <table:table-cell table:formula="of:=CONCATENATE([.C36];&quot;-2sht&quot;;[.E36];&quot;-2rw&quot;;TEXT([.F36];&quot;00&quot;);&quot;-2cl&quot;;TEXT([.G36];&quot;00&quot;))" office:value-type="string" office:string-value="texas2-2sht1-2rw03-2cl11" calcext:value-type="string">
            <text:p>texas2-2sht1-2rw03-2cl11</text:p>
          </table:table-cell>
        </table:table-row>
        <table:table-row table:style-name="ro1">
          <table:table-cell office:value-type="string" calcext:value-type="string">
            <text:p>Texas Tech Red Raiders Alternate</text:p>
          </table:table-cell>
          <table:table-cell office:value-type="string" calcext:value-type="string">
            <text:p>Texas Tech Red Raiders</text:p>
          </table:table-cell>
          <table:table-cell office:value-type="string" calcext:value-type="string">
            <text:p>texastech2</text:p>
          </table:table-cell>
          <table:table-cell office:value-type="string" calcext:value-type="string">
            <text:p>Texas Tech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astech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7]=&quot;None&quot;;CONCATENATE([.C37];&quot;-sheet&quot;;[.E37];&quot;-row&quot;;TEXT([.F37];&quot;00&quot;);&quot;-col&quot;;TEXT([.G37];&quot;00&quot;));[.S37])" office:value-type="string" office:string-value="texastech2" calcext:value-type="string">
            <text:p>texastech2</text:p>
          </table:table-cell>
          <table:table-cell table:formula="of:=CONCATENATE([.C37];&quot;-sheet&quot;;[.E37];&quot;-row&quot;;TEXT([.F37];&quot;00&quot;);&quot;-col&quot;;TEXT([.G37];&quot;00&quot;))" office:value-type="string" office:string-value="texastech2-sheet1-row03-col12" calcext:value-type="string">
            <text:p>texastech2-sheet1-row03-col12</text:p>
          </table:table-cell>
          <table:table-cell table:formula="of:=CONCATENATE([.C37];&quot;-2sht&quot;;[.E37];&quot;-2rw&quot;;TEXT([.F37];&quot;00&quot;);&quot;-2cl&quot;;TEXT([.G37];&quot;00&quot;))" office:value-type="string" office:string-value="texastech2-2sht1-2rw03-2cl12" calcext:value-type="string">
            <text:p>texastech2-2sht1-2rw03-2cl12</text:p>
          </table:table-cell>
        </table:table-row>
        <table:table-row table:style-name="ro1">
          <table:table-cell office:value-type="string" calcext:value-type="string">
            <text:p>Texas Longhorns Trophy</text:p>
          </table:table-cell>
          <table:table-cell office:value-type="string" calcext:value-type="string">
            <text:p>Texas Longhorns</text:p>
          </table:table-cell>
          <table:table-cell office:value-type="string" calcext:value-type="string">
            <text:p>texas3</text:p>
          </table:table-cell>
          <table:table-cell office:value-type="string" calcext:value-type="string">
            <text:p>Tex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12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as3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8]=&quot;None&quot;;CONCATENATE([.C38];&quot;-sheet&quot;;[.E38];&quot;-row&quot;;TEXT([.F38];&quot;00&quot;);&quot;-col&quot;;TEXT([.G38];&quot;00&quot;));[.S38])" office:value-type="string" office:string-value="texas3" calcext:value-type="string">
            <text:p>texas3</text:p>
          </table:table-cell>
          <table:table-cell table:formula="of:=CONCATENATE([.C38];&quot;-sheet&quot;;[.E38];&quot;-row&quot;;TEXT([.F38];&quot;00&quot;);&quot;-col&quot;;TEXT([.G38];&quot;00&quot;))" office:value-type="string" office:string-value="texas3-sheet1-row03-col13" calcext:value-type="string">
            <text:p>texas3-sheet1-row03-col13</text:p>
          </table:table-cell>
          <table:table-cell table:formula="of:=CONCATENATE([.C38];&quot;-2sht&quot;;[.E38];&quot;-2rw&quot;;TEXT([.F38];&quot;00&quot;);&quot;-2cl&quot;;TEXT([.G38];&quot;00&quot;))" office:value-type="string" office:string-value="texas3-2sht1-2rw03-2cl13" calcext:value-type="string">
            <text:p>texas3-2sht1-2rw03-2cl13</text:p>
          </table:table-cell>
        </table:table-row>
        <table:table-row table:style-name="ro1">
          <table:table-cell table:number-columns-repeated="2" office:value-type="string" calcext:value-type="string">
            <text:p>Illinois Fighting Illini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Illinoi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illinois</text:p>
          </table:table-cell>
          <table:table-cell office:value-type="string" calcext:value-type="string">
            <text:p>#f/illinois</text:p>
          </table:table-cell>
          <table:table-cell office:value-type="string" calcext:value-type="string">
            <text:p>#f/i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39]=&quot;None&quot;;CONCATENATE([.C39];&quot;-sheet&quot;;[.E39];&quot;-row&quot;;TEXT([.F39];&quot;00&quot;);&quot;-col&quot;;TEXT([.G39];&quot;00&quot;));[.S39])" office:value-type="string" office:string-value="illinois" calcext:value-type="string">
            <text:p>illinois</text:p>
          </table:table-cell>
          <table:table-cell table:formula="of:=CONCATENATE([.C39];&quot;-sheet&quot;;[.E39];&quot;-row&quot;;TEXT([.F39];&quot;00&quot;);&quot;-col&quot;;TEXT([.G39];&quot;00&quot;))" office:value-type="string" office:string-value="illinois-sheet1-row04-col01" calcext:value-type="string">
            <text:p>illinois-sheet1-row04-col01</text:p>
          </table:table-cell>
          <table:table-cell table:formula="of:=CONCATENATE([.C39];&quot;-2sht&quot;;[.E39];&quot;-2rw&quot;;TEXT([.F39];&quot;00&quot;);&quot;-2cl&quot;;TEXT([.G39];&quot;00&quot;))" office:value-type="string" office:string-value="illinois-2sht1-2rw04-2cl01" calcext:value-type="string">
            <text:p>illinois-2sht1-2rw04-2cl01</text:p>
          </table:table-cell>
        </table:table-row>
        <table:table-row table:style-name="ro1">
          <table:table-cell table:number-columns-repeated="2" office:value-type="string" calcext:value-type="string">
            <text:p>Indiana Hoosiers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India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indiana</text:p>
          </table:table-cell>
          <table:table-cell office:value-type="string" calcext:value-type="string">
            <text:p>#f/indian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0]=&quot;None&quot;;CONCATENATE([.C40];&quot;-sheet&quot;;[.E40];&quot;-row&quot;;TEXT([.F40];&quot;00&quot;);&quot;-col&quot;;TEXT([.G40];&quot;00&quot;));[.S40])" office:value-type="string" office:string-value="indiana" calcext:value-type="string">
            <text:p>indiana</text:p>
          </table:table-cell>
          <table:table-cell table:formula="of:=CONCATENATE([.C40];&quot;-sheet&quot;;[.E40];&quot;-row&quot;;TEXT([.F40];&quot;00&quot;);&quot;-col&quot;;TEXT([.G40];&quot;00&quot;))" office:value-type="string" office:string-value="indiana-sheet1-row04-col02" calcext:value-type="string">
            <text:p>indiana-sheet1-row04-col02</text:p>
          </table:table-cell>
          <table:table-cell table:formula="of:=CONCATENATE([.C40];&quot;-2sht&quot;;[.E40];&quot;-2rw&quot;;TEXT([.F40];&quot;00&quot;);&quot;-2cl&quot;;TEXT([.G40];&quot;00&quot;))" office:value-type="string" office:string-value="indiana-2sht1-2rw04-2cl02" calcext:value-type="string">
            <text:p>indiana-2sht1-2rw04-2cl02</text:p>
          </table:table-cell>
        </table:table-row>
        <table:table-row table:style-name="ro1">
          <table:table-cell table:number-columns-repeated="2" office:value-type="string" calcext:value-type="string">
            <text:p>Iowa Hawkeyes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Iow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iowa</text:p>
          </table:table-cell>
          <table:table-cell office:value-type="string" calcext:value-type="string">
            <text:p>#f/iow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1]=&quot;None&quot;;CONCATENATE([.C41];&quot;-sheet&quot;;[.E41];&quot;-row&quot;;TEXT([.F41];&quot;00&quot;);&quot;-col&quot;;TEXT([.G41];&quot;00&quot;));[.S41])" office:value-type="string" office:string-value="iowa" calcext:value-type="string">
            <text:p>iowa</text:p>
          </table:table-cell>
          <table:table-cell table:formula="of:=CONCATENATE([.C41];&quot;-sheet&quot;;[.E41];&quot;-row&quot;;TEXT([.F41];&quot;00&quot;);&quot;-col&quot;;TEXT([.G41];&quot;00&quot;))" office:value-type="string" office:string-value="iowa-sheet1-row04-col03" calcext:value-type="string">
            <text:p>iowa-sheet1-row04-col03</text:p>
          </table:table-cell>
          <table:table-cell table:formula="of:=CONCATENATE([.C41];&quot;-2sht&quot;;[.E41];&quot;-2rw&quot;;TEXT([.F41];&quot;00&quot;);&quot;-2cl&quot;;TEXT([.G41];&quot;00&quot;))" office:value-type="string" office:string-value="iowa-2sht1-2rw04-2cl03" calcext:value-type="string">
            <text:p>iowa-2sht1-2rw04-2cl03</text:p>
          </table:table-cell>
        </table:table-row>
        <table:table-row table:style-name="ro1">
          <table:table-cell table:number-columns-repeated="2" office:value-type="string" calcext:value-type="string">
            <text:p>Maryland Terrapins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Maryl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aryland</text:p>
          </table:table-cell>
          <table:table-cell office:value-type="string" calcext:value-type="string">
            <text:p>#f/maryland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2]=&quot;None&quot;;CONCATENATE([.C42];&quot;-sheet&quot;;[.E42];&quot;-row&quot;;TEXT([.F42];&quot;00&quot;);&quot;-col&quot;;TEXT([.G42];&quot;00&quot;));[.S42])" office:value-type="string" office:string-value="maryland" calcext:value-type="string">
            <text:p>maryland</text:p>
          </table:table-cell>
          <table:table-cell table:formula="of:=CONCATENATE([.C42];&quot;-sheet&quot;;[.E42];&quot;-row&quot;;TEXT([.F42];&quot;00&quot;);&quot;-col&quot;;TEXT([.G42];&quot;00&quot;))" office:value-type="string" office:string-value="maryland-sheet1-row04-col04" calcext:value-type="string">
            <text:p>maryland-sheet1-row04-col04</text:p>
          </table:table-cell>
          <table:table-cell table:formula="of:=CONCATENATE([.C42];&quot;-2sht&quot;;[.E42];&quot;-2rw&quot;;TEXT([.F42];&quot;00&quot;);&quot;-2cl&quot;;TEXT([.G42];&quot;00&quot;))" office:value-type="string" office:string-value="maryland-2sht1-2rw04-2cl04" calcext:value-type="string">
            <text:p>maryland-2sht1-2rw04-2cl04</text:p>
          </table:table-cell>
        </table:table-row>
        <table:table-row table:style-name="ro1">
          <table:table-cell table:number-columns-repeated="2" office:value-type="string" calcext:value-type="string">
            <text:p>Michigan Wolverines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Michig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chigan</text:p>
          </table:table-cell>
          <table:table-cell office:value-type="string" calcext:value-type="string">
            <text:p>#f/michiga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3]=&quot;None&quot;;CONCATENATE([.C43];&quot;-sheet&quot;;[.E43];&quot;-row&quot;;TEXT([.F43];&quot;00&quot;);&quot;-col&quot;;TEXT([.G43];&quot;00&quot;));[.S43])" office:value-type="string" office:string-value="michigan" calcext:value-type="string">
            <text:p>michigan</text:p>
          </table:table-cell>
          <table:table-cell table:formula="of:=CONCATENATE([.C43];&quot;-sheet&quot;;[.E43];&quot;-row&quot;;TEXT([.F43];&quot;00&quot;);&quot;-col&quot;;TEXT([.G43];&quot;00&quot;))" office:value-type="string" office:string-value="michigan-sheet1-row04-col05" calcext:value-type="string">
            <text:p>michigan-sheet1-row04-col05</text:p>
          </table:table-cell>
          <table:table-cell table:formula="of:=CONCATENATE([.C43];&quot;-2sht&quot;;[.E43];&quot;-2rw&quot;;TEXT([.F43];&quot;00&quot;);&quot;-2cl&quot;;TEXT([.G43];&quot;00&quot;))" office:value-type="string" office:string-value="michigan-2sht1-2rw04-2cl05" calcext:value-type="string">
            <text:p>michigan-2sht1-2rw04-2cl05</text:p>
          </table:table-cell>
        </table:table-row>
        <table:table-row table:style-name="ro1">
          <table:table-cell table:number-columns-repeated="2" office:value-type="string" calcext:value-type="string">
            <text:p>Michigan State Spartans</text:p>
          </table:table-cell>
          <table:table-cell office:value-type="string" calcext:value-type="string">
            <text:p>michiganstate</text:p>
          </table:table-cell>
          <table:table-cell office:value-type="string" calcext:value-type="string">
            <text:p>Michigan St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chiganstate</text:p>
          </table:table-cell>
          <table:table-cell office:value-type="string" calcext:value-type="string">
            <text:p>#f/michigan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4]=&quot;None&quot;;CONCATENATE([.C44];&quot;-sheet&quot;;[.E44];&quot;-row&quot;;TEXT([.F44];&quot;00&quot;);&quot;-col&quot;;TEXT([.G44];&quot;00&quot;));[.S44])" office:value-type="string" office:string-value="michiganstate" calcext:value-type="string">
            <text:p>michiganstate</text:p>
          </table:table-cell>
          <table:table-cell table:formula="of:=CONCATENATE([.C44];&quot;-sheet&quot;;[.E44];&quot;-row&quot;;TEXT([.F44];&quot;00&quot;);&quot;-col&quot;;TEXT([.G44];&quot;00&quot;))" office:value-type="string" office:string-value="michiganstate-sheet1-row04-col06" calcext:value-type="string">
            <text:p>michiganstate-sheet1-row04-col06</text:p>
          </table:table-cell>
          <table:table-cell table:formula="of:=CONCATENATE([.C44];&quot;-2sht&quot;;[.E44];&quot;-2rw&quot;;TEXT([.F44];&quot;00&quot;);&quot;-2cl&quot;;TEXT([.G44];&quot;00&quot;))" office:value-type="string" office:string-value="michiganstate-2sht1-2rw04-2cl06" calcext:value-type="string">
            <text:p>michiganstate-2sht1-2rw04-2cl06</text:p>
          </table:table-cell>
        </table:table-row>
        <table:table-row table:style-name="ro1">
          <table:table-cell table:number-columns-repeated="2" office:value-type="string" calcext:value-type="string">
            <text:p>Minnesota Golden Gophers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Minnesot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nnesota</text:p>
          </table:table-cell>
          <table:table-cell office:value-type="string" calcext:value-type="string">
            <text:p>#f/minnesot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5]=&quot;None&quot;;CONCATENATE([.C45];&quot;-sheet&quot;;[.E45];&quot;-row&quot;;TEXT([.F45];&quot;00&quot;);&quot;-col&quot;;TEXT([.G45];&quot;00&quot;));[.S45])" office:value-type="string" office:string-value="minnesota" calcext:value-type="string">
            <text:p>minnesota</text:p>
          </table:table-cell>
          <table:table-cell table:formula="of:=CONCATENATE([.C45];&quot;-sheet&quot;;[.E45];&quot;-row&quot;;TEXT([.F45];&quot;00&quot;);&quot;-col&quot;;TEXT([.G45];&quot;00&quot;))" office:value-type="string" office:string-value="minnesota-sheet1-row04-col07" calcext:value-type="string">
            <text:p>minnesota-sheet1-row04-col07</text:p>
          </table:table-cell>
          <table:table-cell table:formula="of:=CONCATENATE([.C45];&quot;-2sht&quot;;[.E45];&quot;-2rw&quot;;TEXT([.F45];&quot;00&quot;);&quot;-2cl&quot;;TEXT([.G45];&quot;00&quot;))" office:value-type="string" office:string-value="minnesota-2sht1-2rw04-2cl07" calcext:value-type="string">
            <text:p>minnesota-2sht1-2rw04-2cl07</text:p>
          </table:table-cell>
        </table:table-row>
        <table:table-row table:style-name="ro1">
          <table:table-cell table:number-columns-repeated="2" office:value-type="string" calcext:value-type="string">
            <text:p>Nebraska Cornhuskers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Nebras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ebraska</text:p>
          </table:table-cell>
          <table:table-cell office:value-type="string" calcext:value-type="string">
            <text:p>#f/nebrask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6]=&quot;None&quot;;CONCATENATE([.C46];&quot;-sheet&quot;;[.E46];&quot;-row&quot;;TEXT([.F46];&quot;00&quot;);&quot;-col&quot;;TEXT([.G46];&quot;00&quot;));[.S46])" office:value-type="string" office:string-value="nebraska" calcext:value-type="string">
            <text:p>nebraska</text:p>
          </table:table-cell>
          <table:table-cell table:formula="of:=CONCATENATE([.C46];&quot;-sheet&quot;;[.E46];&quot;-row&quot;;TEXT([.F46];&quot;00&quot;);&quot;-col&quot;;TEXT([.G46];&quot;00&quot;))" office:value-type="string" office:string-value="nebraska-sheet1-row04-col08" calcext:value-type="string">
            <text:p>nebraska-sheet1-row04-col08</text:p>
          </table:table-cell>
          <table:table-cell table:formula="of:=CONCATENATE([.C46];&quot;-2sht&quot;;[.E46];&quot;-2rw&quot;;TEXT([.F46];&quot;00&quot;);&quot;-2cl&quot;;TEXT([.G46];&quot;00&quot;))" office:value-type="string" office:string-value="nebraska-2sht1-2rw04-2cl08" calcext:value-type="string">
            <text:p>nebraska-2sht1-2rw04-2cl08</text:p>
          </table:table-cell>
        </table:table-row>
        <table:table-row table:style-name="ro1">
          <table:table-cell table:number-columns-repeated="2" office:value-type="string" calcext:value-type="string">
            <text:p>Northwestern Wildcats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Northwester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rthwestern</text:p>
          </table:table-cell>
          <table:table-cell office:value-type="string" calcext:value-type="string">
            <text:p>#f/northwestern</text:p>
          </table:table-cell>
          <table:table-cell office:value-type="string" calcext:value-type="string">
            <text:p>#f/n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7]=&quot;None&quot;;CONCATENATE([.C47];&quot;-sheet&quot;;[.E47];&quot;-row&quot;;TEXT([.F47];&quot;00&quot;);&quot;-col&quot;;TEXT([.G47];&quot;00&quot;));[.S47])" office:value-type="string" office:string-value="northwestern" calcext:value-type="string">
            <text:p>northwestern</text:p>
          </table:table-cell>
          <table:table-cell table:formula="of:=CONCATENATE([.C47];&quot;-sheet&quot;;[.E47];&quot;-row&quot;;TEXT([.F47];&quot;00&quot;);&quot;-col&quot;;TEXT([.G47];&quot;00&quot;))" office:value-type="string" office:string-value="northwestern-sheet1-row04-col09" calcext:value-type="string">
            <text:p>northwestern-sheet1-row04-col09</text:p>
          </table:table-cell>
          <table:table-cell table:formula="of:=CONCATENATE([.C47];&quot;-2sht&quot;;[.E47];&quot;-2rw&quot;;TEXT([.F47];&quot;00&quot;);&quot;-2cl&quot;;TEXT([.G47];&quot;00&quot;))" office:value-type="string" office:string-value="northwestern-2sht1-2rw04-2cl09" calcext:value-type="string">
            <text:p>northwestern-2sht1-2rw04-2cl09</text:p>
          </table:table-cell>
        </table:table-row>
        <table:table-row table:style-name="ro1">
          <table:table-cell table:number-columns-repeated="2" office:value-type="string" calcext:value-type="string">
            <text:p>Ohio State Buckeyes</text:p>
          </table:table-cell>
          <table:table-cell office:value-type="string" calcext:value-type="string">
            <text:p>ohiostate</text:p>
          </table:table-cell>
          <table:table-cell office:value-type="string" calcext:value-type="string">
            <text:p>Ohio St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hiostate</text:p>
          </table:table-cell>
          <table:table-cell office:value-type="string" calcext:value-type="string">
            <text:p>#f/ohiostate</text:p>
          </table:table-cell>
          <table:table-cell office:value-type="string" calcext:value-type="string">
            <text:p>#f/o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8]=&quot;None&quot;;CONCATENATE([.C48];&quot;-sheet&quot;;[.E48];&quot;-row&quot;;TEXT([.F48];&quot;00&quot;);&quot;-col&quot;;TEXT([.G48];&quot;00&quot;));[.S48])" office:value-type="string" office:string-value="ohiostate" calcext:value-type="string">
            <text:p>ohiostate</text:p>
          </table:table-cell>
          <table:table-cell table:formula="of:=CONCATENATE([.C48];&quot;-sheet&quot;;[.E48];&quot;-row&quot;;TEXT([.F48];&quot;00&quot;);&quot;-col&quot;;TEXT([.G48];&quot;00&quot;))" office:value-type="string" office:string-value="ohiostate-sheet1-row04-col10" calcext:value-type="string">
            <text:p>ohiostate-sheet1-row04-col10</text:p>
          </table:table-cell>
          <table:table-cell table:formula="of:=CONCATENATE([.C48];&quot;-2sht&quot;;[.E48];&quot;-2rw&quot;;TEXT([.F48];&quot;00&quot;);&quot;-2cl&quot;;TEXT([.G48];&quot;00&quot;))" office:value-type="string" office:string-value="ohiostate-2sht1-2rw04-2cl10" calcext:value-type="string">
            <text:p>ohiostate-2sht1-2rw04-2cl10</text:p>
          </table:table-cell>
        </table:table-row>
        <table:table-row table:style-name="ro1">
          <table:table-cell table:number-columns-repeated="2" office:value-type="string" calcext:value-type="string">
            <text:p>Penn State Nittany Lions</text:p>
          </table:table-cell>
          <table:table-cell office:value-type="string" calcext:value-type="string">
            <text:p>pennstate</text:p>
          </table:table-cell>
          <table:table-cell office:value-type="string" calcext:value-type="string">
            <text:p>Penn St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ennstate</text:p>
          </table:table-cell>
          <table:table-cell office:value-type="string" calcext:value-type="string">
            <text:p>#f/penn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49]=&quot;None&quot;;CONCATENATE([.C49];&quot;-sheet&quot;;[.E49];&quot;-row&quot;;TEXT([.F49];&quot;00&quot;);&quot;-col&quot;;TEXT([.G49];&quot;00&quot;));[.S49])" office:value-type="string" office:string-value="pennstate" calcext:value-type="string">
            <text:p>pennstate</text:p>
          </table:table-cell>
          <table:table-cell table:formula="of:=CONCATENATE([.C49];&quot;-sheet&quot;;[.E49];&quot;-row&quot;;TEXT([.F49];&quot;00&quot;);&quot;-col&quot;;TEXT([.G49];&quot;00&quot;))" office:value-type="string" office:string-value="pennstate-sheet1-row04-col11" calcext:value-type="string">
            <text:p>pennstate-sheet1-row04-col11</text:p>
          </table:table-cell>
          <table:table-cell table:formula="of:=CONCATENATE([.C49];&quot;-2sht&quot;;[.E49];&quot;-2rw&quot;;TEXT([.F49];&quot;00&quot;);&quot;-2cl&quot;;TEXT([.G49];&quot;00&quot;))" office:value-type="string" office:string-value="pennstate-2sht1-2rw04-2cl11" calcext:value-type="string">
            <text:p>pennstate-2sht1-2rw04-2cl11</text:p>
          </table:table-cell>
        </table:table-row>
        <table:table-row table:style-name="ro1">
          <table:table-cell table:number-columns-repeated="2" office:value-type="string" calcext:value-type="string">
            <text:p>Purdue Boilermakers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Purdu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purdue</text:p>
          </table:table-cell>
          <table:table-cell office:value-type="string" calcext:value-type="string">
            <text:p>#f/purdue</text:p>
          </table:table-cell>
          <table:table-cell office:value-type="string" calcext:value-type="string">
            <text:p>#f/p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0]=&quot;None&quot;;CONCATENATE([.C50];&quot;-sheet&quot;;[.E50];&quot;-row&quot;;TEXT([.F50];&quot;00&quot;);&quot;-col&quot;;TEXT([.G50];&quot;00&quot;));[.S50])" office:value-type="string" office:string-value="purdue" calcext:value-type="string">
            <text:p>purdue</text:p>
          </table:table-cell>
          <table:table-cell table:formula="of:=CONCATENATE([.C50];&quot;-sheet&quot;;[.E50];&quot;-row&quot;;TEXT([.F50];&quot;00&quot;);&quot;-col&quot;;TEXT([.G50];&quot;00&quot;))" office:value-type="string" office:string-value="purdue-sheet1-row04-col12" calcext:value-type="string">
            <text:p>purdue-sheet1-row04-col12</text:p>
          </table:table-cell>
          <table:table-cell table:formula="of:=CONCATENATE([.C50];&quot;-2sht&quot;;[.E50];&quot;-2rw&quot;;TEXT([.F50];&quot;00&quot;);&quot;-2cl&quot;;TEXT([.G50];&quot;00&quot;))" office:value-type="string" office:string-value="purdue-2sht1-2rw04-2cl12" calcext:value-type="string">
            <text:p>purdue-2sht1-2rw04-2cl12</text:p>
          </table:table-cell>
        </table:table-row>
        <table:table-row table:style-name="ro1">
          <table:table-cell table:number-columns-repeated="2" office:value-type="string" calcext:value-type="string">
            <text:p>Rutgers Scarlet Knights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Rutge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utgers</text:p>
          </table:table-cell>
          <table:table-cell office:value-type="string" calcext:value-type="string">
            <text:p>#f/rutger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1]=&quot;None&quot;;CONCATENATE([.C51];&quot;-sheet&quot;;[.E51];&quot;-row&quot;;TEXT([.F51];&quot;00&quot;);&quot;-col&quot;;TEXT([.G51];&quot;00&quot;));[.S51])" office:value-type="string" office:string-value="rutgers" calcext:value-type="string">
            <text:p>rutgers</text:p>
          </table:table-cell>
          <table:table-cell table:formula="of:=CONCATENATE([.C51];&quot;-sheet&quot;;[.E51];&quot;-row&quot;;TEXT([.F51];&quot;00&quot;);&quot;-col&quot;;TEXT([.G51];&quot;00&quot;))" office:value-type="string" office:string-value="rutgers-sheet1-row04-col13" calcext:value-type="string">
            <text:p>rutgers-sheet1-row04-col13</text:p>
          </table:table-cell>
          <table:table-cell table:formula="of:=CONCATENATE([.C51];&quot;-2sht&quot;;[.E51];&quot;-2rw&quot;;TEXT([.F51];&quot;00&quot;);&quot;-2cl&quot;;TEXT([.G51];&quot;00&quot;))" office:value-type="string" office:string-value="rutgers-2sht1-2rw04-2cl13" calcext:value-type="string">
            <text:p>rutgers-2sht1-2rw04-2cl13</text:p>
          </table:table-cell>
        </table:table-row>
        <table:table-row table:style-name="ro1">
          <table:table-cell table:number-columns-repeated="2" office:value-type="string" calcext:value-type="string">
            <text:p>Wisconsin Badgers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Wiscons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b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isconsin</text:p>
          </table:table-cell>
          <table:table-cell office:value-type="string" calcext:value-type="string">
            <text:p>#f/wisconsi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2]=&quot;None&quot;;CONCATENATE([.C52];&quot;-sheet&quot;;[.E52];&quot;-row&quot;;TEXT([.F52];&quot;00&quot;);&quot;-col&quot;;TEXT([.G52];&quot;00&quot;));[.S52])" office:value-type="string" office:string-value="wisconsin" calcext:value-type="string">
            <text:p>wisconsin</text:p>
          </table:table-cell>
          <table:table-cell table:formula="of:=CONCATENATE([.C52];&quot;-sheet&quot;;[.E52];&quot;-row&quot;;TEXT([.F52];&quot;00&quot;);&quot;-col&quot;;TEXT([.G52];&quot;00&quot;))" office:value-type="string" office:string-value="wisconsin-sheet1-row04-col14" calcext:value-type="string">
            <text:p>wisconsin-sheet1-row04-col14</text:p>
          </table:table-cell>
          <table:table-cell table:formula="of:=CONCATENATE([.C52];&quot;-2sht&quot;;[.E52];&quot;-2rw&quot;;TEXT([.F52];&quot;00&quot;);&quot;-2cl&quot;;TEXT([.G52];&quot;00&quot;))" office:value-type="string" office:string-value="wisconsin-2sht1-2rw04-2cl14" calcext:value-type="string">
            <text:p>wisconsin-2sht1-2rw04-2cl14</text:p>
          </table:table-cell>
        </table:table-row>
        <table:table-row table:style-name="ro1">
          <table:table-cell office:value-type="string" calcext:value-type="string">
            <text:p>Indiana Hoosiers Alternate</text:p>
          </table:table-cell>
          <table:table-cell office:value-type="string" calcext:value-type="string">
            <text:p>Indiana Hoosiers</text:p>
          </table:table-cell>
          <table:table-cell office:value-type="string" calcext:value-type="string">
            <text:p>indiana2</text:p>
          </table:table-cell>
          <table:table-cell office:value-type="string" calcext:value-type="string">
            <text:p>India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indiana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3]=&quot;None&quot;;CONCATENATE([.C53];&quot;-sheet&quot;;[.E53];&quot;-row&quot;;TEXT([.F53];&quot;00&quot;);&quot;-col&quot;;TEXT([.G53];&quot;00&quot;));[.S53])" office:value-type="string" office:string-value="indiana2" calcext:value-type="string">
            <text:p>indiana2</text:p>
          </table:table-cell>
          <table:table-cell table:formula="of:=CONCATENATE([.C53];&quot;-sheet&quot;;[.E53];&quot;-row&quot;;TEXT([.F53];&quot;00&quot;);&quot;-col&quot;;TEXT([.G53];&quot;00&quot;))" office:value-type="string" office:string-value="indiana2-sheet1-row04-col15" calcext:value-type="string">
            <text:p>indiana2-sheet1-row04-col15</text:p>
          </table:table-cell>
          <table:table-cell table:formula="of:=CONCATENATE([.C53];&quot;-2sht&quot;;[.E53];&quot;-2rw&quot;;TEXT([.F53];&quot;00&quot;);&quot;-2cl&quot;;TEXT([.G53];&quot;00&quot;))" office:value-type="string" office:string-value="indiana2-2sht1-2rw04-2cl15" calcext:value-type="string">
            <text:p>indiana2-2sht1-2rw04-2cl15</text:p>
          </table:table-cell>
        </table:table-row>
        <table:table-row table:style-name="ro1">
          <table:table-cell office:value-type="string" calcext:value-type="string">
            <text:p>Michigan Wolverines Alternate</text:p>
          </table:table-cell>
          <table:table-cell office:value-type="string" calcext:value-type="string">
            <text:p>Michigan Wolverines</text:p>
          </table:table-cell>
          <table:table-cell office:value-type="string" calcext:value-type="string">
            <text:p>michigan2</text:p>
          </table:table-cell>
          <table:table-cell office:value-type="string" calcext:value-type="string">
            <text:p>Michig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chigan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4]=&quot;None&quot;;CONCATENATE([.C54];&quot;-sheet&quot;;[.E54];&quot;-row&quot;;TEXT([.F54];&quot;00&quot;);&quot;-col&quot;;TEXT([.G54];&quot;00&quot;));[.S54])" office:value-type="string" office:string-value="michigan2" calcext:value-type="string">
            <text:p>michigan2</text:p>
          </table:table-cell>
          <table:table-cell table:formula="of:=CONCATENATE([.C54];&quot;-sheet&quot;;[.E54];&quot;-row&quot;;TEXT([.F54];&quot;00&quot;);&quot;-col&quot;;TEXT([.G54];&quot;00&quot;))" office:value-type="string" office:string-value="michigan2-sheet1-row04-col16" calcext:value-type="string">
            <text:p>michigan2-sheet1-row04-col16</text:p>
          </table:table-cell>
          <table:table-cell table:formula="of:=CONCATENATE([.C54];&quot;-2sht&quot;;[.E54];&quot;-2rw&quot;;TEXT([.F54];&quot;00&quot;);&quot;-2cl&quot;;TEXT([.G54];&quot;00&quot;))" office:value-type="string" office:string-value="michigan2-2sht1-2rw04-2cl16" calcext:value-type="string">
            <text:p>michigan2-2sht1-2rw04-2cl16</text:p>
          </table:table-cell>
        </table:table-row>
        <table:table-row table:style-name="ro1">
          <table:table-cell office:value-type="string" calcext:value-type="string">
            <text:p>Ohio State Buckeyes Alternate</text:p>
          </table:table-cell>
          <table:table-cell office:value-type="string" calcext:value-type="string">
            <text:p>Ohio State Buckeyes</text:p>
          </table:table-cell>
          <table:table-cell office:value-type="string" calcext:value-type="string">
            <text:p>ohiostate2</text:p>
          </table:table-cell>
          <table:table-cell office:value-type="string" calcext:value-type="string">
            <text:p>Ohio Stat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Big Ten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b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hiostate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5]=&quot;None&quot;;CONCATENATE([.C55];&quot;-sheet&quot;;[.E55];&quot;-row&quot;;TEXT([.F55];&quot;00&quot;);&quot;-col&quot;;TEXT([.G55];&quot;00&quot;));[.S55])" office:value-type="string" office:string-value="ohiostate2" calcext:value-type="string">
            <text:p>ohiostate2</text:p>
          </table:table-cell>
          <table:table-cell table:formula="of:=CONCATENATE([.C55];&quot;-sheet&quot;;[.E55];&quot;-row&quot;;TEXT([.F55];&quot;00&quot;);&quot;-col&quot;;TEXT([.G55];&quot;00&quot;))" office:value-type="string" office:string-value="ohiostate2-sheet1-row04-col17" calcext:value-type="string">
            <text:p>ohiostate2-sheet1-row04-col17</text:p>
          </table:table-cell>
          <table:table-cell table:formula="of:=CONCATENATE([.C55];&quot;-2sht&quot;;[.E55];&quot;-2rw&quot;;TEXT([.F55];&quot;00&quot;);&quot;-2cl&quot;;TEXT([.G55];&quot;00&quot;))" office:value-type="string" office:string-value="ohiostate2-2sht1-2rw04-2cl17" calcext:value-type="string">
            <text:p>ohiostate2-2sht1-2rw04-2cl17</text:p>
          </table:table-cell>
        </table:table-row>
        <table:table-row table:style-name="ro1">
          <table:table-cell table:number-columns-repeated="2" office:value-type="string" calcext:value-type="string">
            <text:p>Arizona Wildcats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rizon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#f/arizon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6]=&quot;None&quot;;CONCATENATE([.C56];&quot;-sheet&quot;;[.E56];&quot;-row&quot;;TEXT([.F56];&quot;00&quot;);&quot;-col&quot;;TEXT([.G56];&quot;00&quot;));[.S56])" office:value-type="string" office:string-value="arizona" calcext:value-type="string">
            <text:p>arizona</text:p>
          </table:table-cell>
          <table:table-cell table:formula="of:=CONCATENATE([.C56];&quot;-sheet&quot;;[.E56];&quot;-row&quot;;TEXT([.F56];&quot;00&quot;);&quot;-col&quot;;TEXT([.G56];&quot;00&quot;))" office:value-type="string" office:string-value="arizona-sheet1-row05-col01" calcext:value-type="string">
            <text:p>arizona-sheet1-row05-col01</text:p>
          </table:table-cell>
          <table:table-cell table:formula="of:=CONCATENATE([.C56];&quot;-2sht&quot;;[.E56];&quot;-2rw&quot;;TEXT([.F56];&quot;00&quot;);&quot;-2cl&quot;;TEXT([.G56];&quot;00&quot;))" office:value-type="string" office:string-value="arizona-2sht1-2rw05-2cl01" calcext:value-type="string">
            <text:p>arizona-2sht1-2rw05-2cl01</text:p>
          </table:table-cell>
        </table:table-row>
        <table:table-row table:style-name="ro1">
          <table:table-cell table:number-columns-repeated="2" office:value-type="string" calcext:value-type="string">
            <text:p>Arizona State Sun Devils</text:p>
          </table:table-cell>
          <table:table-cell office:value-type="string" calcext:value-type="string">
            <text:p>arizonastate</text:p>
          </table:table-cell>
          <table:table-cell office:value-type="string" calcext:value-type="string">
            <text:p>Arizona Sta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rizonastate</text:p>
          </table:table-cell>
          <table:table-cell office:value-type="string" calcext:value-type="string">
            <text:p>#f/arizon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7]=&quot;None&quot;;CONCATENATE([.C57];&quot;-sheet&quot;;[.E57];&quot;-row&quot;;TEXT([.F57];&quot;00&quot;);&quot;-col&quot;;TEXT([.G57];&quot;00&quot;));[.S57])" office:value-type="string" office:string-value="arizonastate" calcext:value-type="string">
            <text:p>arizonastate</text:p>
          </table:table-cell>
          <table:table-cell table:formula="of:=CONCATENATE([.C57];&quot;-sheet&quot;;[.E57];&quot;-row&quot;;TEXT([.F57];&quot;00&quot;);&quot;-col&quot;;TEXT([.G57];&quot;00&quot;))" office:value-type="string" office:string-value="arizonastate-sheet1-row05-col02" calcext:value-type="string">
            <text:p>arizonastate-sheet1-row05-col02</text:p>
          </table:table-cell>
          <table:table-cell table:formula="of:=CONCATENATE([.C57];&quot;-2sht&quot;;[.E57];&quot;-2rw&quot;;TEXT([.F57];&quot;00&quot;);&quot;-2cl&quot;;TEXT([.G57];&quot;00&quot;))" office:value-type="string" office:string-value="arizonastate-2sht1-2rw05-2cl02" calcext:value-type="string">
            <text:p>arizonastate-2sht1-2rw05-2cl02</text:p>
          </table:table-cell>
        </table:table-row>
        <table:table-row table:style-name="ro1">
          <table:table-cell table:number-columns-repeated="2" office:value-type="string" calcext:value-type="string">
            <text:p>California Golden Bears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liforni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#f/californi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8]=&quot;None&quot;;CONCATENATE([.C58];&quot;-sheet&quot;;[.E58];&quot;-row&quot;;TEXT([.F58];&quot;00&quot;);&quot;-col&quot;;TEXT([.G58];&quot;00&quot;));[.S58])" office:value-type="string" office:string-value="california" calcext:value-type="string">
            <text:p>california</text:p>
          </table:table-cell>
          <table:table-cell table:formula="of:=CONCATENATE([.C58];&quot;-sheet&quot;;[.E58];&quot;-row&quot;;TEXT([.F58];&quot;00&quot;);&quot;-col&quot;;TEXT([.G58];&quot;00&quot;))" office:value-type="string" office:string-value="california-sheet1-row05-col03" calcext:value-type="string">
            <text:p>california-sheet1-row05-col03</text:p>
          </table:table-cell>
          <table:table-cell table:formula="of:=CONCATENATE([.C58];&quot;-2sht&quot;;[.E58];&quot;-2rw&quot;;TEXT([.F58];&quot;00&quot;);&quot;-2cl&quot;;TEXT([.G58];&quot;00&quot;))" office:value-type="string" office:string-value="california-2sht1-2rw05-2cl03" calcext:value-type="string">
            <text:p>california-2sht1-2rw05-2cl03</text:p>
          </table:table-cell>
        </table:table-row>
        <table:table-row table:style-name="ro1">
          <table:table-cell table:number-columns-repeated="2" office:value-type="string" calcext:value-type="string">
            <text:p>Colorado Buffaloes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Colora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olorado</text:p>
          </table:table-cell>
          <table:table-cell office:value-type="string" calcext:value-type="string">
            <text:p>#f/colorad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59]=&quot;None&quot;;CONCATENATE([.C59];&quot;-sheet&quot;;[.E59];&quot;-row&quot;;TEXT([.F59];&quot;00&quot;);&quot;-col&quot;;TEXT([.G59];&quot;00&quot;));[.S59])" office:value-type="string" office:string-value="colorado" calcext:value-type="string">
            <text:p>colorado</text:p>
          </table:table-cell>
          <table:table-cell table:formula="of:=CONCATENATE([.C59];&quot;-sheet&quot;;[.E59];&quot;-row&quot;;TEXT([.F59];&quot;00&quot;);&quot;-col&quot;;TEXT([.G59];&quot;00&quot;))" office:value-type="string" office:string-value="colorado-sheet1-row05-col04" calcext:value-type="string">
            <text:p>colorado-sheet1-row05-col04</text:p>
          </table:table-cell>
          <table:table-cell table:formula="of:=CONCATENATE([.C59];&quot;-2sht&quot;;[.E59];&quot;-2rw&quot;;TEXT([.F59];&quot;00&quot;);&quot;-2cl&quot;;TEXT([.G59];&quot;00&quot;))" office:value-type="string" office:string-value="colorado-2sht1-2rw05-2cl04" calcext:value-type="string">
            <text:p>colorado-2sht1-2rw05-2cl04</text:p>
          </table:table-cell>
        </table:table-row>
        <table:table-row table:style-name="ro1">
          <table:table-cell table:number-columns-repeated="2" office:value-type="string" calcext:value-type="string">
            <text:p>Oregon Ducks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Oreg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regon</text:p>
          </table:table-cell>
          <table:table-cell office:value-type="string" calcext:value-type="string">
            <text:p>#f/oreg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0]=&quot;None&quot;;CONCATENATE([.C60];&quot;-sheet&quot;;[.E60];&quot;-row&quot;;TEXT([.F60];&quot;00&quot;);&quot;-col&quot;;TEXT([.G60];&quot;00&quot;));[.S60])" office:value-type="string" office:string-value="oregon" calcext:value-type="string">
            <text:p>oregon</text:p>
          </table:table-cell>
          <table:table-cell table:formula="of:=CONCATENATE([.C60];&quot;-sheet&quot;;[.E60];&quot;-row&quot;;TEXT([.F60];&quot;00&quot;);&quot;-col&quot;;TEXT([.G60];&quot;00&quot;))" office:value-type="string" office:string-value="oregon-sheet1-row05-col05" calcext:value-type="string">
            <text:p>oregon-sheet1-row05-col05</text:p>
          </table:table-cell>
          <table:table-cell table:formula="of:=CONCATENATE([.C60];&quot;-2sht&quot;;[.E60];&quot;-2rw&quot;;TEXT([.F60];&quot;00&quot;);&quot;-2cl&quot;;TEXT([.G60];&quot;00&quot;))" office:value-type="string" office:string-value="oregon-2sht1-2rw05-2cl05" calcext:value-type="string">
            <text:p>oregon-2sht1-2rw05-2cl05</text:p>
          </table:table-cell>
        </table:table-row>
        <table:table-row table:style-name="ro1">
          <table:table-cell table:number-columns-repeated="2" office:value-type="string" calcext:value-type="string">
            <text:p>Oregon State Beavers</text:p>
          </table:table-cell>
          <table:table-cell office:value-type="string" calcext:value-type="string">
            <text:p>oregonstate</text:p>
          </table:table-cell>
          <table:table-cell office:value-type="string" calcext:value-type="string">
            <text:p>Oregon Sta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regonstate</text:p>
          </table:table-cell>
          <table:table-cell office:value-type="string" calcext:value-type="string">
            <text:p>#f/oregon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1]=&quot;None&quot;;CONCATENATE([.C61];&quot;-sheet&quot;;[.E61];&quot;-row&quot;;TEXT([.F61];&quot;00&quot;);&quot;-col&quot;;TEXT([.G61];&quot;00&quot;));[.S61])" office:value-type="string" office:string-value="oregonstate" calcext:value-type="string">
            <text:p>oregonstate</text:p>
          </table:table-cell>
          <table:table-cell table:formula="of:=CONCATENATE([.C61];&quot;-sheet&quot;;[.E61];&quot;-row&quot;;TEXT([.F61];&quot;00&quot;);&quot;-col&quot;;TEXT([.G61];&quot;00&quot;))" office:value-type="string" office:string-value="oregonstate-sheet1-row05-col06" calcext:value-type="string">
            <text:p>oregonstate-sheet1-row05-col06</text:p>
          </table:table-cell>
          <table:table-cell table:formula="of:=CONCATENATE([.C61];&quot;-2sht&quot;;[.E61];&quot;-2rw&quot;;TEXT([.F61];&quot;00&quot;);&quot;-2cl&quot;;TEXT([.G61];&quot;00&quot;))" office:value-type="string" office:string-value="oregonstate-2sht1-2rw05-2cl06" calcext:value-type="string">
            <text:p>oregonstate-2sht1-2rw05-2cl06</text:p>
          </table:table-cell>
        </table:table-row>
        <table:table-row table:style-name="ro1">
          <table:table-cell table:number-columns-repeated="2" office:value-type="string" calcext:value-type="string">
            <text:p>Stanford Cardinal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Stanfo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tanford</text:p>
          </table:table-cell>
          <table:table-cell office:value-type="string" calcext:value-type="string">
            <text:p>#f/stanford</text:p>
          </table:table-cell>
          <table:table-cell office:value-type="string" calcext:value-type="string">
            <text:p>#f/s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2]=&quot;None&quot;;CONCATENATE([.C62];&quot;-sheet&quot;;[.E62];&quot;-row&quot;;TEXT([.F62];&quot;00&quot;);&quot;-col&quot;;TEXT([.G62];&quot;00&quot;));[.S62])" office:value-type="string" office:string-value="stanford" calcext:value-type="string">
            <text:p>stanford</text:p>
          </table:table-cell>
          <table:table-cell table:formula="of:=CONCATENATE([.C62];&quot;-sheet&quot;;[.E62];&quot;-row&quot;;TEXT([.F62];&quot;00&quot;);&quot;-col&quot;;TEXT([.G62];&quot;00&quot;))" office:value-type="string" office:string-value="stanford-sheet1-row05-col07" calcext:value-type="string">
            <text:p>stanford-sheet1-row05-col07</text:p>
          </table:table-cell>
          <table:table-cell table:formula="of:=CONCATENATE([.C62];&quot;-2sht&quot;;[.E62];&quot;-2rw&quot;;TEXT([.F62];&quot;00&quot;);&quot;-2cl&quot;;TEXT([.G62];&quot;00&quot;))" office:value-type="string" office:string-value="stanford-2sht1-2rw05-2cl07" calcext:value-type="string">
            <text:p>stanford-2sht1-2rw05-2cl07</text:p>
          </table:table-cell>
        </table:table-row>
        <table:table-row table:style-name="ro1">
          <table:table-cell table:number-columns-repeated="2" office:value-type="string" calcext:value-type="string">
            <text:p>UCLA Bruins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UCL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cla</text:p>
          </table:table-cell>
          <table:table-cell office:value-type="string" calcext:value-type="string">
            <text:p>#f/ucl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3]=&quot;None&quot;;CONCATENATE([.C63];&quot;-sheet&quot;;[.E63];&quot;-row&quot;;TEXT([.F63];&quot;00&quot;);&quot;-col&quot;;TEXT([.G63];&quot;00&quot;));[.S63])" office:value-type="string" office:string-value="ucla" calcext:value-type="string">
            <text:p>ucla</text:p>
          </table:table-cell>
          <table:table-cell table:formula="of:=CONCATENATE([.C63];&quot;-sheet&quot;;[.E63];&quot;-row&quot;;TEXT([.F63];&quot;00&quot;);&quot;-col&quot;;TEXT([.G63];&quot;00&quot;))" office:value-type="string" office:string-value="ucla-sheet1-row05-col08" calcext:value-type="string">
            <text:p>ucla-sheet1-row05-col08</text:p>
          </table:table-cell>
          <table:table-cell table:formula="of:=CONCATENATE([.C63];&quot;-2sht&quot;;[.E63];&quot;-2rw&quot;;TEXT([.F63];&quot;00&quot;);&quot;-2cl&quot;;TEXT([.G63];&quot;00&quot;))" office:value-type="string" office:string-value="ucla-2sht1-2rw05-2cl08" calcext:value-type="string">
            <text:p>ucla-2sht1-2rw05-2cl08</text:p>
          </table:table-cell>
        </table:table-row>
        <table:table-row table:style-name="ro1">
          <table:table-cell table:number-columns-repeated="2" office:value-type="string" calcext:value-type="string">
            <text:p>USC Trojans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US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sc</text:p>
          </table:table-cell>
          <table:table-cell office:value-type="string" calcext:value-type="string">
            <text:p>#f/usc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4]=&quot;None&quot;;CONCATENATE([.C64];&quot;-sheet&quot;;[.E64];&quot;-row&quot;;TEXT([.F64];&quot;00&quot;);&quot;-col&quot;;TEXT([.G64];&quot;00&quot;));[.S64])" office:value-type="string" office:string-value="usc" calcext:value-type="string">
            <text:p>usc</text:p>
          </table:table-cell>
          <table:table-cell table:formula="of:=CONCATENATE([.C64];&quot;-sheet&quot;;[.E64];&quot;-row&quot;;TEXT([.F64];&quot;00&quot;);&quot;-col&quot;;TEXT([.G64];&quot;00&quot;))" office:value-type="string" office:string-value="usc-sheet1-row05-col09" calcext:value-type="string">
            <text:p>usc-sheet1-row05-col09</text:p>
          </table:table-cell>
          <table:table-cell table:formula="of:=CONCATENATE([.C64];&quot;-2sht&quot;;[.E64];&quot;-2rw&quot;;TEXT([.F64];&quot;00&quot;);&quot;-2cl&quot;;TEXT([.G64];&quot;00&quot;))" office:value-type="string" office:string-value="usc-2sht1-2rw05-2cl09" calcext:value-type="string">
            <text:p>usc-2sht1-2rw05-2cl09</text:p>
          </table:table-cell>
        </table:table-row>
        <table:table-row table:style-name="ro1">
          <table:table-cell table:number-columns-repeated="2" office:value-type="string" calcext:value-type="string">
            <text:p>Utah Utes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Uta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tah</text:p>
          </table:table-cell>
          <table:table-cell office:value-type="string" calcext:value-type="string">
            <text:p>#f/uta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5]=&quot;None&quot;;CONCATENATE([.C65];&quot;-sheet&quot;;[.E65];&quot;-row&quot;;TEXT([.F65];&quot;00&quot;);&quot;-col&quot;;TEXT([.G65];&quot;00&quot;));[.S65])" office:value-type="string" office:string-value="utah" calcext:value-type="string">
            <text:p>utah</text:p>
          </table:table-cell>
          <table:table-cell table:formula="of:=CONCATENATE([.C65];&quot;-sheet&quot;;[.E65];&quot;-row&quot;;TEXT([.F65];&quot;00&quot;);&quot;-col&quot;;TEXT([.G65];&quot;00&quot;))" office:value-type="string" office:string-value="utah-sheet1-row05-col10" calcext:value-type="string">
            <text:p>utah-sheet1-row05-col10</text:p>
          </table:table-cell>
          <table:table-cell table:formula="of:=CONCATENATE([.C65];&quot;-2sht&quot;;[.E65];&quot;-2rw&quot;;TEXT([.F65];&quot;00&quot;);&quot;-2cl&quot;;TEXT([.G65];&quot;00&quot;))" office:value-type="string" office:string-value="utah-2sht1-2rw05-2cl10" calcext:value-type="string">
            <text:p>utah-2sht1-2rw05-2cl10</text:p>
          </table:table-cell>
        </table:table-row>
        <table:table-row table:style-name="ro1">
          <table:table-cell table:number-columns-repeated="2" office:value-type="string" calcext:value-type="string">
            <text:p>Washington Huskies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Washingt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#f/washingt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6]=&quot;None&quot;;CONCATENATE([.C66];&quot;-sheet&quot;;[.E66];&quot;-row&quot;;TEXT([.F66];&quot;00&quot;);&quot;-col&quot;;TEXT([.G66];&quot;00&quot;));[.S66])" office:value-type="string" office:string-value="washington" calcext:value-type="string">
            <text:p>washington</text:p>
          </table:table-cell>
          <table:table-cell table:formula="of:=CONCATENATE([.C66];&quot;-sheet&quot;;[.E66];&quot;-row&quot;;TEXT([.F66];&quot;00&quot;);&quot;-col&quot;;TEXT([.G66];&quot;00&quot;))" office:value-type="string" office:string-value="washington-sheet1-row05-col11" calcext:value-type="string">
            <text:p>washington-sheet1-row05-col11</text:p>
          </table:table-cell>
          <table:table-cell table:formula="of:=CONCATENATE([.C66];&quot;-2sht&quot;;[.E66];&quot;-2rw&quot;;TEXT([.F66];&quot;00&quot;);&quot;-2cl&quot;;TEXT([.G66];&quot;00&quot;))" office:value-type="string" office:string-value="washington-2sht1-2rw05-2cl11" calcext:value-type="string">
            <text:p>washington-2sht1-2rw05-2cl11</text:p>
          </table:table-cell>
        </table:table-row>
        <table:table-row table:style-name="ro1">
          <table:table-cell table:number-columns-repeated="2" office:value-type="string" calcext:value-type="string">
            <text:p>Washington State Cougars</text:p>
          </table:table-cell>
          <table:table-cell office:value-type="string" calcext:value-type="string">
            <text:p>washingtonstate</text:p>
          </table:table-cell>
          <table:table-cell office:value-type="string" calcext:value-type="string">
            <text:p>Washington Sta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ashingtonstate</text:p>
          </table:table-cell>
          <table:table-cell office:value-type="string" calcext:value-type="string">
            <text:p>#f/washington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7]=&quot;None&quot;;CONCATENATE([.C67];&quot;-sheet&quot;;[.E67];&quot;-row&quot;;TEXT([.F67];&quot;00&quot;);&quot;-col&quot;;TEXT([.G67];&quot;00&quot;));[.S67])" office:value-type="string" office:string-value="washingtonstate" calcext:value-type="string">
            <text:p>washingtonstate</text:p>
          </table:table-cell>
          <table:table-cell table:formula="of:=CONCATENATE([.C67];&quot;-sheet&quot;;[.E67];&quot;-row&quot;;TEXT([.F67];&quot;00&quot;);&quot;-col&quot;;TEXT([.G67];&quot;00&quot;))" office:value-type="string" office:string-value="washingtonstate-sheet1-row05-col12" calcext:value-type="string">
            <text:p>washingtonstate-sheet1-row05-col12</text:p>
          </table:table-cell>
          <table:table-cell table:formula="of:=CONCATENATE([.C67];&quot;-2sht&quot;;[.E67];&quot;-2rw&quot;;TEXT([.F67];&quot;00&quot;);&quot;-2cl&quot;;TEXT([.G67];&quot;00&quot;))" office:value-type="string" office:string-value="washingtonstate-2sht1-2rw05-2cl12" calcext:value-type="string">
            <text:p>washingtonstate-2sht1-2rw05-2cl12</text:p>
          </table:table-cell>
        </table:table-row>
        <table:table-row table:style-name="ro1">
          <table:table-cell office:value-type="string" calcext:value-type="string">
            <text:p>Oregon Ducks Alternate</text:p>
          </table:table-cell>
          <table:table-cell office:value-type="string" calcext:value-type="string">
            <text:p>Oregon Ducks</text:p>
          </table:table-cell>
          <table:table-cell office:value-type="string" calcext:value-type="string">
            <text:p>oregon2</text:p>
          </table:table-cell>
          <table:table-cell office:value-type="string" calcext:value-type="string">
            <text:p>Oreg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egon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8]=&quot;None&quot;;CONCATENATE([.C68];&quot;-sheet&quot;;[.E68];&quot;-row&quot;;TEXT([.F68];&quot;00&quot;);&quot;-col&quot;;TEXT([.G68];&quot;00&quot;));[.S68])" office:value-type="string" office:string-value="oregon2" calcext:value-type="string">
            <text:p>oregon2</text:p>
          </table:table-cell>
          <table:table-cell table:formula="of:=CONCATENATE([.C68];&quot;-sheet&quot;;[.E68];&quot;-row&quot;;TEXT([.F68];&quot;00&quot;);&quot;-col&quot;;TEXT([.G68];&quot;00&quot;))" office:value-type="string" office:string-value="oregon2-sheet1-row05-col13" calcext:value-type="string">
            <text:p>oregon2-sheet1-row05-col13</text:p>
          </table:table-cell>
          <table:table-cell table:formula="of:=CONCATENATE([.C68];&quot;-2sht&quot;;[.E68];&quot;-2rw&quot;;TEXT([.F68];&quot;00&quot;);&quot;-2cl&quot;;TEXT([.G68];&quot;00&quot;))" office:value-type="string" office:string-value="oregon2-2sht1-2rw05-2cl13" calcext:value-type="string">
            <text:p>oregon2-2sht1-2rw05-2cl13</text:p>
          </table:table-cell>
        </table:table-row>
        <table:table-row table:style-name="ro1">
          <table:table-cell office:value-type="string" calcext:value-type="string">
            <text:p>Stanford Cardinal Alternate</text:p>
          </table:table-cell>
          <table:table-cell office:value-type="string" calcext:value-type="string">
            <text:p>Stanford Cardinal</text:p>
          </table:table-cell>
          <table:table-cell office:value-type="string" calcext:value-type="string">
            <text:p>stanford2</text:p>
          </table:table-cell>
          <table:table-cell office:value-type="string" calcext:value-type="string">
            <text:p>Stanfo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tanford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69]=&quot;None&quot;;CONCATENATE([.C69];&quot;-sheet&quot;;[.E69];&quot;-row&quot;;TEXT([.F69];&quot;00&quot;);&quot;-col&quot;;TEXT([.G69];&quot;00&quot;));[.S69])" office:value-type="string" office:string-value="stanford2" calcext:value-type="string">
            <text:p>stanford2</text:p>
          </table:table-cell>
          <table:table-cell table:formula="of:=CONCATENATE([.C69];&quot;-sheet&quot;;[.E69];&quot;-row&quot;;TEXT([.F69];&quot;00&quot;);&quot;-col&quot;;TEXT([.G69];&quot;00&quot;))" office:value-type="string" office:string-value="stanford2-sheet1-row05-col14" calcext:value-type="string">
            <text:p>stanford2-sheet1-row05-col14</text:p>
          </table:table-cell>
          <table:table-cell table:formula="of:=CONCATENATE([.C69];&quot;-2sht&quot;;[.E69];&quot;-2rw&quot;;TEXT([.F69];&quot;00&quot;);&quot;-2cl&quot;;TEXT([.G69];&quot;00&quot;))" office:value-type="string" office:string-value="stanford2-2sht1-2rw05-2cl14" calcext:value-type="string">
            <text:p>stanford2-2sht1-2rw05-2cl14</text:p>
          </table:table-cell>
        </table:table-row>
        <table:table-row table:style-name="ro1">
          <table:table-cell office:value-type="string" calcext:value-type="string">
            <text:p>Oregon Ducks Trophy</text:p>
          </table:table-cell>
          <table:table-cell office:value-type="string" calcext:value-type="string">
            <text:p>Oregon Ducks</text:p>
          </table:table-cell>
          <table:table-cell office:value-type="string" calcext:value-type="string">
            <text:p>oregon3</text:p>
          </table:table-cell>
          <table:table-cell office:value-type="string" calcext:value-type="string">
            <text:p>Oreg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Pac-12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p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regon3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0]=&quot;None&quot;;CONCATENATE([.C70];&quot;-sheet&quot;;[.E70];&quot;-row&quot;;TEXT([.F70];&quot;00&quot;);&quot;-col&quot;;TEXT([.G70];&quot;00&quot;));[.S70])" office:value-type="string" office:string-value="oregon3" calcext:value-type="string">
            <text:p>oregon3</text:p>
          </table:table-cell>
          <table:table-cell table:formula="of:=CONCATENATE([.C70];&quot;-sheet&quot;;[.E70];&quot;-row&quot;;TEXT([.F70];&quot;00&quot;);&quot;-col&quot;;TEXT([.G70];&quot;00&quot;))" office:value-type="string" office:string-value="oregon3-sheet1-row05-col15" calcext:value-type="string">
            <text:p>oregon3-sheet1-row05-col15</text:p>
          </table:table-cell>
          <table:table-cell table:formula="of:=CONCATENATE([.C70];&quot;-2sht&quot;;[.E70];&quot;-2rw&quot;;TEXT([.F70];&quot;00&quot;);&quot;-2cl&quot;;TEXT([.G70];&quot;00&quot;))" office:value-type="string" office:string-value="oregon3-2sht1-2rw05-2cl15" calcext:value-type="string">
            <text:p>oregon3-2sht1-2rw05-2cl15</text:p>
          </table:table-cell>
        </table:table-row>
        <table:table-row table:style-name="ro1">
          <table:table-cell table:number-columns-repeated="2" office:value-type="string" calcext:value-type="string">
            <text:p>Alabama Crimson Tid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labama</text:p>
          </table:table-cell>
          <table:table-cell office:value-type="string" calcext:value-type="string">
            <text:p>#f/alabam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1]=&quot;None&quot;;CONCATENATE([.C71];&quot;-sheet&quot;;[.E71];&quot;-row&quot;;TEXT([.F71];&quot;00&quot;);&quot;-col&quot;;TEXT([.G71];&quot;00&quot;));[.S71])" office:value-type="string" office:string-value="alabama" calcext:value-type="string">
            <text:p>alabama</text:p>
          </table:table-cell>
          <table:table-cell table:formula="of:=CONCATENATE([.C71];&quot;-sheet&quot;;[.E71];&quot;-row&quot;;TEXT([.F71];&quot;00&quot;);&quot;-col&quot;;TEXT([.G71];&quot;00&quot;))" office:value-type="string" office:string-value="alabama-sheet1-row06-col01" calcext:value-type="string">
            <text:p>alabama-sheet1-row06-col01</text:p>
          </table:table-cell>
          <table:table-cell table:formula="of:=CONCATENATE([.C71];&quot;-2sht&quot;;[.E71];&quot;-2rw&quot;;TEXT([.F71];&quot;00&quot;);&quot;-2cl&quot;;TEXT([.G71];&quot;00&quot;))" office:value-type="string" office:string-value="alabama-2sht1-2rw06-2cl01" calcext:value-type="string">
            <text:p>alabama-2sht1-2rw06-2cl01</text:p>
          </table:table-cell>
        </table:table-row>
        <table:table-row table:style-name="ro1">
          <table:table-cell table:number-columns-repeated="2" office:value-type="string" calcext:value-type="string">
            <text:p>Arkansas Razorbacks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Arkansa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rkansas</text:p>
          </table:table-cell>
          <table:table-cell office:value-type="string" calcext:value-type="string">
            <text:p>#f/arkansa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2]=&quot;None&quot;;CONCATENATE([.C72];&quot;-sheet&quot;;[.E72];&quot;-row&quot;;TEXT([.F72];&quot;00&quot;);&quot;-col&quot;;TEXT([.G72];&quot;00&quot;));[.S72])" office:value-type="string" office:string-value="arkansas" calcext:value-type="string">
            <text:p>arkansas</text:p>
          </table:table-cell>
          <table:table-cell table:formula="of:=CONCATENATE([.C72];&quot;-sheet&quot;;[.E72];&quot;-row&quot;;TEXT([.F72];&quot;00&quot;);&quot;-col&quot;;TEXT([.G72];&quot;00&quot;))" office:value-type="string" office:string-value="arkansas-sheet1-row06-col02" calcext:value-type="string">
            <text:p>arkansas-sheet1-row06-col02</text:p>
          </table:table-cell>
          <table:table-cell table:formula="of:=CONCATENATE([.C72];&quot;-2sht&quot;;[.E72];&quot;-2rw&quot;;TEXT([.F72];&quot;00&quot;);&quot;-2cl&quot;;TEXT([.G72];&quot;00&quot;))" office:value-type="string" office:string-value="arkansas-2sht1-2rw06-2cl02" calcext:value-type="string">
            <text:p>arkansas-2sht1-2rw06-2cl02</text:p>
          </table:table-cell>
        </table:table-row>
        <table:table-row table:style-name="ro1">
          <table:table-cell table:number-columns-repeated="2" office:value-type="string" calcext:value-type="string">
            <text:p>Auburn Tigers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Aubur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#f/aubur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3]=&quot;None&quot;;CONCATENATE([.C73];&quot;-sheet&quot;;[.E73];&quot;-row&quot;;TEXT([.F73];&quot;00&quot;);&quot;-col&quot;;TEXT([.G73];&quot;00&quot;));[.S73])" office:value-type="string" office:string-value="auburn" calcext:value-type="string">
            <text:p>auburn</text:p>
          </table:table-cell>
          <table:table-cell table:formula="of:=CONCATENATE([.C73];&quot;-sheet&quot;;[.E73];&quot;-row&quot;;TEXT([.F73];&quot;00&quot;);&quot;-col&quot;;TEXT([.G73];&quot;00&quot;))" office:value-type="string" office:string-value="auburn-sheet1-row06-col03" calcext:value-type="string">
            <text:p>auburn-sheet1-row06-col03</text:p>
          </table:table-cell>
          <table:table-cell table:formula="of:=CONCATENATE([.C73];&quot;-2sht&quot;;[.E73];&quot;-2rw&quot;;TEXT([.F73];&quot;00&quot;);&quot;-2cl&quot;;TEXT([.G73];&quot;00&quot;))" office:value-type="string" office:string-value="auburn-2sht1-2rw06-2cl03" calcext:value-type="string">
            <text:p>auburn-2sht1-2rw06-2cl03</text:p>
          </table:table-cell>
        </table:table-row>
        <table:table-row table:style-name="ro1">
          <table:table-cell table:number-columns-repeated="2" office:value-type="string" calcext:value-type="string">
            <text:p>Florida Gators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Flori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lorida</text:p>
          </table:table-cell>
          <table:table-cell office:value-type="string" calcext:value-type="string">
            <text:p>#f/florid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4]=&quot;None&quot;;CONCATENATE([.C74];&quot;-sheet&quot;;[.E74];&quot;-row&quot;;TEXT([.F74];&quot;00&quot;);&quot;-col&quot;;TEXT([.G74];&quot;00&quot;));[.S74])" office:value-type="string" office:string-value="florida" calcext:value-type="string">
            <text:p>florida</text:p>
          </table:table-cell>
          <table:table-cell table:formula="of:=CONCATENATE([.C74];&quot;-sheet&quot;;[.E74];&quot;-row&quot;;TEXT([.F74];&quot;00&quot;);&quot;-col&quot;;TEXT([.G74];&quot;00&quot;))" office:value-type="string" office:string-value="florida-sheet1-row06-col04" calcext:value-type="string">
            <text:p>florida-sheet1-row06-col04</text:p>
          </table:table-cell>
          <table:table-cell table:formula="of:=CONCATENATE([.C74];&quot;-2sht&quot;;[.E74];&quot;-2rw&quot;;TEXT([.F74];&quot;00&quot;);&quot;-2cl&quot;;TEXT([.G74];&quot;00&quot;))" office:value-type="string" office:string-value="florida-2sht1-2rw06-2cl04" calcext:value-type="string">
            <text:p>florida-2sht1-2rw06-2cl04</text:p>
          </table:table-cell>
        </table:table-row>
        <table:table-row table:style-name="ro1">
          <table:table-cell table:number-columns-repeated="2" office:value-type="string" calcext:value-type="string">
            <text:p>Georgia Bulldogs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rgi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#f/georgi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5]=&quot;None&quot;;CONCATENATE([.C75];&quot;-sheet&quot;;[.E75];&quot;-row&quot;;TEXT([.F75];&quot;00&quot;);&quot;-col&quot;;TEXT([.G75];&quot;00&quot;));[.S75])" office:value-type="string" office:string-value="georgia" calcext:value-type="string">
            <text:p>georgia</text:p>
          </table:table-cell>
          <table:table-cell table:formula="of:=CONCATENATE([.C75];&quot;-sheet&quot;;[.E75];&quot;-row&quot;;TEXT([.F75];&quot;00&quot;);&quot;-col&quot;;TEXT([.G75];&quot;00&quot;))" office:value-type="string" office:string-value="georgia-sheet1-row06-col05" calcext:value-type="string">
            <text:p>georgia-sheet1-row06-col05</text:p>
          </table:table-cell>
          <table:table-cell table:formula="of:=CONCATENATE([.C75];&quot;-2sht&quot;;[.E75];&quot;-2rw&quot;;TEXT([.F75];&quot;00&quot;);&quot;-2cl&quot;;TEXT([.G75];&quot;00&quot;))" office:value-type="string" office:string-value="georgia-2sht1-2rw06-2cl05" calcext:value-type="string">
            <text:p>georgia-2sht1-2rw06-2cl05</text:p>
          </table:table-cell>
        </table:table-row>
        <table:table-row table:style-name="ro1">
          <table:table-cell table:number-columns-repeated="2" office:value-type="string" calcext:value-type="string">
            <text:p>Kentucky Wildcats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Kentuck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kentucky</text:p>
          </table:table-cell>
          <table:table-cell office:value-type="string" calcext:value-type="string">
            <text:p>#f/kentucky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6]=&quot;None&quot;;CONCATENATE([.C76];&quot;-sheet&quot;;[.E76];&quot;-row&quot;;TEXT([.F76];&quot;00&quot;);&quot;-col&quot;;TEXT([.G76];&quot;00&quot;));[.S76])" office:value-type="string" office:string-value="kentucky" calcext:value-type="string">
            <text:p>kentucky</text:p>
          </table:table-cell>
          <table:table-cell table:formula="of:=CONCATENATE([.C76];&quot;-sheet&quot;;[.E76];&quot;-row&quot;;TEXT([.F76];&quot;00&quot;);&quot;-col&quot;;TEXT([.G76];&quot;00&quot;))" office:value-type="string" office:string-value="kentucky-sheet1-row06-col06" calcext:value-type="string">
            <text:p>kentucky-sheet1-row06-col06</text:p>
          </table:table-cell>
          <table:table-cell table:formula="of:=CONCATENATE([.C76];&quot;-2sht&quot;;[.E76];&quot;-2rw&quot;;TEXT([.F76];&quot;00&quot;);&quot;-2cl&quot;;TEXT([.G76];&quot;00&quot;))" office:value-type="string" office:string-value="kentucky-2sht1-2rw06-2cl06" calcext:value-type="string">
            <text:p>kentucky-2sht1-2rw06-2cl06</text:p>
          </table:table-cell>
        </table:table-row>
        <table:table-row table:style-name="ro1">
          <table:table-cell table:number-columns-repeated="2" office:value-type="string" calcext:value-type="string">
            <text:p>LSU Tigers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LS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lsu</text:p>
          </table:table-cell>
          <table:table-cell office:value-type="string" calcext:value-type="string">
            <text:p>#f/lsu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7]=&quot;None&quot;;CONCATENATE([.C77];&quot;-sheet&quot;;[.E77];&quot;-row&quot;;TEXT([.F77];&quot;00&quot;);&quot;-col&quot;;TEXT([.G77];&quot;00&quot;));[.S77])" office:value-type="string" office:string-value="lsu" calcext:value-type="string">
            <text:p>lsu</text:p>
          </table:table-cell>
          <table:table-cell table:formula="of:=CONCATENATE([.C77];&quot;-sheet&quot;;[.E77];&quot;-row&quot;;TEXT([.F77];&quot;00&quot;);&quot;-col&quot;;TEXT([.G77];&quot;00&quot;))" office:value-type="string" office:string-value="lsu-sheet1-row06-col07" calcext:value-type="string">
            <text:p>lsu-sheet1-row06-col07</text:p>
          </table:table-cell>
          <table:table-cell table:formula="of:=CONCATENATE([.C77];&quot;-2sht&quot;;[.E77];&quot;-2rw&quot;;TEXT([.F77];&quot;00&quot;);&quot;-2cl&quot;;TEXT([.G77];&quot;00&quot;))" office:value-type="string" office:string-value="lsu-2sht1-2rw06-2cl07" calcext:value-type="string">
            <text:p>lsu-2sht1-2rw06-2cl07</text:p>
          </table:table-cell>
        </table:table-row>
        <table:table-row table:style-name="ro1">
          <table:table-cell table:number-columns-repeated="2" office:value-type="string" calcext:value-type="string">
            <text:p>Mississippi State Bulldogs</text:p>
          </table:table-cell>
          <table:table-cell office:value-type="string" calcext:value-type="string">
            <text:p>mississippistate</text:p>
          </table:table-cell>
          <table:table-cell office:value-type="string" calcext:value-type="string">
            <text:p>Mississippi Stat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ssissippistate</text:p>
          </table:table-cell>
          <table:table-cell office:value-type="string" calcext:value-type="string">
            <text:p>#f/mississippi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8]=&quot;None&quot;;CONCATENATE([.C78];&quot;-sheet&quot;;[.E78];&quot;-row&quot;;TEXT([.F78];&quot;00&quot;);&quot;-col&quot;;TEXT([.G78];&quot;00&quot;));[.S78])" office:value-type="string" office:string-value="mississippistate" calcext:value-type="string">
            <text:p>mississippistate</text:p>
          </table:table-cell>
          <table:table-cell table:formula="of:=CONCATENATE([.C78];&quot;-sheet&quot;;[.E78];&quot;-row&quot;;TEXT([.F78];&quot;00&quot;);&quot;-col&quot;;TEXT([.G78];&quot;00&quot;))" office:value-type="string" office:string-value="mississippistate-sheet1-row06-col08" calcext:value-type="string">
            <text:p>mississippistate-sheet1-row06-col08</text:p>
          </table:table-cell>
          <table:table-cell table:formula="of:=CONCATENATE([.C78];&quot;-2sht&quot;;[.E78];&quot;-2rw&quot;;TEXT([.F78];&quot;00&quot;);&quot;-2cl&quot;;TEXT([.G78];&quot;00&quot;))" office:value-type="string" office:string-value="mississippistate-2sht1-2rw06-2cl08" calcext:value-type="string">
            <text:p>mississippistate-2sht1-2rw06-2cl08</text:p>
          </table:table-cell>
        </table:table-row>
        <table:table-row table:style-name="ro1">
          <table:table-cell table:number-columns-repeated="2" office:value-type="string" calcext:value-type="string">
            <text:p>Missouri Tigers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Missour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ssouri</text:p>
          </table:table-cell>
          <table:table-cell office:value-type="string" calcext:value-type="string">
            <text:p>#f/missouri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79]=&quot;None&quot;;CONCATENATE([.C79];&quot;-sheet&quot;;[.E79];&quot;-row&quot;;TEXT([.F79];&quot;00&quot;);&quot;-col&quot;;TEXT([.G79];&quot;00&quot;));[.S79])" office:value-type="string" office:string-value="missouri" calcext:value-type="string">
            <text:p>missouri</text:p>
          </table:table-cell>
          <table:table-cell table:formula="of:=CONCATENATE([.C79];&quot;-sheet&quot;;[.E79];&quot;-row&quot;;TEXT([.F79];&quot;00&quot;);&quot;-col&quot;;TEXT([.G79];&quot;00&quot;))" office:value-type="string" office:string-value="missouri-sheet1-row06-col09" calcext:value-type="string">
            <text:p>missouri-sheet1-row06-col09</text:p>
          </table:table-cell>
          <table:table-cell table:formula="of:=CONCATENATE([.C79];&quot;-2sht&quot;;[.E79];&quot;-2rw&quot;;TEXT([.F79];&quot;00&quot;);&quot;-2cl&quot;;TEXT([.G79];&quot;00&quot;))" office:value-type="string" office:string-value="missouri-2sht1-2rw06-2cl09" calcext:value-type="string">
            <text:p>missouri-2sht1-2rw06-2cl09</text:p>
          </table:table-cell>
        </table:table-row>
        <table:table-row table:style-name="ro1">
          <table:table-cell table:number-columns-repeated="2" office:value-type="string" calcext:value-type="string">
            <text:p>Ole Miss Rebels</text:p>
          </table:table-cell>
          <table:table-cell office:value-type="string" calcext:value-type="string">
            <text:p>olemiss</text:p>
          </table:table-cell>
          <table:table-cell office:value-type="string" calcext:value-type="string">
            <text:p>Ole Mis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lemiss</text:p>
          </table:table-cell>
          <table:table-cell office:value-type="string" calcext:value-type="string">
            <text:p>#f/olemis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0]=&quot;None&quot;;CONCATENATE([.C80];&quot;-sheet&quot;;[.E80];&quot;-row&quot;;TEXT([.F80];&quot;00&quot;);&quot;-col&quot;;TEXT([.G80];&quot;00&quot;));[.S80])" office:value-type="string" office:string-value="olemiss" calcext:value-type="string">
            <text:p>olemiss</text:p>
          </table:table-cell>
          <table:table-cell table:formula="of:=CONCATENATE([.C80];&quot;-sheet&quot;;[.E80];&quot;-row&quot;;TEXT([.F80];&quot;00&quot;);&quot;-col&quot;;TEXT([.G80];&quot;00&quot;))" office:value-type="string" office:string-value="olemiss-sheet1-row06-col10" calcext:value-type="string">
            <text:p>olemiss-sheet1-row06-col10</text:p>
          </table:table-cell>
          <table:table-cell table:formula="of:=CONCATENATE([.C80];&quot;-2sht&quot;;[.E80];&quot;-2rw&quot;;TEXT([.F80];&quot;00&quot;);&quot;-2cl&quot;;TEXT([.G80];&quot;00&quot;))" office:value-type="string" office:string-value="olemiss-2sht1-2rw06-2cl10" calcext:value-type="string">
            <text:p>olemiss-2sht1-2rw06-2cl10</text:p>
          </table:table-cell>
        </table:table-row>
        <table:table-row table:style-name="ro1">
          <table:table-cell table:number-columns-repeated="2" office:value-type="string" calcext:value-type="string">
            <text:p>South Carolina Gamecocks</text:p>
          </table:table-cell>
          <table:table-cell office:value-type="string" calcext:value-type="string">
            <text:p>southcarolina</text:p>
          </table:table-cell>
          <table:table-cell office:value-type="string" calcext:value-type="string">
            <text:p>South Carolin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outhcarolina</text:p>
          </table:table-cell>
          <table:table-cell office:value-type="string" calcext:value-type="string">
            <text:p>#f/southcarolin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1]=&quot;None&quot;;CONCATENATE([.C81];&quot;-sheet&quot;;[.E81];&quot;-row&quot;;TEXT([.F81];&quot;00&quot;);&quot;-col&quot;;TEXT([.G81];&quot;00&quot;));[.S81])" office:value-type="string" office:string-value="southcarolina" calcext:value-type="string">
            <text:p>southcarolina</text:p>
          </table:table-cell>
          <table:table-cell table:formula="of:=CONCATENATE([.C81];&quot;-sheet&quot;;[.E81];&quot;-row&quot;;TEXT([.F81];&quot;00&quot;);&quot;-col&quot;;TEXT([.G81];&quot;00&quot;))" office:value-type="string" office:string-value="southcarolina-sheet1-row06-col11" calcext:value-type="string">
            <text:p>southcarolina-sheet1-row06-col11</text:p>
          </table:table-cell>
          <table:table-cell table:formula="of:=CONCATENATE([.C81];&quot;-2sht&quot;;[.E81];&quot;-2rw&quot;;TEXT([.F81];&quot;00&quot;);&quot;-2cl&quot;;TEXT([.G81];&quot;00&quot;))" office:value-type="string" office:string-value="southcarolina-2sht1-2rw06-2cl11" calcext:value-type="string">
            <text:p>southcarolina-2sht1-2rw06-2cl11</text:p>
          </table:table-cell>
        </table:table-row>
        <table:table-row table:style-name="ro1">
          <table:table-cell table:number-columns-repeated="2" office:value-type="string" calcext:value-type="string">
            <text:p>Tennessee Volunteers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Tenness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nnessee</text:p>
          </table:table-cell>
          <table:table-cell office:value-type="string" calcext:value-type="string">
            <text:p>#f/tennessee</text:p>
          </table:table-cell>
          <table:table-cell office:value-type="string" calcext:value-type="string">
            <text:p>#f/t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2]=&quot;None&quot;;CONCATENATE([.C82];&quot;-sheet&quot;;[.E82];&quot;-row&quot;;TEXT([.F82];&quot;00&quot;);&quot;-col&quot;;TEXT([.G82];&quot;00&quot;));[.S82])" office:value-type="string" office:string-value="tennessee" calcext:value-type="string">
            <text:p>tennessee</text:p>
          </table:table-cell>
          <table:table-cell table:formula="of:=CONCATENATE([.C82];&quot;-sheet&quot;;[.E82];&quot;-row&quot;;TEXT([.F82];&quot;00&quot;);&quot;-col&quot;;TEXT([.G82];&quot;00&quot;))" office:value-type="string" office:string-value="tennessee-sheet1-row06-col12" calcext:value-type="string">
            <text:p>tennessee-sheet1-row06-col12</text:p>
          </table:table-cell>
          <table:table-cell table:formula="of:=CONCATENATE([.C82];&quot;-2sht&quot;;[.E82];&quot;-2rw&quot;;TEXT([.F82];&quot;00&quot;);&quot;-2cl&quot;;TEXT([.G82];&quot;00&quot;))" office:value-type="string" office:string-value="tennessee-2sht1-2rw06-2cl12" calcext:value-type="string">
            <text:p>tennessee-2sht1-2rw06-2cl12</text:p>
          </table:table-cell>
        </table:table-row>
        <table:table-row table:style-name="ro1">
          <table:table-cell table:number-columns-repeated="2" office:value-type="string" calcext:value-type="string">
            <text:p>Texas A&amp;M Aggies</text:p>
          </table:table-cell>
          <table:table-cell office:value-type="string" calcext:value-type="string">
            <text:p>texasam</text:p>
          </table:table-cell>
          <table:table-cell office:value-type="string" calcext:value-type="string">
            <text:p>Texas A&amp;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xasam</text:p>
          </table:table-cell>
          <table:table-cell office:value-type="string" calcext:value-type="string">
            <text:p>#f/texasam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3]=&quot;None&quot;;CONCATENATE([.C83];&quot;-sheet&quot;;[.E83];&quot;-row&quot;;TEXT([.F83];&quot;00&quot;);&quot;-col&quot;;TEXT([.G83];&quot;00&quot;));[.S83])" office:value-type="string" office:string-value="texasam" calcext:value-type="string">
            <text:p>texasam</text:p>
          </table:table-cell>
          <table:table-cell table:formula="of:=CONCATENATE([.C83];&quot;-sheet&quot;;[.E83];&quot;-row&quot;;TEXT([.F83];&quot;00&quot;);&quot;-col&quot;;TEXT([.G83];&quot;00&quot;))" office:value-type="string" office:string-value="texasam-sheet1-row06-col13" calcext:value-type="string">
            <text:p>texasam-sheet1-row06-col13</text:p>
          </table:table-cell>
          <table:table-cell table:formula="of:=CONCATENATE([.C83];&quot;-2sht&quot;;[.E83];&quot;-2rw&quot;;TEXT([.F83];&quot;00&quot;);&quot;-2cl&quot;;TEXT([.G83];&quot;00&quot;))" office:value-type="string" office:string-value="texasam-2sht1-2rw06-2cl13" calcext:value-type="string">
            <text:p>texasam-2sht1-2rw06-2cl13</text:p>
          </table:table-cell>
        </table:table-row>
        <table:table-row table:style-name="ro1">
          <table:table-cell table:number-columns-repeated="2" office:value-type="string" calcext:value-type="string">
            <text:p>Vanderbilt Commodores</text:p>
          </table:table-cell>
          <table:table-cell office:value-type="string" calcext:value-type="string">
            <text:p>vanderbilt</text:p>
          </table:table-cell>
          <table:table-cell office:value-type="string" calcext:value-type="string">
            <text:p>Vanderbilt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vanderbilt</text:p>
          </table:table-cell>
          <table:table-cell office:value-type="string" calcext:value-type="string">
            <text:p>#f/vanderbil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4]=&quot;None&quot;;CONCATENATE([.C84];&quot;-sheet&quot;;[.E84];&quot;-row&quot;;TEXT([.F84];&quot;00&quot;);&quot;-col&quot;;TEXT([.G84];&quot;00&quot;));[.S84])" office:value-type="string" office:string-value="vanderbilt" calcext:value-type="string">
            <text:p>vanderbilt</text:p>
          </table:table-cell>
          <table:table-cell table:formula="of:=CONCATENATE([.C84];&quot;-sheet&quot;;[.E84];&quot;-row&quot;;TEXT([.F84];&quot;00&quot;);&quot;-col&quot;;TEXT([.G84];&quot;00&quot;))" office:value-type="string" office:string-value="vanderbilt-sheet1-row06-col14" calcext:value-type="string">
            <text:p>vanderbilt-sheet1-row06-col14</text:p>
          </table:table-cell>
          <table:table-cell table:formula="of:=CONCATENATE([.C84];&quot;-2sht&quot;;[.E84];&quot;-2rw&quot;;TEXT([.F84];&quot;00&quot;);&quot;-2cl&quot;;TEXT([.G84];&quot;00&quot;))" office:value-type="string" office:string-value="vanderbilt-2sht1-2rw06-2cl14" calcext:value-type="string">
            <text:p>vanderbilt-2sht1-2rw06-2cl14</text:p>
          </table:table-cell>
        </table:table-row>
        <table:table-row table:style-name="ro1">
          <table:table-cell office:value-type="string" calcext:value-type="string">
            <text:p>Alabama Crimson Tide Alternate</text:p>
          </table:table-cell>
          <table:table-cell office:value-type="string" calcext:value-type="string">
            <text:p>Alabama Crimson Tide</text:p>
          </table:table-cell>
          <table:table-cell office:value-type="string" calcext:value-type="string">
            <text:p>alabama2</text:p>
          </table:table-cell>
          <table:table-cell office:value-type="string" calcext:value-type="string">
            <text:p>Alab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abama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5]=&quot;None&quot;;CONCATENATE([.C85];&quot;-sheet&quot;;[.E85];&quot;-row&quot;;TEXT([.F85];&quot;00&quot;);&quot;-col&quot;;TEXT([.G85];&quot;00&quot;));[.S85])" office:value-type="string" office:string-value="alabama2" calcext:value-type="string">
            <text:p>alabama2</text:p>
          </table:table-cell>
          <table:table-cell table:formula="of:=CONCATENATE([.C85];&quot;-sheet&quot;;[.E85];&quot;-row&quot;;TEXT([.F85];&quot;00&quot;);&quot;-col&quot;;TEXT([.G85];&quot;00&quot;))" office:value-type="string" office:string-value="alabama2-sheet1-row06-col15" calcext:value-type="string">
            <text:p>alabama2-sheet1-row06-col15</text:p>
          </table:table-cell>
          <table:table-cell table:formula="of:=CONCATENATE([.C85];&quot;-2sht&quot;;[.E85];&quot;-2rw&quot;;TEXT([.F85];&quot;00&quot;);&quot;-2cl&quot;;TEXT([.G85];&quot;00&quot;))" office:value-type="string" office:string-value="alabama2-2sht1-2rw06-2cl15" calcext:value-type="string">
            <text:p>alabama2-2sht1-2rw06-2cl15</text:p>
          </table:table-cell>
        </table:table-row>
        <table:table-row table:style-name="ro1">
          <table:table-cell office:value-type="string" calcext:value-type="string">
            <text:p>Kentucky Wildcats Alternate</text:p>
          </table:table-cell>
          <table:table-cell office:value-type="string" calcext:value-type="string">
            <text:p>Kentucky Wildcats</text:p>
          </table:table-cell>
          <table:table-cell office:value-type="string" calcext:value-type="string">
            <text:p>kentucky2</text:p>
          </table:table-cell>
          <table:table-cell office:value-type="string" calcext:value-type="string">
            <text:p>Kentuck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kentucky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6]=&quot;None&quot;;CONCATENATE([.C86];&quot;-sheet&quot;;[.E86];&quot;-row&quot;;TEXT([.F86];&quot;00&quot;);&quot;-col&quot;;TEXT([.G86];&quot;00&quot;));[.S86])" office:value-type="string" office:string-value="kentucky2" calcext:value-type="string">
            <text:p>kentucky2</text:p>
          </table:table-cell>
          <table:table-cell table:formula="of:=CONCATENATE([.C86];&quot;-sheet&quot;;[.E86];&quot;-row&quot;;TEXT([.F86];&quot;00&quot;);&quot;-col&quot;;TEXT([.G86];&quot;00&quot;))" office:value-type="string" office:string-value="kentucky2-sheet1-row06-col16" calcext:value-type="string">
            <text:p>kentucky2-sheet1-row06-col16</text:p>
          </table:table-cell>
          <table:table-cell table:formula="of:=CONCATENATE([.C86];&quot;-2sht&quot;;[.E86];&quot;-2rw&quot;;TEXT([.F86];&quot;00&quot;);&quot;-2cl&quot;;TEXT([.G86];&quot;00&quot;))" office:value-type="string" office:string-value="kentucky2-2sht1-2rw06-2cl16" calcext:value-type="string">
            <text:p>kentucky2-2sht1-2rw06-2cl16</text:p>
          </table:table-cell>
        </table:table-row>
        <table:table-row table:style-name="ro1">
          <table:table-cell office:value-type="string" calcext:value-type="string">
            <text:p>Ole Miss Rebels Alternate</text:p>
          </table:table-cell>
          <table:table-cell office:value-type="string" calcext:value-type="string">
            <text:p>Ole Miss Rebels</text:p>
          </table:table-cell>
          <table:table-cell office:value-type="string" calcext:value-type="string">
            <text:p>olemiss2</text:p>
          </table:table-cell>
          <table:table-cell office:value-type="string" calcext:value-type="string">
            <text:p>Ole Mis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olemiss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7]=&quot;None&quot;;CONCATENATE([.C87];&quot;-sheet&quot;;[.E87];&quot;-row&quot;;TEXT([.F87];&quot;00&quot;);&quot;-col&quot;;TEXT([.G87];&quot;00&quot;));[.S87])" office:value-type="string" office:string-value="olemiss2" calcext:value-type="string">
            <text:p>olemiss2</text:p>
          </table:table-cell>
          <table:table-cell table:formula="of:=CONCATENATE([.C87];&quot;-sheet&quot;;[.E87];&quot;-row&quot;;TEXT([.F87];&quot;00&quot;);&quot;-col&quot;;TEXT([.G87];&quot;00&quot;))" office:value-type="string" office:string-value="olemiss2-sheet1-row06-col17" calcext:value-type="string">
            <text:p>olemiss2-sheet1-row06-col17</text:p>
          </table:table-cell>
          <table:table-cell table:formula="of:=CONCATENATE([.C87];&quot;-2sht&quot;;[.E87];&quot;-2rw&quot;;TEXT([.F87];&quot;00&quot;);&quot;-2cl&quot;;TEXT([.G87];&quot;00&quot;))" office:value-type="string" office:string-value="olemiss2-2sht1-2rw06-2cl17" calcext:value-type="string">
            <text:p>olemiss2-2sht1-2rw06-2cl17</text:p>
          </table:table-cell>
        </table:table-row>
        <table:table-row table:style-name="ro1">
          <table:table-cell office:value-type="string" calcext:value-type="string">
            <text:p>Texas A&amp;M Aggies Alternate</text:p>
          </table:table-cell>
          <table:table-cell office:value-type="string" calcext:value-type="string">
            <text:p>Texas A&amp;M Aggies</text:p>
          </table:table-cell>
          <table:table-cell office:value-type="string" calcext:value-type="string">
            <text:p>texasam2</text:p>
          </table:table-cell>
          <table:table-cell office:value-type="string" calcext:value-type="string">
            <text:p>Texas A&amp;M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xasam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8]=&quot;None&quot;;CONCATENATE([.C88];&quot;-sheet&quot;;[.E88];&quot;-row&quot;;TEXT([.F88];&quot;00&quot;);&quot;-col&quot;;TEXT([.G88];&quot;00&quot;));[.S88])" office:value-type="string" office:string-value="texasam2" calcext:value-type="string">
            <text:p>texasam2</text:p>
          </table:table-cell>
          <table:table-cell table:formula="of:=CONCATENATE([.C88];&quot;-sheet&quot;;[.E88];&quot;-row&quot;;TEXT([.F88];&quot;00&quot;);&quot;-col&quot;;TEXT([.G88];&quot;00&quot;))" office:value-type="string" office:string-value="texasam2-sheet1-row06-col18" calcext:value-type="string">
            <text:p>texasam2-sheet1-row06-col18</text:p>
          </table:table-cell>
          <table:table-cell table:formula="of:=CONCATENATE([.C88];&quot;-2sht&quot;;[.E88];&quot;-2rw&quot;;TEXT([.F88];&quot;00&quot;);&quot;-2cl&quot;;TEXT([.G88];&quot;00&quot;))" office:value-type="string" office:string-value="texasam2-2sht1-2rw06-2cl18" calcext:value-type="string">
            <text:p>texasam2-2sht1-2rw06-2cl18</text:p>
          </table:table-cell>
        </table:table-row>
        <table:table-row table:style-name="ro1">
          <table:table-cell office:value-type="string" calcext:value-type="string">
            <text:p>Florida Gators Alternate</text:p>
          </table:table-cell>
          <table:table-cell office:value-type="string" calcext:value-type="string">
            <text:p>Florida Gators</text:p>
          </table:table-cell>
          <table:table-cell office:value-type="string" calcext:value-type="string">
            <text:p>florida2</text:p>
          </table:table-cell>
          <table:table-cell office:value-type="string" calcext:value-type="string">
            <text:p>Flori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E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SEC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lorida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89]=&quot;None&quot;;CONCATENATE([.C89];&quot;-sheet&quot;;[.E89];&quot;-row&quot;;TEXT([.F89];&quot;00&quot;);&quot;-col&quot;;TEXT([.G89];&quot;00&quot;));[.S89])" office:value-type="string" office:string-value="florida2" calcext:value-type="string">
            <text:p>florida2</text:p>
          </table:table-cell>
          <table:table-cell table:formula="of:=CONCATENATE([.C89];&quot;-sheet&quot;;[.E89];&quot;-row&quot;;TEXT([.F89];&quot;00&quot;);&quot;-col&quot;;TEXT([.G89];&quot;00&quot;))" office:value-type="string" office:string-value="florida2-sheet1-row06-col19" calcext:value-type="string">
            <text:p>florida2-sheet1-row06-col19</text:p>
          </table:table-cell>
          <table:table-cell table:formula="of:=CONCATENATE([.C89];&quot;-2sht&quot;;[.E89];&quot;-2rw&quot;;TEXT([.F89];&quot;00&quot;);&quot;-2cl&quot;;TEXT([.G89];&quot;00&quot;))" office:value-type="string" office:string-value="florida2-2sht1-2rw06-2cl19" calcext:value-type="string">
            <text:p>florida2-2sht1-2rw06-2cl19</text:p>
          </table:table-cell>
        </table:table-row>
        <table:table-row table:style-name="ro1">
          <table:table-cell table:number-columns-repeated="2" office:value-type="string" calcext:value-type="string">
            <text:p>Army Black Knights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Arm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FBS Independ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bs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#f/army</text:p>
          </table:table-cell>
          <table:table-cell office:value-type="string" calcext:value-type="string">
            <text:p>#f/a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0]=&quot;None&quot;;CONCATENATE([.C90];&quot;-sheet&quot;;[.E90];&quot;-row&quot;;TEXT([.F90];&quot;00&quot;);&quot;-col&quot;;TEXT([.G90];&quot;00&quot;));[.S90])" office:value-type="string" office:string-value="army" calcext:value-type="string">
            <text:p>army</text:p>
          </table:table-cell>
          <table:table-cell table:formula="of:=CONCATENATE([.C90];&quot;-sheet&quot;;[.E90];&quot;-row&quot;;TEXT([.F90];&quot;00&quot;);&quot;-col&quot;;TEXT([.G90];&quot;00&quot;))" office:value-type="string" office:string-value="army-sheet1-row07-col01" calcext:value-type="string">
            <text:p>army-sheet1-row07-col01</text:p>
          </table:table-cell>
          <table:table-cell table:formula="of:=CONCATENATE([.C90];&quot;-2sht&quot;;[.E90];&quot;-2rw&quot;;TEXT([.F90];&quot;00&quot;);&quot;-2cl&quot;;TEXT([.G90];&quot;00&quot;))" office:value-type="string" office:string-value="army-2sht1-2rw07-2cl01" calcext:value-type="string">
            <text:p>army-2sht1-2rw07-2cl01</text:p>
          </table:table-cell>
        </table:table-row>
        <table:table-row table:style-name="ro1">
          <table:table-cell table:number-columns-repeated="2" office:value-type="string" calcext:value-type="string">
            <text:p>BYU Cougars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BY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FBS Independ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bs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yu</text:p>
          </table:table-cell>
          <table:table-cell office:value-type="string" calcext:value-type="string">
            <text:p>#f/byu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1]=&quot;None&quot;;CONCATENATE([.C91];&quot;-sheet&quot;;[.E91];&quot;-row&quot;;TEXT([.F91];&quot;00&quot;);&quot;-col&quot;;TEXT([.G91];&quot;00&quot;));[.S91])" office:value-type="string" office:string-value="byu" calcext:value-type="string">
            <text:p>byu</text:p>
          </table:table-cell>
          <table:table-cell table:formula="of:=CONCATENATE([.C91];&quot;-sheet&quot;;[.E91];&quot;-row&quot;;TEXT([.F91];&quot;00&quot;);&quot;-col&quot;;TEXT([.G91];&quot;00&quot;))" office:value-type="string" office:string-value="byu-sheet1-row07-col02" calcext:value-type="string">
            <text:p>byu-sheet1-row07-col02</text:p>
          </table:table-cell>
          <table:table-cell table:formula="of:=CONCATENATE([.C91];&quot;-2sht&quot;;[.E91];&quot;-2rw&quot;;TEXT([.F91];&quot;00&quot;);&quot;-2cl&quot;;TEXT([.G91];&quot;00&quot;))" office:value-type="string" office:string-value="byu-2sht1-2rw07-2cl02" calcext:value-type="string">
            <text:p>byu-2sht1-2rw07-2cl02</text:p>
          </table:table-cell>
        </table:table-row>
        <table:table-row table:style-name="ro1">
          <table:table-cell table:number-columns-repeated="2" office:value-type="string" calcext:value-type="string">
            <text:p>Notre Dame Fighting Irish</text:p>
          </table:table-cell>
          <table:table-cell office:value-type="string" calcext:value-type="string">
            <text:p>notredame</text:p>
          </table:table-cell>
          <table:table-cell office:value-type="string" calcext:value-type="string">
            <text:p>Notre Dam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FBS Independents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bsi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tredame</text:p>
          </table:table-cell>
          <table:table-cell office:value-type="string" calcext:value-type="string">
            <text:p>#f/notredam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2]=&quot;None&quot;;CONCATENATE([.C92];&quot;-sheet&quot;;[.E92];&quot;-row&quot;;TEXT([.F92];&quot;00&quot;);&quot;-col&quot;;TEXT([.G92];&quot;00&quot;));[.S92])" office:value-type="string" office:string-value="notredame" calcext:value-type="string">
            <text:p>notredame</text:p>
          </table:table-cell>
          <table:table-cell table:formula="of:=CONCATENATE([.C92];&quot;-sheet&quot;;[.E92];&quot;-row&quot;;TEXT([.F92];&quot;00&quot;);&quot;-col&quot;;TEXT([.G92];&quot;00&quot;))" office:value-type="string" office:string-value="notredame-sheet1-row07-col03" calcext:value-type="string">
            <text:p>notredame-sheet1-row07-col03</text:p>
          </table:table-cell>
          <table:table-cell table:formula="of:=CONCATENATE([.C92];&quot;-2sht&quot;;[.E92];&quot;-2rw&quot;;TEXT([.F92];&quot;00&quot;);&quot;-2cl&quot;;TEXT([.G92];&quot;00&quot;))" office:value-type="string" office:string-value="notredame-2sht1-2rw07-2cl03" calcext:value-type="string">
            <text:p>notredame-2sht1-2rw07-2cl03</text:p>
          </table:table-cell>
        </table:table-row>
        <table:table-row table:style-name="ro1">
          <table:table-cell table:number-columns-repeated="2" office:value-type="string" calcext:value-type="string">
            <text:p>Cincinnati Bearcats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Cincinnat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#f/cincinnati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3]=&quot;None&quot;;CONCATENATE([.C93];&quot;-sheet&quot;;[.E93];&quot;-row&quot;;TEXT([.F93];&quot;00&quot;);&quot;-col&quot;;TEXT([.G93];&quot;00&quot;));[.S93])" office:value-type="string" office:string-value="cincinnati" calcext:value-type="string">
            <text:p>cincinnati</text:p>
          </table:table-cell>
          <table:table-cell table:formula="of:=CONCATENATE([.C93];&quot;-sheet&quot;;[.E93];&quot;-row&quot;;TEXT([.F93];&quot;00&quot;);&quot;-col&quot;;TEXT([.G93];&quot;00&quot;))" office:value-type="string" office:string-value="cincinnati-sheet1-row08-col01" calcext:value-type="string">
            <text:p>cincinnati-sheet1-row08-col01</text:p>
          </table:table-cell>
          <table:table-cell table:formula="of:=CONCATENATE([.C93];&quot;-2sht&quot;;[.E93];&quot;-2rw&quot;;TEXT([.F93];&quot;00&quot;);&quot;-2cl&quot;;TEXT([.G93];&quot;00&quot;))" office:value-type="string" office:string-value="cincinnati-2sht1-2rw08-2cl01" calcext:value-type="string">
            <text:p>cincinnati-2sht1-2rw08-2cl01</text:p>
          </table:table-cell>
        </table:table-row>
        <table:table-row table:style-name="ro1">
          <table:table-cell table:number-columns-repeated="2" office:value-type="string" calcext:value-type="string">
            <text:p>Connecticut Huskies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Connecticu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onnecticut</text:p>
          </table:table-cell>
          <table:table-cell office:value-type="string" calcext:value-type="string">
            <text:p>#f/connecticut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4]=&quot;None&quot;;CONCATENATE([.C94];&quot;-sheet&quot;;[.E94];&quot;-row&quot;;TEXT([.F94];&quot;00&quot;);&quot;-col&quot;;TEXT([.G94];&quot;00&quot;));[.S94])" office:value-type="string" office:string-value="connecticut" calcext:value-type="string">
            <text:p>connecticut</text:p>
          </table:table-cell>
          <table:table-cell table:formula="of:=CONCATENATE([.C94];&quot;-sheet&quot;;[.E94];&quot;-row&quot;;TEXT([.F94];&quot;00&quot;);&quot;-col&quot;;TEXT([.G94];&quot;00&quot;))" office:value-type="string" office:string-value="connecticut-sheet1-row08-col02" calcext:value-type="string">
            <text:p>connecticut-sheet1-row08-col02</text:p>
          </table:table-cell>
          <table:table-cell table:formula="of:=CONCATENATE([.C94];&quot;-2sht&quot;;[.E94];&quot;-2rw&quot;;TEXT([.F94];&quot;00&quot;);&quot;-2cl&quot;;TEXT([.G94];&quot;00&quot;))" office:value-type="string" office:string-value="connecticut-2sht1-2rw08-2cl02" calcext:value-type="string">
            <text:p>connecticut-2sht1-2rw08-2cl02</text:p>
          </table:table-cell>
        </table:table-row>
        <table:table-row table:style-name="ro1">
          <table:table-cell table:number-columns-repeated="2" office:value-type="string" calcext:value-type="string">
            <text:p>East Carolina Pirates</text:p>
          </table:table-cell>
          <table:table-cell office:value-type="string" calcext:value-type="string">
            <text:p>eastcarolina</text:p>
          </table:table-cell>
          <table:table-cell office:value-type="string" calcext:value-type="string">
            <text:p>East Carolin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eastcarolina</text:p>
          </table:table-cell>
          <table:table-cell office:value-type="string" calcext:value-type="string">
            <text:p>#f/eastcarolin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5]=&quot;None&quot;;CONCATENATE([.C95];&quot;-sheet&quot;;[.E95];&quot;-row&quot;;TEXT([.F95];&quot;00&quot;);&quot;-col&quot;;TEXT([.G95];&quot;00&quot;));[.S95])" office:value-type="string" office:string-value="eastcarolina" calcext:value-type="string">
            <text:p>eastcarolina</text:p>
          </table:table-cell>
          <table:table-cell table:formula="of:=CONCATENATE([.C95];&quot;-sheet&quot;;[.E95];&quot;-row&quot;;TEXT([.F95];&quot;00&quot;);&quot;-col&quot;;TEXT([.G95];&quot;00&quot;))" office:value-type="string" office:string-value="eastcarolina-sheet1-row08-col03" calcext:value-type="string">
            <text:p>eastcarolina-sheet1-row08-col03</text:p>
          </table:table-cell>
          <table:table-cell table:formula="of:=CONCATENATE([.C95];&quot;-2sht&quot;;[.E95];&quot;-2rw&quot;;TEXT([.F95];&quot;00&quot;);&quot;-2cl&quot;;TEXT([.G95];&quot;00&quot;))" office:value-type="string" office:string-value="eastcarolina-2sht1-2rw08-2cl03" calcext:value-type="string">
            <text:p>eastcarolina-2sht1-2rw08-2cl03</text:p>
          </table:table-cell>
        </table:table-row>
        <table:table-row table:style-name="ro1">
          <table:table-cell table:number-columns-repeated="2" office:value-type="string" calcext:value-type="string">
            <text:p>Houston Cougars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Houst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houston</text:p>
          </table:table-cell>
          <table:table-cell office:value-type="string" calcext:value-type="string">
            <text:p>#f/houst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6]=&quot;None&quot;;CONCATENATE([.C96];&quot;-sheet&quot;;[.E96];&quot;-row&quot;;TEXT([.F96];&quot;00&quot;);&quot;-col&quot;;TEXT([.G96];&quot;00&quot;));[.S96])" office:value-type="string" office:string-value="houston" calcext:value-type="string">
            <text:p>houston</text:p>
          </table:table-cell>
          <table:table-cell table:formula="of:=CONCATENATE([.C96];&quot;-sheet&quot;;[.E96];&quot;-row&quot;;TEXT([.F96];&quot;00&quot;);&quot;-col&quot;;TEXT([.G96];&quot;00&quot;))" office:value-type="string" office:string-value="houston-sheet1-row08-col04" calcext:value-type="string">
            <text:p>houston-sheet1-row08-col04</text:p>
          </table:table-cell>
          <table:table-cell table:formula="of:=CONCATENATE([.C96];&quot;-2sht&quot;;[.E96];&quot;-2rw&quot;;TEXT([.F96];&quot;00&quot;);&quot;-2cl&quot;;TEXT([.G96];&quot;00&quot;))" office:value-type="string" office:string-value="houston-2sht1-2rw08-2cl04" calcext:value-type="string">
            <text:p>houston-2sht1-2rw08-2cl04</text:p>
          </table:table-cell>
        </table:table-row>
        <table:table-row table:style-name="ro1">
          <table:table-cell table:number-columns-repeated="2" office:value-type="string" calcext:value-type="string">
            <text:p>Memphis Tigers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Memphi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#f/memphi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7]=&quot;None&quot;;CONCATENATE([.C97];&quot;-sheet&quot;;[.E97];&quot;-row&quot;;TEXT([.F97];&quot;00&quot;);&quot;-col&quot;;TEXT([.G97];&quot;00&quot;));[.S97])" office:value-type="string" office:string-value="memphis" calcext:value-type="string">
            <text:p>memphis</text:p>
          </table:table-cell>
          <table:table-cell table:formula="of:=CONCATENATE([.C97];&quot;-sheet&quot;;[.E97];&quot;-row&quot;;TEXT([.F97];&quot;00&quot;);&quot;-col&quot;;TEXT([.G97];&quot;00&quot;))" office:value-type="string" office:string-value="memphis-sheet1-row08-col05" calcext:value-type="string">
            <text:p>memphis-sheet1-row08-col05</text:p>
          </table:table-cell>
          <table:table-cell table:formula="of:=CONCATENATE([.C97];&quot;-2sht&quot;;[.E97];&quot;-2rw&quot;;TEXT([.F97];&quot;00&quot;);&quot;-2cl&quot;;TEXT([.G97];&quot;00&quot;))" office:value-type="string" office:string-value="memphis-2sht1-2rw08-2cl05" calcext:value-type="string">
            <text:p>memphis-2sht1-2rw08-2cl05</text:p>
          </table:table-cell>
        </table:table-row>
        <table:table-row table:style-name="ro1">
          <table:table-cell table:number-columns-repeated="2" office:value-type="string" calcext:value-type="string">
            <text:p>Navy Midshipmen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Nav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avy</text:p>
          </table:table-cell>
          <table:table-cell office:value-type="string" calcext:value-type="string">
            <text:p>#f/navy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8]=&quot;None&quot;;CONCATENATE([.C98];&quot;-sheet&quot;;[.E98];&quot;-row&quot;;TEXT([.F98];&quot;00&quot;);&quot;-col&quot;;TEXT([.G98];&quot;00&quot;));[.S98])" office:value-type="string" office:string-value="navy" calcext:value-type="string">
            <text:p>navy</text:p>
          </table:table-cell>
          <table:table-cell table:formula="of:=CONCATENATE([.C98];&quot;-sheet&quot;;[.E98];&quot;-row&quot;;TEXT([.F98];&quot;00&quot;);&quot;-col&quot;;TEXT([.G98];&quot;00&quot;))" office:value-type="string" office:string-value="navy-sheet1-row08-col06" calcext:value-type="string">
            <text:p>navy-sheet1-row08-col06</text:p>
          </table:table-cell>
          <table:table-cell table:formula="of:=CONCATENATE([.C98];&quot;-2sht&quot;;[.E98];&quot;-2rw&quot;;TEXT([.F98];&quot;00&quot;);&quot;-2cl&quot;;TEXT([.G98];&quot;00&quot;))" office:value-type="string" office:string-value="navy-2sht1-2rw08-2cl06" calcext:value-type="string">
            <text:p>navy-2sht1-2rw08-2cl06</text:p>
          </table:table-cell>
        </table:table-row>
        <table:table-row table:style-name="ro1">
          <table:table-cell table:number-columns-repeated="2" office:value-type="string" calcext:value-type="string">
            <text:p>SMU Mustangs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SM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mu</text:p>
          </table:table-cell>
          <table:table-cell office:value-type="string" calcext:value-type="string">
            <text:p>#f/smu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99]=&quot;None&quot;;CONCATENATE([.C99];&quot;-sheet&quot;;[.E99];&quot;-row&quot;;TEXT([.F99];&quot;00&quot;);&quot;-col&quot;;TEXT([.G99];&quot;00&quot;));[.S99])" office:value-type="string" office:string-value="smu" calcext:value-type="string">
            <text:p>smu</text:p>
          </table:table-cell>
          <table:table-cell table:formula="of:=CONCATENATE([.C99];&quot;-sheet&quot;;[.E99];&quot;-row&quot;;TEXT([.F99];&quot;00&quot;);&quot;-col&quot;;TEXT([.G99];&quot;00&quot;))" office:value-type="string" office:string-value="smu-sheet1-row08-col07" calcext:value-type="string">
            <text:p>smu-sheet1-row08-col07</text:p>
          </table:table-cell>
          <table:table-cell table:formula="of:=CONCATENATE([.C99];&quot;-2sht&quot;;[.E99];&quot;-2rw&quot;;TEXT([.F99];&quot;00&quot;);&quot;-2cl&quot;;TEXT([.G99];&quot;00&quot;))" office:value-type="string" office:string-value="smu-2sht1-2rw08-2cl07" calcext:value-type="string">
            <text:p>smu-2sht1-2rw08-2cl07</text:p>
          </table:table-cell>
        </table:table-row>
        <table:table-row table:style-name="ro1">
          <table:table-cell table:number-columns-repeated="2" office:value-type="string" calcext:value-type="string">
            <text:p>South Florida Bulls</text:p>
          </table:table-cell>
          <table:table-cell office:value-type="string" calcext:value-type="string">
            <text:p>southflorida</text:p>
          </table:table-cell>
          <table:table-cell office:value-type="string" calcext:value-type="string">
            <text:p>South Florid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outhflorida</text:p>
          </table:table-cell>
          <table:table-cell office:value-type="string" calcext:value-type="string">
            <text:p>#f/southflorid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0]=&quot;None&quot;;CONCATENATE([.C100];&quot;-sheet&quot;;[.E100];&quot;-row&quot;;TEXT([.F100];&quot;00&quot;);&quot;-col&quot;;TEXT([.G100];&quot;00&quot;));[.S100])" office:value-type="string" office:string-value="southflorida" calcext:value-type="string">
            <text:p>southflorida</text:p>
          </table:table-cell>
          <table:table-cell table:formula="of:=CONCATENATE([.C100];&quot;-sheet&quot;;[.E100];&quot;-row&quot;;TEXT([.F100];&quot;00&quot;);&quot;-col&quot;;TEXT([.G100];&quot;00&quot;))" office:value-type="string" office:string-value="southflorida-sheet1-row08-col08" calcext:value-type="string">
            <text:p>southflorida-sheet1-row08-col08</text:p>
          </table:table-cell>
          <table:table-cell table:formula="of:=CONCATENATE([.C100];&quot;-2sht&quot;;[.E100];&quot;-2rw&quot;;TEXT([.F100];&quot;00&quot;);&quot;-2cl&quot;;TEXT([.G100];&quot;00&quot;))" office:value-type="string" office:string-value="southflorida-2sht1-2rw08-2cl08" calcext:value-type="string">
            <text:p>southflorida-2sht1-2rw08-2cl08</text:p>
          </table:table-cell>
        </table:table-row>
        <table:table-row table:style-name="ro1">
          <table:table-cell table:number-columns-repeated="2" office:value-type="string" calcext:value-type="string">
            <text:p>Temple Owls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Templ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#f/templ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1]=&quot;None&quot;;CONCATENATE([.C101];&quot;-sheet&quot;;[.E101];&quot;-row&quot;;TEXT([.F101];&quot;00&quot;);&quot;-col&quot;;TEXT([.G101];&quot;00&quot;));[.S101])" office:value-type="string" office:string-value="temple" calcext:value-type="string">
            <text:p>temple</text:p>
          </table:table-cell>
          <table:table-cell table:formula="of:=CONCATENATE([.C101];&quot;-sheet&quot;;[.E101];&quot;-row&quot;;TEXT([.F101];&quot;00&quot;);&quot;-col&quot;;TEXT([.G101];&quot;00&quot;))" office:value-type="string" office:string-value="temple-sheet1-row08-col09" calcext:value-type="string">
            <text:p>temple-sheet1-row08-col09</text:p>
          </table:table-cell>
          <table:table-cell table:formula="of:=CONCATENATE([.C101];&quot;-2sht&quot;;[.E101];&quot;-2rw&quot;;TEXT([.F101];&quot;00&quot;);&quot;-2cl&quot;;TEXT([.G101];&quot;00&quot;))" office:value-type="string" office:string-value="temple-2sht1-2rw08-2cl09" calcext:value-type="string">
            <text:p>temple-2sht1-2rw08-2cl09</text:p>
          </table:table-cell>
        </table:table-row>
        <table:table-row table:style-name="ro1">
          <table:table-cell table:number-columns-repeated="2" office:value-type="string" calcext:value-type="string">
            <text:p>Tulane Green Wave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Tula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ulane</text:p>
          </table:table-cell>
          <table:table-cell office:value-type="string" calcext:value-type="string">
            <text:p>#f/tulan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2]=&quot;None&quot;;CONCATENATE([.C102];&quot;-sheet&quot;;[.E102];&quot;-row&quot;;TEXT([.F102];&quot;00&quot;);&quot;-col&quot;;TEXT([.G102];&quot;00&quot;));[.S102])" office:value-type="string" office:string-value="tulane" calcext:value-type="string">
            <text:p>tulane</text:p>
          </table:table-cell>
          <table:table-cell table:formula="of:=CONCATENATE([.C102];&quot;-sheet&quot;;[.E102];&quot;-row&quot;;TEXT([.F102];&quot;00&quot;);&quot;-col&quot;;TEXT([.G102];&quot;00&quot;))" office:value-type="string" office:string-value="tulane-sheet1-row08-col10" calcext:value-type="string">
            <text:p>tulane-sheet1-row08-col10</text:p>
          </table:table-cell>
          <table:table-cell table:formula="of:=CONCATENATE([.C102];&quot;-2sht&quot;;[.E102];&quot;-2rw&quot;;TEXT([.F102];&quot;00&quot;);&quot;-2cl&quot;;TEXT([.G102];&quot;00&quot;))" office:value-type="string" office:string-value="tulane-2sht1-2rw08-2cl10" calcext:value-type="string">
            <text:p>tulane-2sht1-2rw08-2cl10</text:p>
          </table:table-cell>
        </table:table-row>
        <table:table-row table:style-name="ro1">
          <table:table-cell table:number-columns-repeated="2" office:value-type="string" calcext:value-type="string">
            <text:p>Tulsa Golden Hurricane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Tuls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ulsa</text:p>
          </table:table-cell>
          <table:table-cell office:value-type="string" calcext:value-type="string">
            <text:p>#f/tuls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3]=&quot;None&quot;;CONCATENATE([.C103];&quot;-sheet&quot;;[.E103];&quot;-row&quot;;TEXT([.F103];&quot;00&quot;);&quot;-col&quot;;TEXT([.G103];&quot;00&quot;));[.S103])" office:value-type="string" office:string-value="tulsa" calcext:value-type="string">
            <text:p>tulsa</text:p>
          </table:table-cell>
          <table:table-cell table:formula="of:=CONCATENATE([.C103];&quot;-sheet&quot;;[.E103];&quot;-row&quot;;TEXT([.F103];&quot;00&quot;);&quot;-col&quot;;TEXT([.G103];&quot;00&quot;))" office:value-type="string" office:string-value="tulsa-sheet1-row08-col11" calcext:value-type="string">
            <text:p>tulsa-sheet1-row08-col11</text:p>
          </table:table-cell>
          <table:table-cell table:formula="of:=CONCATENATE([.C103];&quot;-2sht&quot;;[.E103];&quot;-2rw&quot;;TEXT([.F103];&quot;00&quot;);&quot;-2cl&quot;;TEXT([.G103];&quot;00&quot;))" office:value-type="string" office:string-value="tulsa-2sht1-2rw08-2cl11" calcext:value-type="string">
            <text:p>tulsa-2sht1-2rw08-2cl11</text:p>
          </table:table-cell>
        </table:table-row>
        <table:table-row table:style-name="ro1">
          <table:table-cell table:number-columns-repeated="2" office:value-type="string" calcext:value-type="string">
            <text:p>UCF Knights</text:p>
          </table:table-cell>
          <table:table-cell office:value-type="string" calcext:value-type="string">
            <text:p>ucf</text:p>
          </table:table-cell>
          <table:table-cell office:value-type="string" calcext:value-type="string">
            <text:p>UC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cf</text:p>
          </table:table-cell>
          <table:table-cell office:value-type="string" calcext:value-type="string">
            <text:p>#f/ucf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4]=&quot;None&quot;;CONCATENATE([.C104];&quot;-sheet&quot;;[.E104];&quot;-row&quot;;TEXT([.F104];&quot;00&quot;);&quot;-col&quot;;TEXT([.G104];&quot;00&quot;));[.S104])" office:value-type="string" office:string-value="ucf" calcext:value-type="string">
            <text:p>ucf</text:p>
          </table:table-cell>
          <table:table-cell table:formula="of:=CONCATENATE([.C104];&quot;-sheet&quot;;[.E104];&quot;-row&quot;;TEXT([.F104];&quot;00&quot;);&quot;-col&quot;;TEXT([.G104];&quot;00&quot;))" office:value-type="string" office:string-value="ucf-sheet1-row08-col12" calcext:value-type="string">
            <text:p>ucf-sheet1-row08-col12</text:p>
          </table:table-cell>
          <table:table-cell table:formula="of:=CONCATENATE([.C104];&quot;-2sht&quot;;[.E104];&quot;-2rw&quot;;TEXT([.F104];&quot;00&quot;);&quot;-2cl&quot;;TEXT([.G104];&quot;00&quot;))" office:value-type="string" office:string-value="ucf-2sht1-2rw08-2cl12" calcext:value-type="string">
            <text:p>ucf-2sht1-2rw08-2cl12</text:p>
          </table:table-cell>
        </table:table-row>
        <table:table-row table:style-name="ro1">
          <table:table-cell office:value-type="string" calcext:value-type="string">
            <text:p>Houston Cougars Alternate</text:p>
          </table:table-cell>
          <table:table-cell office:value-type="string" calcext:value-type="string">
            <text:p>Houston Cougars</text:p>
          </table:table-cell>
          <table:table-cell office:value-type="string" calcext:value-type="string">
            <text:p>houston2</text:p>
          </table:table-cell>
          <table:table-cell office:value-type="string" calcext:value-type="string">
            <text:p>Housto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ouston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5]=&quot;None&quot;;CONCATENATE([.C105];&quot;-sheet&quot;;[.E105];&quot;-row&quot;;TEXT([.F105];&quot;00&quot;);&quot;-col&quot;;TEXT([.G105];&quot;00&quot;));[.S105])" office:value-type="string" office:string-value="houston2" calcext:value-type="string">
            <text:p>houston2</text:p>
          </table:table-cell>
          <table:table-cell table:formula="of:=CONCATENATE([.C105];&quot;-sheet&quot;;[.E105];&quot;-row&quot;;TEXT([.F105];&quot;00&quot;);&quot;-col&quot;;TEXT([.G105];&quot;00&quot;))" office:value-type="string" office:string-value="houston2-sheet1-row08-col13" calcext:value-type="string">
            <text:p>houston2-sheet1-row08-col13</text:p>
          </table:table-cell>
          <table:table-cell table:formula="of:=CONCATENATE([.C105];&quot;-2sht&quot;;[.E105];&quot;-2rw&quot;;TEXT([.F105];&quot;00&quot;);&quot;-2cl&quot;;TEXT([.G105];&quot;00&quot;))" office:value-type="string" office:string-value="houston2-2sht1-2rw08-2cl13" calcext:value-type="string">
            <text:p>houston2-2sht1-2rw08-2cl13</text:p>
          </table:table-cell>
        </table:table-row>
        <table:table-row table:style-name="ro1">
          <table:table-cell table:number-columns-repeated="2" office:value-type="string" calcext:value-type="string">
            <text:p>Charlotte 49ers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Charlot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#f/charlot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6]=&quot;None&quot;;CONCATENATE([.C106];&quot;-sheet&quot;;[.E106];&quot;-row&quot;;TEXT([.F106];&quot;00&quot;);&quot;-col&quot;;TEXT([.G106];&quot;00&quot;));[.S106])" office:value-type="string" office:string-value="charlotte" calcext:value-type="string">
            <text:p>charlotte</text:p>
          </table:table-cell>
          <table:table-cell table:formula="of:=CONCATENATE([.C106];&quot;-sheet&quot;;[.E106];&quot;-row&quot;;TEXT([.F106];&quot;00&quot;);&quot;-col&quot;;TEXT([.G106];&quot;00&quot;))" office:value-type="string" office:string-value="charlotte-sheet1-row09-col01" calcext:value-type="string">
            <text:p>charlotte-sheet1-row09-col01</text:p>
          </table:table-cell>
          <table:table-cell table:formula="of:=CONCATENATE([.C106];&quot;-2sht&quot;;[.E106];&quot;-2rw&quot;;TEXT([.F106];&quot;00&quot;);&quot;-2cl&quot;;TEXT([.G106];&quot;00&quot;))" office:value-type="string" office:string-value="charlotte-2sht1-2rw09-2cl01" calcext:value-type="string">
            <text:p>charlotte-2sht1-2rw09-2cl01</text:p>
          </table:table-cell>
        </table:table-row>
        <table:table-row table:style-name="ro1">
          <table:table-cell table:number-columns-repeated="2" office:value-type="string" calcext:value-type="string">
            <text:p>Florida Atlantic Owls</text:p>
          </table:table-cell>
          <table:table-cell office:value-type="string" calcext:value-type="string">
            <text:p>floridaatlantic</text:p>
          </table:table-cell>
          <table:table-cell office:value-type="string" calcext:value-type="string">
            <text:p>Florida Atlanti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loridaatlantic</text:p>
          </table:table-cell>
          <table:table-cell office:value-type="string" calcext:value-type="string">
            <text:p>#f/floridaatlantic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7]=&quot;None&quot;;CONCATENATE([.C107];&quot;-sheet&quot;;[.E107];&quot;-row&quot;;TEXT([.F107];&quot;00&quot;);&quot;-col&quot;;TEXT([.G107];&quot;00&quot;));[.S107])" office:value-type="string" office:string-value="floridaatlantic" calcext:value-type="string">
            <text:p>floridaatlantic</text:p>
          </table:table-cell>
          <table:table-cell table:formula="of:=CONCATENATE([.C107];&quot;-sheet&quot;;[.E107];&quot;-row&quot;;TEXT([.F107];&quot;00&quot;);&quot;-col&quot;;TEXT([.G107];&quot;00&quot;))" office:value-type="string" office:string-value="floridaatlantic-sheet1-row09-col02" calcext:value-type="string">
            <text:p>floridaatlantic-sheet1-row09-col02</text:p>
          </table:table-cell>
          <table:table-cell table:formula="of:=CONCATENATE([.C107];&quot;-2sht&quot;;[.E107];&quot;-2rw&quot;;TEXT([.F107];&quot;00&quot;);&quot;-2cl&quot;;TEXT([.G107];&quot;00&quot;))" office:value-type="string" office:string-value="floridaatlantic-2sht1-2rw09-2cl02" calcext:value-type="string">
            <text:p>floridaatlantic-2sht1-2rw09-2cl02</text:p>
          </table:table-cell>
        </table:table-row>
        <table:table-row table:style-name="ro1">
          <table:table-cell table:number-columns-repeated="2" office:value-type="string" calcext:value-type="string">
            <text:p>Florida International Golden Panthers</text:p>
          </table:table-cell>
          <table:table-cell office:value-type="string" calcext:value-type="string">
            <text:p>floridainternational</text:p>
          </table:table-cell>
          <table:table-cell office:value-type="string" calcext:value-type="string">
            <text:p>Florida Internationa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loridainternational</text:p>
          </table:table-cell>
          <table:table-cell office:value-type="string" calcext:value-type="string">
            <text:p>#f/floridainternational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8]=&quot;None&quot;;CONCATENATE([.C108];&quot;-sheet&quot;;[.E108];&quot;-row&quot;;TEXT([.F108];&quot;00&quot;);&quot;-col&quot;;TEXT([.G108];&quot;00&quot;));[.S108])" office:value-type="string" office:string-value="floridainternational" calcext:value-type="string">
            <text:p>floridainternational</text:p>
          </table:table-cell>
          <table:table-cell table:formula="of:=CONCATENATE([.C108];&quot;-sheet&quot;;[.E108];&quot;-row&quot;;TEXT([.F108];&quot;00&quot;);&quot;-col&quot;;TEXT([.G108];&quot;00&quot;))" office:value-type="string" office:string-value="floridainternational-sheet1-row09-col03" calcext:value-type="string">
            <text:p>floridainternational-sheet1-row09-col03</text:p>
          </table:table-cell>
          <table:table-cell table:formula="of:=CONCATENATE([.C108];&quot;-2sht&quot;;[.E108];&quot;-2rw&quot;;TEXT([.F108];&quot;00&quot;);&quot;-2cl&quot;;TEXT([.G108];&quot;00&quot;))" office:value-type="string" office:string-value="floridainternational-2sht1-2rw09-2cl03" calcext:value-type="string">
            <text:p>floridainternational-2sht1-2rw09-2cl03</text:p>
          </table:table-cell>
        </table:table-row>
        <table:table-row table:style-name="ro1">
          <table:table-cell table:number-columns-repeated="2" office:value-type="string" calcext:value-type="string">
            <text:p>Louisiana Tech Bulldogs</text:p>
          </table:table-cell>
          <table:table-cell office:value-type="string" calcext:value-type="string">
            <text:p>louisianatech</text:p>
          </table:table-cell>
          <table:table-cell office:value-type="string" calcext:value-type="string">
            <text:p>Louisiana Tec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louisianatech</text:p>
          </table:table-cell>
          <table:table-cell office:value-type="string" calcext:value-type="string">
            <text:p>#f/louisianatec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09]=&quot;None&quot;;CONCATENATE([.C109];&quot;-sheet&quot;;[.E109];&quot;-row&quot;;TEXT([.F109];&quot;00&quot;);&quot;-col&quot;;TEXT([.G109];&quot;00&quot;));[.S109])" office:value-type="string" office:string-value="louisianatech" calcext:value-type="string">
            <text:p>louisianatech</text:p>
          </table:table-cell>
          <table:table-cell table:formula="of:=CONCATENATE([.C109];&quot;-sheet&quot;;[.E109];&quot;-row&quot;;TEXT([.F109];&quot;00&quot;);&quot;-col&quot;;TEXT([.G109];&quot;00&quot;))" office:value-type="string" office:string-value="louisianatech-sheet1-row09-col04" calcext:value-type="string">
            <text:p>louisianatech-sheet1-row09-col04</text:p>
          </table:table-cell>
          <table:table-cell table:formula="of:=CONCATENATE([.C109];&quot;-2sht&quot;;[.E109];&quot;-2rw&quot;;TEXT([.F109];&quot;00&quot;);&quot;-2cl&quot;;TEXT([.G109];&quot;00&quot;))" office:value-type="string" office:string-value="louisianatech-2sht1-2rw09-2cl04" calcext:value-type="string">
            <text:p>louisianatech-2sht1-2rw09-2cl04</text:p>
          </table:table-cell>
        </table:table-row>
        <table:table-row table:style-name="ro1">
          <table:table-cell table:number-columns-repeated="2" office:value-type="string" calcext:value-type="string">
            <text:p>Marshall Thundering Herd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Marshal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#f/marshall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0]=&quot;None&quot;;CONCATENATE([.C110];&quot;-sheet&quot;;[.E110];&quot;-row&quot;;TEXT([.F110];&quot;00&quot;);&quot;-col&quot;;TEXT([.G110];&quot;00&quot;));[.S110])" office:value-type="string" office:string-value="marshall" calcext:value-type="string">
            <text:p>marshall</text:p>
          </table:table-cell>
          <table:table-cell table:formula="of:=CONCATENATE([.C110];&quot;-sheet&quot;;[.E110];&quot;-row&quot;;TEXT([.F110];&quot;00&quot;);&quot;-col&quot;;TEXT([.G110];&quot;00&quot;))" office:value-type="string" office:string-value="marshall-sheet1-row09-col05" calcext:value-type="string">
            <text:p>marshall-sheet1-row09-col05</text:p>
          </table:table-cell>
          <table:table-cell table:formula="of:=CONCATENATE([.C110];&quot;-2sht&quot;;[.E110];&quot;-2rw&quot;;TEXT([.F110];&quot;00&quot;);&quot;-2cl&quot;;TEXT([.G110];&quot;00&quot;))" office:value-type="string" office:string-value="marshall-2sht1-2rw09-2cl05" calcext:value-type="string">
            <text:p>marshall-2sht1-2rw09-2cl05</text:p>
          </table:table-cell>
        </table:table-row>
        <table:table-row table:style-name="ro1">
          <table:table-cell table:number-columns-repeated="2" office:value-type="string" calcext:value-type="string">
            <text:p>Middle Tennessee Blue Raiders</text:p>
          </table:table-cell>
          <table:table-cell office:value-type="string" calcext:value-type="string">
            <text:p>middletennessee</text:p>
          </table:table-cell>
          <table:table-cell office:value-type="string" calcext:value-type="string">
            <text:p>Middle Tennesse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ddletennessee</text:p>
          </table:table-cell>
          <table:table-cell office:value-type="string" calcext:value-type="string">
            <text:p>#f/middletennesse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1]=&quot;None&quot;;CONCATENATE([.C111];&quot;-sheet&quot;;[.E111];&quot;-row&quot;;TEXT([.F111];&quot;00&quot;);&quot;-col&quot;;TEXT([.G111];&quot;00&quot;));[.S111])" office:value-type="string" office:string-value="middletennessee" calcext:value-type="string">
            <text:p>middletennessee</text:p>
          </table:table-cell>
          <table:table-cell table:formula="of:=CONCATENATE([.C111];&quot;-sheet&quot;;[.E111];&quot;-row&quot;;TEXT([.F111];&quot;00&quot;);&quot;-col&quot;;TEXT([.G111];&quot;00&quot;))" office:value-type="string" office:string-value="middletennessee-sheet1-row09-col06" calcext:value-type="string">
            <text:p>middletennessee-sheet1-row09-col06</text:p>
          </table:table-cell>
          <table:table-cell table:formula="of:=CONCATENATE([.C111];&quot;-2sht&quot;;[.E111];&quot;-2rw&quot;;TEXT([.F111];&quot;00&quot;);&quot;-2cl&quot;;TEXT([.G111];&quot;00&quot;))" office:value-type="string" office:string-value="middletennessee-2sht1-2rw09-2cl06" calcext:value-type="string">
            <text:p>middletennessee-2sht1-2rw09-2cl06</text:p>
          </table:table-cell>
        </table:table-row>
        <table:table-row table:style-name="ro1">
          <table:table-cell table:number-columns-repeated="2" office:value-type="string" calcext:value-type="string">
            <text:p>North Texas Mean Green</text:p>
          </table:table-cell>
          <table:table-cell office:value-type="string" calcext:value-type="string">
            <text:p>northtexas</text:p>
          </table:table-cell>
          <table:table-cell office:value-type="string" calcext:value-type="string">
            <text:p>North Texa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rthtexas</text:p>
          </table:table-cell>
          <table:table-cell office:value-type="string" calcext:value-type="string">
            <text:p>#f/northtexa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2]=&quot;None&quot;;CONCATENATE([.C112];&quot;-sheet&quot;;[.E112];&quot;-row&quot;;TEXT([.F112];&quot;00&quot;);&quot;-col&quot;;TEXT([.G112];&quot;00&quot;));[.S112])" office:value-type="string" office:string-value="northtexas" calcext:value-type="string">
            <text:p>northtexas</text:p>
          </table:table-cell>
          <table:table-cell table:formula="of:=CONCATENATE([.C112];&quot;-sheet&quot;;[.E112];&quot;-row&quot;;TEXT([.F112];&quot;00&quot;);&quot;-col&quot;;TEXT([.G112];&quot;00&quot;))" office:value-type="string" office:string-value="northtexas-sheet1-row09-col07" calcext:value-type="string">
            <text:p>northtexas-sheet1-row09-col07</text:p>
          </table:table-cell>
          <table:table-cell table:formula="of:=CONCATENATE([.C112];&quot;-2sht&quot;;[.E112];&quot;-2rw&quot;;TEXT([.F112];&quot;00&quot;);&quot;-2cl&quot;;TEXT([.G112];&quot;00&quot;))" office:value-type="string" office:string-value="northtexas-2sht1-2rw09-2cl07" calcext:value-type="string">
            <text:p>northtexas-2sht1-2rw09-2cl07</text:p>
          </table:table-cell>
        </table:table-row>
        <table:table-row table:style-name="ro1">
          <table:table-cell table:number-columns-repeated="2" office:value-type="string" calcext:value-type="string">
            <text:p>Old Dominion Monarchs</text:p>
          </table:table-cell>
          <table:table-cell office:value-type="string" calcext:value-type="string">
            <text:p>olddominion</text:p>
          </table:table-cell>
          <table:table-cell office:value-type="string" calcext:value-type="string">
            <text:p>Old Dominion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lddominion</text:p>
          </table:table-cell>
          <table:table-cell office:value-type="string" calcext:value-type="string">
            <text:p>#f/olddominio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3]=&quot;None&quot;;CONCATENATE([.C113];&quot;-sheet&quot;;[.E113];&quot;-row&quot;;TEXT([.F113];&quot;00&quot;);&quot;-col&quot;;TEXT([.G113];&quot;00&quot;));[.S113])" office:value-type="string" office:string-value="olddominion" calcext:value-type="string">
            <text:p>olddominion</text:p>
          </table:table-cell>
          <table:table-cell table:formula="of:=CONCATENATE([.C113];&quot;-sheet&quot;;[.E113];&quot;-row&quot;;TEXT([.F113];&quot;00&quot;);&quot;-col&quot;;TEXT([.G113];&quot;00&quot;))" office:value-type="string" office:string-value="olddominion-sheet1-row09-col08" calcext:value-type="string">
            <text:p>olddominion-sheet1-row09-col08</text:p>
          </table:table-cell>
          <table:table-cell table:formula="of:=CONCATENATE([.C113];&quot;-2sht&quot;;[.E113];&quot;-2rw&quot;;TEXT([.F113];&quot;00&quot;);&quot;-2cl&quot;;TEXT([.G113];&quot;00&quot;))" office:value-type="string" office:string-value="olddominion-2sht1-2rw09-2cl08" calcext:value-type="string">
            <text:p>olddominion-2sht1-2rw09-2cl08</text:p>
          </table:table-cell>
        </table:table-row>
        <table:table-row table:style-name="ro1">
          <table:table-cell table:number-columns-repeated="2" office:value-type="string" calcext:value-type="string">
            <text:p>Rice Owls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ic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#f/rice</text:p>
          </table:table-cell>
          <table:table-cell office:value-type="string" calcext:value-type="string">
            <text:p>#f/r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4]=&quot;None&quot;;CONCATENATE([.C114];&quot;-sheet&quot;;[.E114];&quot;-row&quot;;TEXT([.F114];&quot;00&quot;);&quot;-col&quot;;TEXT([.G114];&quot;00&quot;));[.S114])" office:value-type="string" office:string-value="rice" calcext:value-type="string">
            <text:p>rice</text:p>
          </table:table-cell>
          <table:table-cell table:formula="of:=CONCATENATE([.C114];&quot;-sheet&quot;;[.E114];&quot;-row&quot;;TEXT([.F114];&quot;00&quot;);&quot;-col&quot;;TEXT([.G114];&quot;00&quot;))" office:value-type="string" office:string-value="rice-sheet1-row09-col09" calcext:value-type="string">
            <text:p>rice-sheet1-row09-col09</text:p>
          </table:table-cell>
          <table:table-cell table:formula="of:=CONCATENATE([.C114];&quot;-2sht&quot;;[.E114];&quot;-2rw&quot;;TEXT([.F114];&quot;00&quot;);&quot;-2cl&quot;;TEXT([.G114];&quot;00&quot;))" office:value-type="string" office:string-value="rice-2sht1-2rw09-2cl09" calcext:value-type="string">
            <text:p>rice-2sht1-2rw09-2cl09</text:p>
          </table:table-cell>
        </table:table-row>
        <table:table-row table:style-name="ro1">
          <table:table-cell table:number-columns-repeated="2" office:value-type="string" calcext:value-type="string">
            <text:p>Southern Miss Golden Eagles</text:p>
          </table:table-cell>
          <table:table-cell office:value-type="string" calcext:value-type="string">
            <text:p>southernmiss</text:p>
          </table:table-cell>
          <table:table-cell office:value-type="string" calcext:value-type="string">
            <text:p>Southern Mis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outhernmiss</text:p>
          </table:table-cell>
          <table:table-cell office:value-type="string" calcext:value-type="string">
            <text:p>#f/southernmis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5]=&quot;None&quot;;CONCATENATE([.C115];&quot;-sheet&quot;;[.E115];&quot;-row&quot;;TEXT([.F115];&quot;00&quot;);&quot;-col&quot;;TEXT([.G115];&quot;00&quot;));[.S115])" office:value-type="string" office:string-value="southernmiss" calcext:value-type="string">
            <text:p>southernmiss</text:p>
          </table:table-cell>
          <table:table-cell table:formula="of:=CONCATENATE([.C115];&quot;-sheet&quot;;[.E115];&quot;-row&quot;;TEXT([.F115];&quot;00&quot;);&quot;-col&quot;;TEXT([.G115];&quot;00&quot;))" office:value-type="string" office:string-value="southernmiss-sheet1-row09-col10" calcext:value-type="string">
            <text:p>southernmiss-sheet1-row09-col10</text:p>
          </table:table-cell>
          <table:table-cell table:formula="of:=CONCATENATE([.C115];&quot;-2sht&quot;;[.E115];&quot;-2rw&quot;;TEXT([.F115];&quot;00&quot;);&quot;-2cl&quot;;TEXT([.G115];&quot;00&quot;))" office:value-type="string" office:string-value="southernmiss-2sht1-2rw09-2cl10" calcext:value-type="string">
            <text:p>southernmiss-2sht1-2rw09-2cl10</text:p>
          </table:table-cell>
        </table:table-row>
        <table:table-row table:style-name="ro1">
          <table:table-cell table:number-columns-repeated="2" office:value-type="string" calcext:value-type="string">
            <text:p>UTEP Miners</text:p>
          </table:table-cell>
          <table:table-cell office:value-type="string" calcext:value-type="string">
            <text:p>utep</text:p>
          </table:table-cell>
          <table:table-cell office:value-type="string" calcext:value-type="string">
            <text:p>UTEP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tep</text:p>
          </table:table-cell>
          <table:table-cell office:value-type="string" calcext:value-type="string">
            <text:p>#f/utep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6]=&quot;None&quot;;CONCATENATE([.C116];&quot;-sheet&quot;;[.E116];&quot;-row&quot;;TEXT([.F116];&quot;00&quot;);&quot;-col&quot;;TEXT([.G116];&quot;00&quot;));[.S116])" office:value-type="string" office:string-value="utep" calcext:value-type="string">
            <text:p>utep</text:p>
          </table:table-cell>
          <table:table-cell table:formula="of:=CONCATENATE([.C116];&quot;-sheet&quot;;[.E116];&quot;-row&quot;;TEXT([.F116];&quot;00&quot;);&quot;-col&quot;;TEXT([.G116];&quot;00&quot;))" office:value-type="string" office:string-value="utep-sheet1-row09-col11" calcext:value-type="string">
            <text:p>utep-sheet1-row09-col11</text:p>
          </table:table-cell>
          <table:table-cell table:formula="of:=CONCATENATE([.C116];&quot;-2sht&quot;;[.E116];&quot;-2rw&quot;;TEXT([.F116];&quot;00&quot;);&quot;-2cl&quot;;TEXT([.G116];&quot;00&quot;))" office:value-type="string" office:string-value="utep-2sht1-2rw09-2cl11" calcext:value-type="string">
            <text:p>utep-2sht1-2rw09-2cl11</text:p>
          </table:table-cell>
        </table:table-row>
        <table:table-row table:style-name="ro1">
          <table:table-cell table:number-columns-repeated="2" office:value-type="string" calcext:value-type="string">
            <text:p>UTSA Roadrunners</text:p>
          </table:table-cell>
          <table:table-cell office:value-type="string" calcext:value-type="string">
            <text:p>utsa</text:p>
          </table:table-cell>
          <table:table-cell office:value-type="string" calcext:value-type="string">
            <text:p>UTS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tsa</text:p>
          </table:table-cell>
          <table:table-cell office:value-type="string" calcext:value-type="string">
            <text:p>#f/uts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7]=&quot;None&quot;;CONCATENATE([.C117];&quot;-sheet&quot;;[.E117];&quot;-row&quot;;TEXT([.F117];&quot;00&quot;);&quot;-col&quot;;TEXT([.G117];&quot;00&quot;));[.S117])" office:value-type="string" office:string-value="utsa" calcext:value-type="string">
            <text:p>utsa</text:p>
          </table:table-cell>
          <table:table-cell table:formula="of:=CONCATENATE([.C117];&quot;-sheet&quot;;[.E117];&quot;-row&quot;;TEXT([.F117];&quot;00&quot;);&quot;-col&quot;;TEXT([.G117];&quot;00&quot;))" office:value-type="string" office:string-value="utsa-sheet1-row09-col12" calcext:value-type="string">
            <text:p>utsa-sheet1-row09-col12</text:p>
          </table:table-cell>
          <table:table-cell table:formula="of:=CONCATENATE([.C117];&quot;-2sht&quot;;[.E117];&quot;-2rw&quot;;TEXT([.F117];&quot;00&quot;);&quot;-2cl&quot;;TEXT([.G117];&quot;00&quot;))" office:value-type="string" office:string-value="utsa-2sht1-2rw09-2cl12" calcext:value-type="string">
            <text:p>utsa-2sht1-2rw09-2cl12</text:p>
          </table:table-cell>
        </table:table-row>
        <table:table-row table:style-name="ro1">
          <table:table-cell table:number-columns-repeated="2" office:value-type="string" calcext:value-type="string">
            <text:p>Western Kentucky Hilltoppers</text:p>
          </table:table-cell>
          <table:table-cell office:value-type="string" calcext:value-type="string">
            <text:p>westernkentucky</text:p>
          </table:table-cell>
          <table:table-cell office:value-type="string" calcext:value-type="string">
            <text:p>Western Kentucky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Conference USA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cus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esternkentucky</text:p>
          </table:table-cell>
          <table:table-cell office:value-type="string" calcext:value-type="string">
            <text:p>#f/westernkentucky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8]=&quot;None&quot;;CONCATENATE([.C118];&quot;-sheet&quot;;[.E118];&quot;-row&quot;;TEXT([.F118];&quot;00&quot;);&quot;-col&quot;;TEXT([.G118];&quot;00&quot;));[.S118])" office:value-type="string" office:string-value="westernkentucky" calcext:value-type="string">
            <text:p>westernkentucky</text:p>
          </table:table-cell>
          <table:table-cell table:formula="of:=CONCATENATE([.C118];&quot;-sheet&quot;;[.E118];&quot;-row&quot;;TEXT([.F118];&quot;00&quot;);&quot;-col&quot;;TEXT([.G118];&quot;00&quot;))" office:value-type="string" office:string-value="westernkentucky-sheet1-row09-col13" calcext:value-type="string">
            <text:p>westernkentucky-sheet1-row09-col13</text:p>
          </table:table-cell>
          <table:table-cell table:formula="of:=CONCATENATE([.C118];&quot;-2sht&quot;;[.E118];&quot;-2rw&quot;;TEXT([.F118];&quot;00&quot;);&quot;-2cl&quot;;TEXT([.G118];&quot;00&quot;))" office:value-type="string" office:string-value="westernkentucky-2sht1-2rw09-2cl13" calcext:value-type="string">
            <text:p>westernkentucky-2sht1-2rw09-2cl13</text:p>
          </table:table-cell>
        </table:table-row>
        <table:table-row table:style-name="ro1">
          <table:table-cell table:number-columns-repeated="2" office:value-type="string" calcext:value-type="string">
            <text:p>Akron Zips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Akr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#f/akron</text:p>
          </table:table-cell>
          <table:table-cell office:value-type="string" calcext:value-type="string">
            <text:p>#f/z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19]=&quot;None&quot;;CONCATENATE([.C119];&quot;-sheet&quot;;[.E119];&quot;-row&quot;;TEXT([.F119];&quot;00&quot;);&quot;-col&quot;;TEXT([.G119];&quot;00&quot;));[.S119])" office:value-type="string" office:string-value="akron" calcext:value-type="string">
            <text:p>akron</text:p>
          </table:table-cell>
          <table:table-cell table:formula="of:=CONCATENATE([.C119];&quot;-sheet&quot;;[.E119];&quot;-row&quot;;TEXT([.F119];&quot;00&quot;);&quot;-col&quot;;TEXT([.G119];&quot;00&quot;))" office:value-type="string" office:string-value="akron-sheet1-row10-col01" calcext:value-type="string">
            <text:p>akron-sheet1-row10-col01</text:p>
          </table:table-cell>
          <table:table-cell table:formula="of:=CONCATENATE([.C119];&quot;-2sht&quot;;[.E119];&quot;-2rw&quot;;TEXT([.F119];&quot;00&quot;);&quot;-2cl&quot;;TEXT([.G119];&quot;00&quot;))" office:value-type="string" office:string-value="akron-2sht1-2rw10-2cl01" calcext:value-type="string">
            <text:p>akron-2sht1-2rw10-2cl01</text:p>
          </table:table-cell>
        </table:table-row>
        <table:table-row table:style-name="ro1">
          <table:table-cell table:number-columns-repeated="2" office:value-type="string" calcext:value-type="string">
            <text:p>Ball State Cardinals</text:p>
          </table:table-cell>
          <table:table-cell office:value-type="string" calcext:value-type="string">
            <text:p>ballstate</text:p>
          </table:table-cell>
          <table:table-cell office:value-type="string" calcext:value-type="string">
            <text:p>Ball St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allstate</text:p>
          </table:table-cell>
          <table:table-cell office:value-type="string" calcext:value-type="string">
            <text:p>#f/ball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0]=&quot;None&quot;;CONCATENATE([.C120];&quot;-sheet&quot;;[.E120];&quot;-row&quot;;TEXT([.F120];&quot;00&quot;);&quot;-col&quot;;TEXT([.G120];&quot;00&quot;));[.S120])" office:value-type="string" office:string-value="ballstate" calcext:value-type="string">
            <text:p>ballstate</text:p>
          </table:table-cell>
          <table:table-cell table:formula="of:=CONCATENATE([.C120];&quot;-sheet&quot;;[.E120];&quot;-row&quot;;TEXT([.F120];&quot;00&quot;);&quot;-col&quot;;TEXT([.G120];&quot;00&quot;))" office:value-type="string" office:string-value="ballstate-sheet1-row10-col02" calcext:value-type="string">
            <text:p>ballstate-sheet1-row10-col02</text:p>
          </table:table-cell>
          <table:table-cell table:formula="of:=CONCATENATE([.C120];&quot;-2sht&quot;;[.E120];&quot;-2rw&quot;;TEXT([.F120];&quot;00&quot;);&quot;-2cl&quot;;TEXT([.G120];&quot;00&quot;))" office:value-type="string" office:string-value="ballstate-2sht1-2rw10-2cl02" calcext:value-type="string">
            <text:p>ballstate-2sht1-2rw10-2cl02</text:p>
          </table:table-cell>
        </table:table-row>
        <table:table-row table:style-name="ro1">
          <table:table-cell table:number-columns-repeated="2" office:value-type="string" calcext:value-type="string">
            <text:p>Bowling Green Falcons</text:p>
          </table:table-cell>
          <table:table-cell office:value-type="string" calcext:value-type="string">
            <text:p>bowlinggreen</text:p>
          </table:table-cell>
          <table:table-cell office:value-type="string" calcext:value-type="string">
            <text:p>Bowling Gree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owlinggreen</text:p>
          </table:table-cell>
          <table:table-cell office:value-type="string" calcext:value-type="string">
            <text:p>#f/bowlinggree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1]=&quot;None&quot;;CONCATENATE([.C121];&quot;-sheet&quot;;[.E121];&quot;-row&quot;;TEXT([.F121];&quot;00&quot;);&quot;-col&quot;;TEXT([.G121];&quot;00&quot;));[.S121])" office:value-type="string" office:string-value="bowlinggreen" calcext:value-type="string">
            <text:p>bowlinggreen</text:p>
          </table:table-cell>
          <table:table-cell table:formula="of:=CONCATENATE([.C121];&quot;-sheet&quot;;[.E121];&quot;-row&quot;;TEXT([.F121];&quot;00&quot;);&quot;-col&quot;;TEXT([.G121];&quot;00&quot;))" office:value-type="string" office:string-value="bowlinggreen-sheet1-row10-col03" calcext:value-type="string">
            <text:p>bowlinggreen-sheet1-row10-col03</text:p>
          </table:table-cell>
          <table:table-cell table:formula="of:=CONCATENATE([.C121];&quot;-2sht&quot;;[.E121];&quot;-2rw&quot;;TEXT([.F121];&quot;00&quot;);&quot;-2cl&quot;;TEXT([.G121];&quot;00&quot;))" office:value-type="string" office:string-value="bowlinggreen-2sht1-2rw10-2cl03" calcext:value-type="string">
            <text:p>bowlinggreen-2sht1-2rw10-2cl03</text:p>
          </table:table-cell>
        </table:table-row>
        <table:table-row table:style-name="ro1">
          <table:table-cell table:number-columns-repeated="2" office:value-type="string" calcext:value-type="string">
            <text:p>Buffalo Bulls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Buffa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#f/buffal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2]=&quot;None&quot;;CONCATENATE([.C122];&quot;-sheet&quot;;[.E122];&quot;-row&quot;;TEXT([.F122];&quot;00&quot;);&quot;-col&quot;;TEXT([.G122];&quot;00&quot;));[.S122])" office:value-type="string" office:string-value="buffalo" calcext:value-type="string">
            <text:p>buffalo</text:p>
          </table:table-cell>
          <table:table-cell table:formula="of:=CONCATENATE([.C122];&quot;-sheet&quot;;[.E122];&quot;-row&quot;;TEXT([.F122];&quot;00&quot;);&quot;-col&quot;;TEXT([.G122];&quot;00&quot;))" office:value-type="string" office:string-value="buffalo-sheet1-row10-col04" calcext:value-type="string">
            <text:p>buffalo-sheet1-row10-col04</text:p>
          </table:table-cell>
          <table:table-cell table:formula="of:=CONCATENATE([.C122];&quot;-2sht&quot;;[.E122];&quot;-2rw&quot;;TEXT([.F122];&quot;00&quot;);&quot;-2cl&quot;;TEXT([.G122];&quot;00&quot;))" office:value-type="string" office:string-value="buffalo-2sht1-2rw10-2cl04" calcext:value-type="string">
            <text:p>buffalo-2sht1-2rw10-2cl04</text:p>
          </table:table-cell>
        </table:table-row>
        <table:table-row table:style-name="ro1">
          <table:table-cell table:number-columns-repeated="2" office:value-type="string" calcext:value-type="string">
            <text:p>Central Michigan Chippewas</text:p>
          </table:table-cell>
          <table:table-cell office:value-type="string" calcext:value-type="string">
            <text:p>centralmichigan</text:p>
          </table:table-cell>
          <table:table-cell office:value-type="string" calcext:value-type="string">
            <text:p>Central Michig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entralmichigan</text:p>
          </table:table-cell>
          <table:table-cell office:value-type="string" calcext:value-type="string">
            <text:p>#f/centralmichiga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3]=&quot;None&quot;;CONCATENATE([.C123];&quot;-sheet&quot;;[.E123];&quot;-row&quot;;TEXT([.F123];&quot;00&quot;);&quot;-col&quot;;TEXT([.G123];&quot;00&quot;));[.S123])" office:value-type="string" office:string-value="centralmichigan" calcext:value-type="string">
            <text:p>centralmichigan</text:p>
          </table:table-cell>
          <table:table-cell table:formula="of:=CONCATENATE([.C123];&quot;-sheet&quot;;[.E123];&quot;-row&quot;;TEXT([.F123];&quot;00&quot;);&quot;-col&quot;;TEXT([.G123];&quot;00&quot;))" office:value-type="string" office:string-value="centralmichigan-sheet1-row10-col05" calcext:value-type="string">
            <text:p>centralmichigan-sheet1-row10-col05</text:p>
          </table:table-cell>
          <table:table-cell table:formula="of:=CONCATENATE([.C123];&quot;-2sht&quot;;[.E123];&quot;-2rw&quot;;TEXT([.F123];&quot;00&quot;);&quot;-2cl&quot;;TEXT([.G123];&quot;00&quot;))" office:value-type="string" office:string-value="centralmichigan-2sht1-2rw10-2cl05" calcext:value-type="string">
            <text:p>centralmichigan-2sht1-2rw10-2cl05</text:p>
          </table:table-cell>
        </table:table-row>
        <table:table-row table:style-name="ro1">
          <table:table-cell table:number-columns-repeated="2" office:value-type="string" calcext:value-type="string">
            <text:p>Eastern Michigan Eagles</text:p>
          </table:table-cell>
          <table:table-cell office:value-type="string" calcext:value-type="string">
            <text:p>easternmichigan</text:p>
          </table:table-cell>
          <table:table-cell office:value-type="string" calcext:value-type="string">
            <text:p>Eastern Michig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easternmichigan</text:p>
          </table:table-cell>
          <table:table-cell office:value-type="string" calcext:value-type="string">
            <text:p>#f/easternmichigan</text:p>
          </table:table-cell>
          <table:table-cell office:value-type="string" calcext:value-type="string">
            <text:p>#f/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4]=&quot;None&quot;;CONCATENATE([.C124];&quot;-sheet&quot;;[.E124];&quot;-row&quot;;TEXT([.F124];&quot;00&quot;);&quot;-col&quot;;TEXT([.G124];&quot;00&quot;));[.S124])" office:value-type="string" office:string-value="easternmichigan" calcext:value-type="string">
            <text:p>easternmichigan</text:p>
          </table:table-cell>
          <table:table-cell table:formula="of:=CONCATENATE([.C124];&quot;-sheet&quot;;[.E124];&quot;-row&quot;;TEXT([.F124];&quot;00&quot;);&quot;-col&quot;;TEXT([.G124];&quot;00&quot;))" office:value-type="string" office:string-value="easternmichigan-sheet1-row10-col06" calcext:value-type="string">
            <text:p>easternmichigan-sheet1-row10-col06</text:p>
          </table:table-cell>
          <table:table-cell table:formula="of:=CONCATENATE([.C124];&quot;-2sht&quot;;[.E124];&quot;-2rw&quot;;TEXT([.F124];&quot;00&quot;);&quot;-2cl&quot;;TEXT([.G124];&quot;00&quot;))" office:value-type="string" office:string-value="easternmichigan-2sht1-2rw10-2cl06" calcext:value-type="string">
            <text:p>easternmichigan-2sht1-2rw10-2cl06</text:p>
          </table:table-cell>
        </table:table-row>
        <table:table-row table:style-name="ro1">
          <table:table-cell table:number-columns-repeated="2" office:value-type="string" calcext:value-type="string">
            <text:p>Kent State Golden Flashes</text:p>
          </table:table-cell>
          <table:table-cell office:value-type="string" calcext:value-type="string">
            <text:p>kentstate</text:p>
          </table:table-cell>
          <table:table-cell office:value-type="string" calcext:value-type="string">
            <text:p>Kent Stat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kentstate</text:p>
          </table:table-cell>
          <table:table-cell office:value-type="string" calcext:value-type="string">
            <text:p>#f/kent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5]=&quot;None&quot;;CONCATENATE([.C125];&quot;-sheet&quot;;[.E125];&quot;-row&quot;;TEXT([.F125];&quot;00&quot;);&quot;-col&quot;;TEXT([.G125];&quot;00&quot;));[.S125])" office:value-type="string" office:string-value="kentstate" calcext:value-type="string">
            <text:p>kentstate</text:p>
          </table:table-cell>
          <table:table-cell table:formula="of:=CONCATENATE([.C125];&quot;-sheet&quot;;[.E125];&quot;-row&quot;;TEXT([.F125];&quot;00&quot;);&quot;-col&quot;;TEXT([.G125];&quot;00&quot;))" office:value-type="string" office:string-value="kentstate-sheet1-row10-col07" calcext:value-type="string">
            <text:p>kentstate-sheet1-row10-col07</text:p>
          </table:table-cell>
          <table:table-cell table:formula="of:=CONCATENATE([.C125];&quot;-2sht&quot;;[.E125];&quot;-2rw&quot;;TEXT([.F125];&quot;00&quot;);&quot;-2cl&quot;;TEXT([.G125];&quot;00&quot;))" office:value-type="string" office:string-value="kentstate-2sht1-2rw10-2cl07" calcext:value-type="string">
            <text:p>kentstate-2sht1-2rw10-2cl07</text:p>
          </table:table-cell>
        </table:table-row>
        <table:table-row table:style-name="ro1">
          <table:table-cell table:number-columns-repeated="2" office:value-type="string" calcext:value-type="string">
            <text:p>Massachusetts Minutemen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Massachusett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assachusetts</text:p>
          </table:table-cell>
          <table:table-cell office:value-type="string" calcext:value-type="string">
            <text:p>#f/massachusett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6]=&quot;None&quot;;CONCATENATE([.C126];&quot;-sheet&quot;;[.E126];&quot;-row&quot;;TEXT([.F126];&quot;00&quot;);&quot;-col&quot;;TEXT([.G126];&quot;00&quot;));[.S126])" office:value-type="string" office:string-value="massachusetts" calcext:value-type="string">
            <text:p>massachusetts</text:p>
          </table:table-cell>
          <table:table-cell table:formula="of:=CONCATENATE([.C126];&quot;-sheet&quot;;[.E126];&quot;-row&quot;;TEXT([.F126];&quot;00&quot;);&quot;-col&quot;;TEXT([.G126];&quot;00&quot;))" office:value-type="string" office:string-value="massachusetts-sheet1-row10-col08" calcext:value-type="string">
            <text:p>massachusetts-sheet1-row10-col08</text:p>
          </table:table-cell>
          <table:table-cell table:formula="of:=CONCATENATE([.C126];&quot;-2sht&quot;;[.E126];&quot;-2rw&quot;;TEXT([.F126];&quot;00&quot;);&quot;-2cl&quot;;TEXT([.G126];&quot;00&quot;))" office:value-type="string" office:string-value="massachusetts-2sht1-2rw10-2cl08" calcext:value-type="string">
            <text:p>massachusetts-2sht1-2rw10-2cl08</text:p>
          </table:table-cell>
        </table:table-row>
        <table:table-row table:style-name="ro1">
          <table:table-cell table:number-columns-repeated="2" office:value-type="string" calcext:value-type="string">
            <text:p>Miami RedHawks</text:p>
          </table:table-cell>
          <table:table-cell office:value-type="string" calcext:value-type="string">
            <text:p>miamioh</text:p>
          </table:table-cell>
          <table:table-cell office:value-type="string" calcext:value-type="string">
            <text:p>Miam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miamioh</text:p>
          </table:table-cell>
          <table:table-cell office:value-type="string" calcext:value-type="string">
            <text:p>#f/miamioh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7]=&quot;None&quot;;CONCATENATE([.C127];&quot;-sheet&quot;;[.E127];&quot;-row&quot;;TEXT([.F127];&quot;00&quot;);&quot;-col&quot;;TEXT([.G127];&quot;00&quot;));[.S127])" office:value-type="string" office:string-value="miamioh" calcext:value-type="string">
            <text:p>miamioh</text:p>
          </table:table-cell>
          <table:table-cell table:formula="of:=CONCATENATE([.C127];&quot;-sheet&quot;;[.E127];&quot;-row&quot;;TEXT([.F127];&quot;00&quot;);&quot;-col&quot;;TEXT([.G127];&quot;00&quot;))" office:value-type="string" office:string-value="miamioh-sheet1-row10-col09" calcext:value-type="string">
            <text:p>miamioh-sheet1-row10-col09</text:p>
          </table:table-cell>
          <table:table-cell table:formula="of:=CONCATENATE([.C127];&quot;-2sht&quot;;[.E127];&quot;-2rw&quot;;TEXT([.F127];&quot;00&quot;);&quot;-2cl&quot;;TEXT([.G127];&quot;00&quot;))" office:value-type="string" office:string-value="miamioh-2sht1-2rw10-2cl09" calcext:value-type="string">
            <text:p>miamioh-2sht1-2rw10-2cl09</text:p>
          </table:table-cell>
        </table:table-row>
        <table:table-row table:style-name="ro1">
          <table:table-cell table:number-columns-repeated="2" office:value-type="string" calcext:value-type="string">
            <text:p>Northern Illinois Huskies</text:p>
          </table:table-cell>
          <table:table-cell office:value-type="string" calcext:value-type="string">
            <text:p>northernillinois</text:p>
          </table:table-cell>
          <table:table-cell office:value-type="string" calcext:value-type="string">
            <text:p>Northern Illino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orthernillinois</text:p>
          </table:table-cell>
          <table:table-cell office:value-type="string" calcext:value-type="string">
            <text:p>#f/northernillinois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8]=&quot;None&quot;;CONCATENATE([.C128];&quot;-sheet&quot;;[.E128];&quot;-row&quot;;TEXT([.F128];&quot;00&quot;);&quot;-col&quot;;TEXT([.G128];&quot;00&quot;));[.S128])" office:value-type="string" office:string-value="northernillinois" calcext:value-type="string">
            <text:p>northernillinois</text:p>
          </table:table-cell>
          <table:table-cell table:formula="of:=CONCATENATE([.C128];&quot;-sheet&quot;;[.E128];&quot;-row&quot;;TEXT([.F128];&quot;00&quot;);&quot;-col&quot;;TEXT([.G128];&quot;00&quot;))" office:value-type="string" office:string-value="northernillinois-sheet1-row10-col10" calcext:value-type="string">
            <text:p>northernillinois-sheet1-row10-col10</text:p>
          </table:table-cell>
          <table:table-cell table:formula="of:=CONCATENATE([.C128];&quot;-2sht&quot;;[.E128];&quot;-2rw&quot;;TEXT([.F128];&quot;00&quot;);&quot;-2cl&quot;;TEXT([.G128];&quot;00&quot;))" office:value-type="string" office:string-value="northernillinois-2sht1-2rw10-2cl10" calcext:value-type="string">
            <text:p>northernillinois-2sht1-2rw10-2cl10</text:p>
          </table:table-cell>
        </table:table-row>
        <table:table-row table:style-name="ro1">
          <table:table-cell table:number-columns-repeated="2" office:value-type="string" calcext:value-type="string">
            <text:p>Ohio Bobcats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Ohi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ohio</text:p>
          </table:table-cell>
          <table:table-cell office:value-type="string" calcext:value-type="string">
            <text:p>#f/ohi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29]=&quot;None&quot;;CONCATENATE([.C129];&quot;-sheet&quot;;[.E129];&quot;-row&quot;;TEXT([.F129];&quot;00&quot;);&quot;-col&quot;;TEXT([.G129];&quot;00&quot;));[.S129])" office:value-type="string" office:string-value="ohio" calcext:value-type="string">
            <text:p>ohio</text:p>
          </table:table-cell>
          <table:table-cell table:formula="of:=CONCATENATE([.C129];&quot;-sheet&quot;;[.E129];&quot;-row&quot;;TEXT([.F129];&quot;00&quot;);&quot;-col&quot;;TEXT([.G129];&quot;00&quot;))" office:value-type="string" office:string-value="ohio-sheet1-row10-col11" calcext:value-type="string">
            <text:p>ohio-sheet1-row10-col11</text:p>
          </table:table-cell>
          <table:table-cell table:formula="of:=CONCATENATE([.C129];&quot;-2sht&quot;;[.E129];&quot;-2rw&quot;;TEXT([.F129];&quot;00&quot;);&quot;-2cl&quot;;TEXT([.G129];&quot;00&quot;))" office:value-type="string" office:string-value="ohio-2sht1-2rw10-2cl11" calcext:value-type="string">
            <text:p>ohio-2sht1-2rw10-2cl11</text:p>
          </table:table-cell>
        </table:table-row>
        <table:table-row table:style-name="ro1">
          <table:table-cell table:number-columns-repeated="2" office:value-type="string" calcext:value-type="string">
            <text:p>Toledo Rockets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Tole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#f/toled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0]=&quot;None&quot;;CONCATENATE([.C130];&quot;-sheet&quot;;[.E130];&quot;-row&quot;;TEXT([.F130];&quot;00&quot;);&quot;-col&quot;;TEXT([.G130];&quot;00&quot;));[.S130])" office:value-type="string" office:string-value="toledo" calcext:value-type="string">
            <text:p>toledo</text:p>
          </table:table-cell>
          <table:table-cell table:formula="of:=CONCATENATE([.C130];&quot;-sheet&quot;;[.E130];&quot;-row&quot;;TEXT([.F130];&quot;00&quot;);&quot;-col&quot;;TEXT([.G130];&quot;00&quot;))" office:value-type="string" office:string-value="toledo-sheet1-row10-col12" calcext:value-type="string">
            <text:p>toledo-sheet1-row10-col12</text:p>
          </table:table-cell>
          <table:table-cell table:formula="of:=CONCATENATE([.C130];&quot;-2sht&quot;;[.E130];&quot;-2rw&quot;;TEXT([.F130];&quot;00&quot;);&quot;-2cl&quot;;TEXT([.G130];&quot;00&quot;))" office:value-type="string" office:string-value="toledo-2sht1-2rw10-2cl12" calcext:value-type="string">
            <text:p>toledo-2sht1-2rw10-2cl12</text:p>
          </table:table-cell>
        </table:table-row>
        <table:table-row table:style-name="ro1">
          <table:table-cell table:number-columns-repeated="2" office:value-type="string" calcext:value-type="string">
            <text:p>Western Michigan Broncos</text:p>
          </table:table-cell>
          <table:table-cell office:value-type="string" calcext:value-type="string">
            <text:p>westernmichigan</text:p>
          </table:table-cell>
          <table:table-cell office:value-type="string" calcext:value-type="string">
            <text:p>Western Michig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esternmichigan</text:p>
          </table:table-cell>
          <table:table-cell office:value-type="string" calcext:value-type="string">
            <text:p>#f/westernmichiga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1]=&quot;None&quot;;CONCATENATE([.C131];&quot;-sheet&quot;;[.E131];&quot;-row&quot;;TEXT([.F131];&quot;00&quot;);&quot;-col&quot;;TEXT([.G131];&quot;00&quot;));[.S131])" office:value-type="string" office:string-value="westernmichigan" calcext:value-type="string">
            <text:p>westernmichigan</text:p>
          </table:table-cell>
          <table:table-cell table:formula="of:=CONCATENATE([.C131];&quot;-sheet&quot;;[.E131];&quot;-row&quot;;TEXT([.F131];&quot;00&quot;);&quot;-col&quot;;TEXT([.G131];&quot;00&quot;))" office:value-type="string" office:string-value="westernmichigan-sheet1-row10-col13" calcext:value-type="string">
            <text:p>westernmichigan-sheet1-row10-col13</text:p>
          </table:table-cell>
          <table:table-cell table:formula="of:=CONCATENATE([.C131];&quot;-2sht&quot;;[.E131];&quot;-2rw&quot;;TEXT([.F131];&quot;00&quot;);&quot;-2cl&quot;;TEXT([.G131];&quot;00&quot;))" office:value-type="string" office:string-value="westernmichigan-2sht1-2rw10-2cl13" calcext:value-type="string">
            <text:p>westernmichigan-2sht1-2rw10-2cl13</text:p>
          </table:table-cell>
        </table:table-row>
        <table:table-row table:style-name="ro1">
          <table:table-cell office:value-type="string" calcext:value-type="string">
            <text:p>Northern Illinois Huskies Alternate</text:p>
          </table:table-cell>
          <table:table-cell office:value-type="string" calcext:value-type="string">
            <text:p>Northern Illinois Huskies</text:p>
          </table:table-cell>
          <table:table-cell office:value-type="string" calcext:value-type="string">
            <text:p>northernillinois2</text:p>
          </table:table-cell>
          <table:table-cell office:value-type="string" calcext:value-type="string">
            <text:p>Northern Illinoi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A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rthernillinois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2]=&quot;None&quot;;CONCATENATE([.C132];&quot;-sheet&quot;;[.E132];&quot;-row&quot;;TEXT([.F132];&quot;00&quot;);&quot;-col&quot;;TEXT([.G132];&quot;00&quot;));[.S132])" office:value-type="string" office:string-value="northernillinois2" calcext:value-type="string">
            <text:p>northernillinois2</text:p>
          </table:table-cell>
          <table:table-cell table:formula="of:=CONCATENATE([.C132];&quot;-sheet&quot;;[.E132];&quot;-row&quot;;TEXT([.F132];&quot;00&quot;);&quot;-col&quot;;TEXT([.G132];&quot;00&quot;))" office:value-type="string" office:string-value="northernillinois2-sheet1-row10-col14" calcext:value-type="string">
            <text:p>northernillinois2-sheet1-row10-col14</text:p>
          </table:table-cell>
          <table:table-cell table:formula="of:=CONCATENATE([.C132];&quot;-2sht&quot;;[.E132];&quot;-2rw&quot;;TEXT([.F132];&quot;00&quot;);&quot;-2cl&quot;;TEXT([.G132];&quot;00&quot;))" office:value-type="string" office:string-value="northernillinois2-2sht1-2rw10-2cl14" calcext:value-type="string">
            <text:p>northernillinois2-2sht1-2rw10-2cl14</text:p>
          </table:table-cell>
        </table:table-row>
        <table:table-row table:style-name="ro1">
          <table:table-cell table:number-columns-repeated="2" office:value-type="string" calcext:value-type="string">
            <text:p>Air Force Falcons</text:p>
          </table:table-cell>
          <table:table-cell office:value-type="string" calcext:value-type="string">
            <text:p>airforce</text:p>
          </table:table-cell>
          <table:table-cell office:value-type="string" calcext:value-type="string">
            <text:p>Air Forc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irforce</text:p>
          </table:table-cell>
          <table:table-cell office:value-type="string" calcext:value-type="string">
            <text:p>#f/airforc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3]=&quot;None&quot;;CONCATENATE([.C133];&quot;-sheet&quot;;[.E133];&quot;-row&quot;;TEXT([.F133];&quot;00&quot;);&quot;-col&quot;;TEXT([.G133];&quot;00&quot;));[.S133])" office:value-type="string" office:string-value="airforce" calcext:value-type="string">
            <text:p>airforce</text:p>
          </table:table-cell>
          <table:table-cell table:formula="of:=CONCATENATE([.C133];&quot;-sheet&quot;;[.E133];&quot;-row&quot;;TEXT([.F133];&quot;00&quot;);&quot;-col&quot;;TEXT([.G133];&quot;00&quot;))" office:value-type="string" office:string-value="airforce-sheet1-row11-col01" calcext:value-type="string">
            <text:p>airforce-sheet1-row11-col01</text:p>
          </table:table-cell>
          <table:table-cell table:formula="of:=CONCATENATE([.C133];&quot;-2sht&quot;;[.E133];&quot;-2rw&quot;;TEXT([.F133];&quot;00&quot;);&quot;-2cl&quot;;TEXT([.G133];&quot;00&quot;))" office:value-type="string" office:string-value="airforce-2sht1-2rw11-2cl01" calcext:value-type="string">
            <text:p>airforce-2sht1-2rw11-2cl01</text:p>
          </table:table-cell>
        </table:table-row>
        <table:table-row table:style-name="ro1">
          <table:table-cell table:number-columns-repeated="2" office:value-type="string" calcext:value-type="string">
            <text:p>Boise State Broncos</text:p>
          </table:table-cell>
          <table:table-cell office:value-type="string" calcext:value-type="string">
            <text:p>boisestate</text:p>
          </table:table-cell>
          <table:table-cell office:value-type="string" calcext:value-type="string">
            <text:p>Boise Stat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boisestate</text:p>
          </table:table-cell>
          <table:table-cell office:value-type="string" calcext:value-type="string">
            <text:p>#f/boise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4]=&quot;None&quot;;CONCATENATE([.C134];&quot;-sheet&quot;;[.E134];&quot;-row&quot;;TEXT([.F134];&quot;00&quot;);&quot;-col&quot;;TEXT([.G134];&quot;00&quot;));[.S134])" office:value-type="string" office:string-value="boisestate" calcext:value-type="string">
            <text:p>boisestate</text:p>
          </table:table-cell>
          <table:table-cell table:formula="of:=CONCATENATE([.C134];&quot;-sheet&quot;;[.E134];&quot;-row&quot;;TEXT([.F134];&quot;00&quot;);&quot;-col&quot;;TEXT([.G134];&quot;00&quot;))" office:value-type="string" office:string-value="boisestate-sheet1-row11-col02" calcext:value-type="string">
            <text:p>boisestate-sheet1-row11-col02</text:p>
          </table:table-cell>
          <table:table-cell table:formula="of:=CONCATENATE([.C134];&quot;-2sht&quot;;[.E134];&quot;-2rw&quot;;TEXT([.F134];&quot;00&quot;);&quot;-2cl&quot;;TEXT([.G134];&quot;00&quot;))" office:value-type="string" office:string-value="boisestate-2sht1-2rw11-2cl02" calcext:value-type="string">
            <text:p>boisestate-2sht1-2rw11-2cl02</text:p>
          </table:table-cell>
        </table:table-row>
        <table:table-row table:style-name="ro1">
          <table:table-cell table:number-columns-repeated="2" office:value-type="string" calcext:value-type="string">
            <text:p>Colorado State Rams</text:p>
          </table:table-cell>
          <table:table-cell office:value-type="string" calcext:value-type="string">
            <text:p>coloradostate</text:p>
          </table:table-cell>
          <table:table-cell office:value-type="string" calcext:value-type="string">
            <text:p>Colorado Stat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coloradostate</text:p>
          </table:table-cell>
          <table:table-cell office:value-type="string" calcext:value-type="string">
            <text:p>#f/colorado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5]=&quot;None&quot;;CONCATENATE([.C135];&quot;-sheet&quot;;[.E135];&quot;-row&quot;;TEXT([.F135];&quot;00&quot;);&quot;-col&quot;;TEXT([.G135];&quot;00&quot;));[.S135])" office:value-type="string" office:string-value="coloradostate" calcext:value-type="string">
            <text:p>coloradostate</text:p>
          </table:table-cell>
          <table:table-cell table:formula="of:=CONCATENATE([.C135];&quot;-sheet&quot;;[.E135];&quot;-row&quot;;TEXT([.F135];&quot;00&quot;);&quot;-col&quot;;TEXT([.G135];&quot;00&quot;))" office:value-type="string" office:string-value="coloradostate-sheet1-row11-col03" calcext:value-type="string">
            <text:p>coloradostate-sheet1-row11-col03</text:p>
          </table:table-cell>
          <table:table-cell table:formula="of:=CONCATENATE([.C135];&quot;-2sht&quot;;[.E135];&quot;-2rw&quot;;TEXT([.F135];&quot;00&quot;);&quot;-2cl&quot;;TEXT([.G135];&quot;00&quot;))" office:value-type="string" office:string-value="coloradostate-2sht1-2rw11-2cl03" calcext:value-type="string">
            <text:p>coloradostate-2sht1-2rw11-2cl03</text:p>
          </table:table-cell>
        </table:table-row>
        <table:table-row table:style-name="ro1">
          <table:table-cell table:number-columns-repeated="2" office:value-type="string" calcext:value-type="string">
            <text:p>Fresno State Bulldogs</text:p>
          </table:table-cell>
          <table:table-cell office:value-type="string" calcext:value-type="string">
            <text:p>fresnostate</text:p>
          </table:table-cell>
          <table:table-cell office:value-type="string" calcext:value-type="string">
            <text:p>Fresno Stat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resnostate</text:p>
          </table:table-cell>
          <table:table-cell office:value-type="string" calcext:value-type="string">
            <text:p>#f/fresno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6]=&quot;None&quot;;CONCATENATE([.C136];&quot;-sheet&quot;;[.E136];&quot;-row&quot;;TEXT([.F136];&quot;00&quot;);&quot;-col&quot;;TEXT([.G136];&quot;00&quot;));[.S136])" office:value-type="string" office:string-value="fresnostate" calcext:value-type="string">
            <text:p>fresnostate</text:p>
          </table:table-cell>
          <table:table-cell table:formula="of:=CONCATENATE([.C136];&quot;-sheet&quot;;[.E136];&quot;-row&quot;;TEXT([.F136];&quot;00&quot;);&quot;-col&quot;;TEXT([.G136];&quot;00&quot;))" office:value-type="string" office:string-value="fresnostate-sheet1-row11-col04" calcext:value-type="string">
            <text:p>fresnostate-sheet1-row11-col04</text:p>
          </table:table-cell>
          <table:table-cell table:formula="of:=CONCATENATE([.C136];&quot;-2sht&quot;;[.E136];&quot;-2rw&quot;;TEXT([.F136];&quot;00&quot;);&quot;-2cl&quot;;TEXT([.G136];&quot;00&quot;))" office:value-type="string" office:string-value="fresnostate-2sht1-2rw11-2cl04" calcext:value-type="string">
            <text:p>fresnostate-2sht1-2rw11-2cl04</text:p>
          </table:table-cell>
        </table:table-row>
        <table:table-row table:style-name="ro1">
          <table:table-cell table:number-columns-repeated="2" office:value-type="string" calcext:value-type="string">
            <text:p>Hawai'i Rainbow Warriors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Hawai'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#f/hawaii</text:p>
          </table:table-cell>
          <table:table-cell office:value-type="string" calcext:value-type="string">
            <text:p>#f/h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7]=&quot;None&quot;;CONCATENATE([.C137];&quot;-sheet&quot;;[.E137];&quot;-row&quot;;TEXT([.F137];&quot;00&quot;);&quot;-col&quot;;TEXT([.G137];&quot;00&quot;));[.S137])" office:value-type="string" office:string-value="hawaii" calcext:value-type="string">
            <text:p>hawaii</text:p>
          </table:table-cell>
          <table:table-cell table:formula="of:=CONCATENATE([.C137];&quot;-sheet&quot;;[.E137];&quot;-row&quot;;TEXT([.F137];&quot;00&quot;);&quot;-col&quot;;TEXT([.G137];&quot;00&quot;))" office:value-type="string" office:string-value="hawaii-sheet1-row11-col05" calcext:value-type="string">
            <text:p>hawaii-sheet1-row11-col05</text:p>
          </table:table-cell>
          <table:table-cell table:formula="of:=CONCATENATE([.C137];&quot;-2sht&quot;;[.E137];&quot;-2rw&quot;;TEXT([.F137];&quot;00&quot;);&quot;-2cl&quot;;TEXT([.G137];&quot;00&quot;))" office:value-type="string" office:string-value="hawaii-2sht1-2rw11-2cl05" calcext:value-type="string">
            <text:p>hawaii-2sht1-2rw11-2cl05</text:p>
          </table:table-cell>
        </table:table-row>
        <table:table-row table:style-name="ro1">
          <table:table-cell table:number-columns-repeated="2" office:value-type="string" calcext:value-type="string">
            <text:p>Nevada Wolf Pack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Nevad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evada</text:p>
          </table:table-cell>
          <table:table-cell office:value-type="string" calcext:value-type="string">
            <text:p>#f/nevad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8]=&quot;None&quot;;CONCATENATE([.C138];&quot;-sheet&quot;;[.E138];&quot;-row&quot;;TEXT([.F138];&quot;00&quot;);&quot;-col&quot;;TEXT([.G138];&quot;00&quot;));[.S138])" office:value-type="string" office:string-value="nevada" calcext:value-type="string">
            <text:p>nevada</text:p>
          </table:table-cell>
          <table:table-cell table:formula="of:=CONCATENATE([.C138];&quot;-sheet&quot;;[.E138];&quot;-row&quot;;TEXT([.F138];&quot;00&quot;);&quot;-col&quot;;TEXT([.G138];&quot;00&quot;))" office:value-type="string" office:string-value="nevada-sheet1-row11-col06" calcext:value-type="string">
            <text:p>nevada-sheet1-row11-col06</text:p>
          </table:table-cell>
          <table:table-cell table:formula="of:=CONCATENATE([.C138];&quot;-2sht&quot;;[.E138];&quot;-2rw&quot;;TEXT([.F138];&quot;00&quot;);&quot;-2cl&quot;;TEXT([.G138];&quot;00&quot;))" office:value-type="string" office:string-value="nevada-2sht1-2rw11-2cl06" calcext:value-type="string">
            <text:p>nevada-2sht1-2rw11-2cl06</text:p>
          </table:table-cell>
        </table:table-row>
        <table:table-row table:style-name="ro1">
          <table:table-cell table:number-columns-repeated="2" office:value-type="string" calcext:value-type="string">
            <text:p>New Mexico Lobos</text:p>
          </table:table-cell>
          <table:table-cell office:value-type="string" calcext:value-type="string">
            <text:p>newmexico</text:p>
          </table:table-cell>
          <table:table-cell office:value-type="string" calcext:value-type="string">
            <text:p>New Mexic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ewmexico</text:p>
          </table:table-cell>
          <table:table-cell office:value-type="string" calcext:value-type="string">
            <text:p>#f/newmexic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39]=&quot;None&quot;;CONCATENATE([.C139];&quot;-sheet&quot;;[.E139];&quot;-row&quot;;TEXT([.F139];&quot;00&quot;);&quot;-col&quot;;TEXT([.G139];&quot;00&quot;));[.S139])" office:value-type="string" office:string-value="newmexico" calcext:value-type="string">
            <text:p>newmexico</text:p>
          </table:table-cell>
          <table:table-cell table:formula="of:=CONCATENATE([.C139];&quot;-sheet&quot;;[.E139];&quot;-row&quot;;TEXT([.F139];&quot;00&quot;);&quot;-col&quot;;TEXT([.G139];&quot;00&quot;))" office:value-type="string" office:string-value="newmexico-sheet1-row11-col07" calcext:value-type="string">
            <text:p>newmexico-sheet1-row11-col07</text:p>
          </table:table-cell>
          <table:table-cell table:formula="of:=CONCATENATE([.C139];&quot;-2sht&quot;;[.E139];&quot;-2rw&quot;;TEXT([.F139];&quot;00&quot;);&quot;-2cl&quot;;TEXT([.G139];&quot;00&quot;))" office:value-type="string" office:string-value="newmexico-2sht1-2rw11-2cl07" calcext:value-type="string">
            <text:p>newmexico-2sht1-2rw11-2cl07</text:p>
          </table:table-cell>
        </table:table-row>
        <table:table-row table:style-name="ro1">
          <table:table-cell table:number-columns-repeated="2" office:value-type="string" calcext:value-type="string">
            <text:p>San Diego State Aztecs</text:p>
          </table:table-cell>
          <table:table-cell office:value-type="string" calcext:value-type="string">
            <text:p>sandiegostate</text:p>
          </table:table-cell>
          <table:table-cell office:value-type="string" calcext:value-type="string">
            <text:p>San Diego Stat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andiegostate</text:p>
          </table:table-cell>
          <table:table-cell office:value-type="string" calcext:value-type="string">
            <text:p>#f/sandiego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0]=&quot;None&quot;;CONCATENATE([.C140];&quot;-sheet&quot;;[.E140];&quot;-row&quot;;TEXT([.F140];&quot;00&quot;);&quot;-col&quot;;TEXT([.G140];&quot;00&quot;));[.S140])" office:value-type="string" office:string-value="sandiegostate" calcext:value-type="string">
            <text:p>sandiegostate</text:p>
          </table:table-cell>
          <table:table-cell table:formula="of:=CONCATENATE([.C140];&quot;-sheet&quot;;[.E140];&quot;-row&quot;;TEXT([.F140];&quot;00&quot;);&quot;-col&quot;;TEXT([.G140];&quot;00&quot;))" office:value-type="string" office:string-value="sandiegostate-sheet1-row11-col08" calcext:value-type="string">
            <text:p>sandiegostate-sheet1-row11-col08</text:p>
          </table:table-cell>
          <table:table-cell table:formula="of:=CONCATENATE([.C140];&quot;-2sht&quot;;[.E140];&quot;-2rw&quot;;TEXT([.F140];&quot;00&quot;);&quot;-2cl&quot;;TEXT([.G140];&quot;00&quot;))" office:value-type="string" office:string-value="sandiegostate-2sht1-2rw11-2cl08" calcext:value-type="string">
            <text:p>sandiegostate-2sht1-2rw11-2cl08</text:p>
          </table:table-cell>
        </table:table-row>
        <table:table-row table:style-name="ro1">
          <table:table-cell table:number-columns-repeated="2" office:value-type="string" calcext:value-type="string">
            <text:p>San José State Spartans</text:p>
          </table:table-cell>
          <table:table-cell office:value-type="string" calcext:value-type="string">
            <text:p>sanjosestate</text:p>
          </table:table-cell>
          <table:table-cell office:value-type="string" calcext:value-type="string">
            <text:p>San José Stat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anjosestate</text:p>
          </table:table-cell>
          <table:table-cell office:value-type="string" calcext:value-type="string">
            <text:p>#f/sanjose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1]=&quot;None&quot;;CONCATENATE([.C141];&quot;-sheet&quot;;[.E141];&quot;-row&quot;;TEXT([.F141];&quot;00&quot;);&quot;-col&quot;;TEXT([.G141];&quot;00&quot;));[.S141])" office:value-type="string" office:string-value="sanjosestate" calcext:value-type="string">
            <text:p>sanjosestate</text:p>
          </table:table-cell>
          <table:table-cell table:formula="of:=CONCATENATE([.C141];&quot;-sheet&quot;;[.E141];&quot;-row&quot;;TEXT([.F141];&quot;00&quot;);&quot;-col&quot;;TEXT([.G141];&quot;00&quot;))" office:value-type="string" office:string-value="sanjosestate-sheet1-row11-col09" calcext:value-type="string">
            <text:p>sanjosestate-sheet1-row11-col09</text:p>
          </table:table-cell>
          <table:table-cell table:formula="of:=CONCATENATE([.C141];&quot;-2sht&quot;;[.E141];&quot;-2rw&quot;;TEXT([.F141];&quot;00&quot;);&quot;-2cl&quot;;TEXT([.G141];&quot;00&quot;))" office:value-type="string" office:string-value="sanjosestate-2sht1-2rw11-2cl09" calcext:value-type="string">
            <text:p>sanjosestate-2sht1-2rw11-2cl09</text:p>
          </table:table-cell>
        </table:table-row>
        <table:table-row table:style-name="ro1">
          <table:table-cell table:number-columns-repeated="2" office:value-type="string" calcext:value-type="string">
            <text:p>UNLV Rebels</text:p>
          </table:table-cell>
          <table:table-cell office:value-type="string" calcext:value-type="string">
            <text:p>unlv</text:p>
          </table:table-cell>
          <table:table-cell office:value-type="string" calcext:value-type="string">
            <text:p>UNLV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nlv</text:p>
          </table:table-cell>
          <table:table-cell office:value-type="string" calcext:value-type="string">
            <text:p>#f/unlv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2]=&quot;None&quot;;CONCATENATE([.C142];&quot;-sheet&quot;;[.E142];&quot;-row&quot;;TEXT([.F142];&quot;00&quot;);&quot;-col&quot;;TEXT([.G142];&quot;00&quot;));[.S142])" office:value-type="string" office:string-value="unlv" calcext:value-type="string">
            <text:p>unlv</text:p>
          </table:table-cell>
          <table:table-cell table:formula="of:=CONCATENATE([.C142];&quot;-sheet&quot;;[.E142];&quot;-row&quot;;TEXT([.F142];&quot;00&quot;);&quot;-col&quot;;TEXT([.G142];&quot;00&quot;))" office:value-type="string" office:string-value="unlv-sheet1-row11-col10" calcext:value-type="string">
            <text:p>unlv-sheet1-row11-col10</text:p>
          </table:table-cell>
          <table:table-cell table:formula="of:=CONCATENATE([.C142];&quot;-2sht&quot;;[.E142];&quot;-2rw&quot;;TEXT([.F142];&quot;00&quot;);&quot;-2cl&quot;;TEXT([.G142];&quot;00&quot;))" office:value-type="string" office:string-value="unlv-2sht1-2rw11-2cl10" calcext:value-type="string">
            <text:p>unlv-2sht1-2rw11-2cl10</text:p>
          </table:table-cell>
        </table:table-row>
        <table:table-row table:style-name="ro1">
          <table:table-cell table:number-columns-repeated="2" office:value-type="string" calcext:value-type="string">
            <text:p>Utah State Aggies</text:p>
          </table:table-cell>
          <table:table-cell office:value-type="string" calcext:value-type="string">
            <text:p>utahstate</text:p>
          </table:table-cell>
          <table:table-cell office:value-type="string" calcext:value-type="string">
            <text:p>Utah Sta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utahstate</text:p>
          </table:table-cell>
          <table:table-cell office:value-type="string" calcext:value-type="string">
            <text:p>#f/utah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3]=&quot;None&quot;;CONCATENATE([.C143];&quot;-sheet&quot;;[.E143];&quot;-row&quot;;TEXT([.F143];&quot;00&quot;);&quot;-col&quot;;TEXT([.G143];&quot;00&quot;));[.S143])" office:value-type="string" office:string-value="utahstate" calcext:value-type="string">
            <text:p>utahstate</text:p>
          </table:table-cell>
          <table:table-cell table:formula="of:=CONCATENATE([.C143];&quot;-sheet&quot;;[.E143];&quot;-row&quot;;TEXT([.F143];&quot;00&quot;);&quot;-col&quot;;TEXT([.G143];&quot;00&quot;))" office:value-type="string" office:string-value="utahstate-sheet1-row11-col11" calcext:value-type="string">
            <text:p>utahstate-sheet1-row11-col11</text:p>
          </table:table-cell>
          <table:table-cell table:formula="of:=CONCATENATE([.C143];&quot;-2sht&quot;;[.E143];&quot;-2rw&quot;;TEXT([.F143];&quot;00&quot;);&quot;-2cl&quot;;TEXT([.G143];&quot;00&quot;))" office:value-type="string" office:string-value="utahstate-2sht1-2rw11-2cl11" calcext:value-type="string">
            <text:p>utahstate-2sht1-2rw11-2cl11</text:p>
          </table:table-cell>
        </table:table-row>
        <table:table-row table:style-name="ro1">
          <table:table-cell table:number-columns-repeated="2" office:value-type="string" calcext:value-type="string">
            <text:p>Wyoming Cowboys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Wyom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Mountain West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mwc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wyoming</text:p>
          </table:table-cell>
          <table:table-cell office:value-type="string" calcext:value-type="string">
            <text:p>#f/wyoming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4]=&quot;None&quot;;CONCATENATE([.C144];&quot;-sheet&quot;;[.E144];&quot;-row&quot;;TEXT([.F144];&quot;00&quot;);&quot;-col&quot;;TEXT([.G144];&quot;00&quot;));[.S144])" office:value-type="string" office:string-value="wyoming" calcext:value-type="string">
            <text:p>wyoming</text:p>
          </table:table-cell>
          <table:table-cell table:formula="of:=CONCATENATE([.C144];&quot;-sheet&quot;;[.E144];&quot;-row&quot;;TEXT([.F144];&quot;00&quot;);&quot;-col&quot;;TEXT([.G144];&quot;00&quot;))" office:value-type="string" office:string-value="wyoming-sheet1-row11-col12" calcext:value-type="string">
            <text:p>wyoming-sheet1-row11-col12</text:p>
          </table:table-cell>
          <table:table-cell table:formula="of:=CONCATENATE([.C144];&quot;-2sht&quot;;[.E144];&quot;-2rw&quot;;TEXT([.F144];&quot;00&quot;);&quot;-2cl&quot;;TEXT([.G144];&quot;00&quot;))" office:value-type="string" office:string-value="wyoming-2sht1-2rw11-2cl12" calcext:value-type="string">
            <text:p>wyoming-2sht1-2rw11-2cl12</text:p>
          </table:table-cell>
        </table:table-row>
        <table:table-row table:style-name="ro1">
          <table:table-cell table:number-columns-repeated="2" office:value-type="string" calcext:value-type="string">
            <text:p>Appalachian State Mountaineers</text:p>
          </table:table-cell>
          <table:table-cell office:value-type="string" calcext:value-type="string">
            <text:p>appalachianstate</text:p>
          </table:table-cell>
          <table:table-cell office:value-type="string" calcext:value-type="string">
            <text:p>Appalachian Stat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ppalachianstate</text:p>
          </table:table-cell>
          <table:table-cell office:value-type="string" calcext:value-type="string">
            <text:p>#f/appalachian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5]=&quot;None&quot;;CONCATENATE([.C145];&quot;-sheet&quot;;[.E145];&quot;-row&quot;;TEXT([.F145];&quot;00&quot;);&quot;-col&quot;;TEXT([.G145];&quot;00&quot;));[.S145])" office:value-type="string" office:string-value="appalachianstate" calcext:value-type="string">
            <text:p>appalachianstate</text:p>
          </table:table-cell>
          <table:table-cell table:formula="of:=CONCATENATE([.C145];&quot;-sheet&quot;;[.E145];&quot;-row&quot;;TEXT([.F145];&quot;00&quot;);&quot;-col&quot;;TEXT([.G145];&quot;00&quot;))" office:value-type="string" office:string-value="appalachianstate-sheet1-row12-col01" calcext:value-type="string">
            <text:p>appalachianstate-sheet1-row12-col01</text:p>
          </table:table-cell>
          <table:table-cell table:formula="of:=CONCATENATE([.C145];&quot;-2sht&quot;;[.E145];&quot;-2rw&quot;;TEXT([.F145];&quot;00&quot;);&quot;-2cl&quot;;TEXT([.G145];&quot;00&quot;))" office:value-type="string" office:string-value="appalachianstate-2sht1-2rw12-2cl01" calcext:value-type="string">
            <text:p>appalachianstate-2sht1-2rw12-2cl01</text:p>
          </table:table-cell>
        </table:table-row>
        <table:table-row table:style-name="ro1">
          <table:table-cell table:number-columns-repeated="2" office:value-type="string" calcext:value-type="string">
            <text:p>Arkansas State Red Wolves</text:p>
          </table:table-cell>
          <table:table-cell office:value-type="string" calcext:value-type="string">
            <text:p>arkansasstate</text:p>
          </table:table-cell>
          <table:table-cell office:value-type="string" calcext:value-type="string">
            <text:p>Arkansas Stat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arkansasstate</text:p>
          </table:table-cell>
          <table:table-cell office:value-type="string" calcext:value-type="string">
            <text:p>#f/arkansas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6]=&quot;None&quot;;CONCATENATE([.C146];&quot;-sheet&quot;;[.E146];&quot;-row&quot;;TEXT([.F146];&quot;00&quot;);&quot;-col&quot;;TEXT([.G146];&quot;00&quot;));[.S146])" office:value-type="string" office:string-value="arkansasstate" calcext:value-type="string">
            <text:p>arkansasstate</text:p>
          </table:table-cell>
          <table:table-cell table:formula="of:=CONCATENATE([.C146];&quot;-sheet&quot;;[.E146];&quot;-row&quot;;TEXT([.F146];&quot;00&quot;);&quot;-col&quot;;TEXT([.G146];&quot;00&quot;))" office:value-type="string" office:string-value="arkansasstate-sheet1-row12-col02" calcext:value-type="string">
            <text:p>arkansasstate-sheet1-row12-col02</text:p>
          </table:table-cell>
          <table:table-cell table:formula="of:=CONCATENATE([.C146];&quot;-2sht&quot;;[.E146];&quot;-2rw&quot;;TEXT([.F146];&quot;00&quot;);&quot;-2cl&quot;;TEXT([.G146];&quot;00&quot;))" office:value-type="string" office:string-value="arkansasstate-2sht1-2rw12-2cl02" calcext:value-type="string">
            <text:p>arkansasstate-2sht1-2rw12-2cl02</text:p>
          </table:table-cell>
        </table:table-row>
        <table:table-row table:style-name="ro1">
          <table:table-cell table:number-columns-repeated="2" office:value-type="string" calcext:value-type="string">
            <text:p>Georgia Southern Eagles</text:p>
          </table:table-cell>
          <table:table-cell office:value-type="string" calcext:value-type="string">
            <text:p>georgiasouthern</text:p>
          </table:table-cell>
          <table:table-cell office:value-type="string" calcext:value-type="string">
            <text:p>Georgia Southern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georgiasouthern</text:p>
          </table:table-cell>
          <table:table-cell office:value-type="string" calcext:value-type="string">
            <text:p>#f/georgiasouthern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7]=&quot;None&quot;;CONCATENATE([.C147];&quot;-sheet&quot;;[.E147];&quot;-row&quot;;TEXT([.F147];&quot;00&quot;);&quot;-col&quot;;TEXT([.G147];&quot;00&quot;));[.S147])" office:value-type="string" office:string-value="georgiasouthern" calcext:value-type="string">
            <text:p>georgiasouthern</text:p>
          </table:table-cell>
          <table:table-cell table:formula="of:=CONCATENATE([.C147];&quot;-sheet&quot;;[.E147];&quot;-row&quot;;TEXT([.F147];&quot;00&quot;);&quot;-col&quot;;TEXT([.G147];&quot;00&quot;))" office:value-type="string" office:string-value="georgiasouthern-sheet1-row12-col03" calcext:value-type="string">
            <text:p>georgiasouthern-sheet1-row12-col03</text:p>
          </table:table-cell>
          <table:table-cell table:formula="of:=CONCATENATE([.C147];&quot;-2sht&quot;;[.E147];&quot;-2rw&quot;;TEXT([.F147];&quot;00&quot;);&quot;-2cl&quot;;TEXT([.G147];&quot;00&quot;))" office:value-type="string" office:string-value="georgiasouthern-2sht1-2rw12-2cl03" calcext:value-type="string">
            <text:p>georgiasouthern-2sht1-2rw12-2cl03</text:p>
          </table:table-cell>
        </table:table-row>
        <table:table-row table:style-name="ro1">
          <table:table-cell table:number-columns-repeated="2" office:value-type="string" calcext:value-type="string">
            <text:p>Georgia State Panthers</text:p>
          </table:table-cell>
          <table:table-cell office:value-type="string" calcext:value-type="string">
            <text:p>georgiastate</text:p>
          </table:table-cell>
          <table:table-cell office:value-type="string" calcext:value-type="string">
            <text:p>Georgia Stat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georgiastate</text:p>
          </table:table-cell>
          <table:table-cell office:value-type="string" calcext:value-type="string">
            <text:p>#f/georgia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8]=&quot;None&quot;;CONCATENATE([.C148];&quot;-sheet&quot;;[.E148];&quot;-row&quot;;TEXT([.F148];&quot;00&quot;);&quot;-col&quot;;TEXT([.G148];&quot;00&quot;));[.S148])" office:value-type="string" office:string-value="georgiastate" calcext:value-type="string">
            <text:p>georgiastate</text:p>
          </table:table-cell>
          <table:table-cell table:formula="of:=CONCATENATE([.C148];&quot;-sheet&quot;;[.E148];&quot;-row&quot;;TEXT([.F148];&quot;00&quot;);&quot;-col&quot;;TEXT([.G148];&quot;00&quot;))" office:value-type="string" office:string-value="georgiastate-sheet1-row12-col04" calcext:value-type="string">
            <text:p>georgiastate-sheet1-row12-col04</text:p>
          </table:table-cell>
          <table:table-cell table:formula="of:=CONCATENATE([.C148];&quot;-2sht&quot;;[.E148];&quot;-2rw&quot;;TEXT([.F148];&quot;00&quot;);&quot;-2cl&quot;;TEXT([.G148];&quot;00&quot;))" office:value-type="string" office:string-value="georgiastate-2sht1-2rw12-2cl04" calcext:value-type="string">
            <text:p>georgiastate-2sht1-2rw12-2cl04</text:p>
          </table:table-cell>
        </table:table-row>
        <table:table-row table:style-name="ro1">
          <table:table-cell table:number-columns-repeated="2" office:value-type="string" calcext:value-type="string">
            <text:p>Idaho Vandals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Idah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idaho</text:p>
          </table:table-cell>
          <table:table-cell office:value-type="string" calcext:value-type="string">
            <text:p>#f/idaho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49]=&quot;None&quot;;CONCATENATE([.C149];&quot;-sheet&quot;;[.E149];&quot;-row&quot;;TEXT([.F149];&quot;00&quot;);&quot;-col&quot;;TEXT([.G149];&quot;00&quot;));[.S149])" office:value-type="string" office:string-value="idaho" calcext:value-type="string">
            <text:p>idaho</text:p>
          </table:table-cell>
          <table:table-cell table:formula="of:=CONCATENATE([.C149];&quot;-sheet&quot;;[.E149];&quot;-row&quot;;TEXT([.F149];&quot;00&quot;);&quot;-col&quot;;TEXT([.G149];&quot;00&quot;))" office:value-type="string" office:string-value="idaho-sheet1-row12-col05" calcext:value-type="string">
            <text:p>idaho-sheet1-row12-col05</text:p>
          </table:table-cell>
          <table:table-cell table:formula="of:=CONCATENATE([.C149];&quot;-2sht&quot;;[.E149];&quot;-2rw&quot;;TEXT([.F149];&quot;00&quot;);&quot;-2cl&quot;;TEXT([.G149];&quot;00&quot;))" office:value-type="string" office:string-value="idaho-2sht1-2rw12-2cl05" calcext:value-type="string">
            <text:p>idaho-2sht1-2rw12-2cl05</text:p>
          </table:table-cell>
        </table:table-row>
        <table:table-row table:style-name="ro1">
          <table:table-cell table:number-columns-repeated="2" office:value-type="string" calcext:value-type="string">
            <text:p>Louisiana-Lafayette Ragin' Cajuns</text:p>
          </table:table-cell>
          <table:table-cell office:value-type="string" calcext:value-type="string">
            <text:p>louisianalafayette</text:p>
          </table:table-cell>
          <table:table-cell office:value-type="string" calcext:value-type="string">
            <text:p>Louisiana-Lafayett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louisianalafayette</text:p>
          </table:table-cell>
          <table:table-cell office:value-type="string" calcext:value-type="string">
            <text:p>#f/louisianalafayet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0]=&quot;None&quot;;CONCATENATE([.C150];&quot;-sheet&quot;;[.E150];&quot;-row&quot;;TEXT([.F150];&quot;00&quot;);&quot;-col&quot;;TEXT([.G150];&quot;00&quot;));[.S150])" office:value-type="string" office:string-value="louisianalafayette" calcext:value-type="string">
            <text:p>louisianalafayette</text:p>
          </table:table-cell>
          <table:table-cell table:formula="of:=CONCATENATE([.C150];&quot;-sheet&quot;;[.E150];&quot;-row&quot;;TEXT([.F150];&quot;00&quot;);&quot;-col&quot;;TEXT([.G150];&quot;00&quot;))" office:value-type="string" office:string-value="louisianalafayette-sheet1-row12-col06" calcext:value-type="string">
            <text:p>louisianalafayette-sheet1-row12-col06</text:p>
          </table:table-cell>
          <table:table-cell table:formula="of:=CONCATENATE([.C150];&quot;-2sht&quot;;[.E150];&quot;-2rw&quot;;TEXT([.F150];&quot;00&quot;);&quot;-2cl&quot;;TEXT([.G150];&quot;00&quot;))" office:value-type="string" office:string-value="louisianalafayette-2sht1-2rw12-2cl06" calcext:value-type="string">
            <text:p>louisianalafayette-2sht1-2rw12-2cl06</text:p>
          </table:table-cell>
        </table:table-row>
        <table:table-row table:style-name="ro1">
          <table:table-cell table:number-columns-repeated="2" office:value-type="string" calcext:value-type="string">
            <text:p>Louisiana-Monroe Warhawks</text:p>
          </table:table-cell>
          <table:table-cell office:value-type="string" calcext:value-type="string">
            <text:p>louisianamonroe</text:p>
          </table:table-cell>
          <table:table-cell office:value-type="string" calcext:value-type="string">
            <text:p>Louisiana-Monro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louisianamonroe</text:p>
          </table:table-cell>
          <table:table-cell office:value-type="string" calcext:value-type="string">
            <text:p>#f/louisianamonro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1]=&quot;None&quot;;CONCATENATE([.C151];&quot;-sheet&quot;;[.E151];&quot;-row&quot;;TEXT([.F151];&quot;00&quot;);&quot;-col&quot;;TEXT([.G151];&quot;00&quot;));[.S151])" office:value-type="string" office:string-value="louisianamonroe" calcext:value-type="string">
            <text:p>louisianamonroe</text:p>
          </table:table-cell>
          <table:table-cell table:formula="of:=CONCATENATE([.C151];&quot;-sheet&quot;;[.E151];&quot;-row&quot;;TEXT([.F151];&quot;00&quot;);&quot;-col&quot;;TEXT([.G151];&quot;00&quot;))" office:value-type="string" office:string-value="louisianamonroe-sheet1-row12-col07" calcext:value-type="string">
            <text:p>louisianamonroe-sheet1-row12-col07</text:p>
          </table:table-cell>
          <table:table-cell table:formula="of:=CONCATENATE([.C151];&quot;-2sht&quot;;[.E151];&quot;-2rw&quot;;TEXT([.F151];&quot;00&quot;);&quot;-2cl&quot;;TEXT([.G151];&quot;00&quot;))" office:value-type="string" office:string-value="louisianamonroe-2sht1-2rw12-2cl07" calcext:value-type="string">
            <text:p>louisianamonroe-2sht1-2rw12-2cl07</text:p>
          </table:table-cell>
        </table:table-row>
        <table:table-row table:style-name="ro1">
          <table:table-cell table:number-columns-repeated="2" office:value-type="string" calcext:value-type="string">
            <text:p>New Mexico State Aggies</text:p>
          </table:table-cell>
          <table:table-cell office:value-type="string" calcext:value-type="string">
            <text:p>newmexicostate</text:p>
          </table:table-cell>
          <table:table-cell office:value-type="string" calcext:value-type="string">
            <text:p>New Mexico Stat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newmexicostate</text:p>
          </table:table-cell>
          <table:table-cell office:value-type="string" calcext:value-type="string">
            <text:p>#f/newmexico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2]=&quot;None&quot;;CONCATENATE([.C152];&quot;-sheet&quot;;[.E152];&quot;-row&quot;;TEXT([.F152];&quot;00&quot;);&quot;-col&quot;;TEXT([.G152];&quot;00&quot;));[.S152])" office:value-type="string" office:string-value="newmexicostate" calcext:value-type="string">
            <text:p>newmexicostate</text:p>
          </table:table-cell>
          <table:table-cell table:formula="of:=CONCATENATE([.C152];&quot;-sheet&quot;;[.E152];&quot;-row&quot;;TEXT([.F152];&quot;00&quot;);&quot;-col&quot;;TEXT([.G152];&quot;00&quot;))" office:value-type="string" office:string-value="newmexicostate-sheet1-row12-col08" calcext:value-type="string">
            <text:p>newmexicostate-sheet1-row12-col08</text:p>
          </table:table-cell>
          <table:table-cell table:formula="of:=CONCATENATE([.C152];&quot;-2sht&quot;;[.E152];&quot;-2rw&quot;;TEXT([.F152];&quot;00&quot;);&quot;-2cl&quot;;TEXT([.G152];&quot;00&quot;))" office:value-type="string" office:string-value="newmexicostate-2sht1-2rw12-2cl08" calcext:value-type="string">
            <text:p>newmexicostate-2sht1-2rw12-2cl08</text:p>
          </table:table-cell>
        </table:table-row>
        <table:table-row table:style-name="ro1">
          <table:table-cell table:number-columns-repeated="2" office:value-type="string" calcext:value-type="string">
            <text:p>South Alabama Jaguars</text:p>
          </table:table-cell>
          <table:table-cell office:value-type="string" calcext:value-type="string">
            <text:p>southalabama</text:p>
          </table:table-cell>
          <table:table-cell office:value-type="string" calcext:value-type="string">
            <text:p>South Alabama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southalabama</text:p>
          </table:table-cell>
          <table:table-cell office:value-type="string" calcext:value-type="string">
            <text:p>#f/southalabama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3]=&quot;None&quot;;CONCATENATE([.C153];&quot;-sheet&quot;;[.E153];&quot;-row&quot;;TEXT([.F153];&quot;00&quot;);&quot;-col&quot;;TEXT([.G153];&quot;00&quot;));[.S153])" office:value-type="string" office:string-value="southalabama" calcext:value-type="string">
            <text:p>southalabama</text:p>
          </table:table-cell>
          <table:table-cell table:formula="of:=CONCATENATE([.C153];&quot;-sheet&quot;;[.E153];&quot;-row&quot;;TEXT([.F153];&quot;00&quot;);&quot;-col&quot;;TEXT([.G153];&quot;00&quot;))" office:value-type="string" office:string-value="southalabama-sheet1-row12-col09" calcext:value-type="string">
            <text:p>southalabama-sheet1-row12-col09</text:p>
          </table:table-cell>
          <table:table-cell table:formula="of:=CONCATENATE([.C153];&quot;-2sht&quot;;[.E153];&quot;-2rw&quot;;TEXT([.F153];&quot;00&quot;);&quot;-2cl&quot;;TEXT([.G153];&quot;00&quot;))" office:value-type="string" office:string-value="southalabama-2sht1-2rw12-2cl09" calcext:value-type="string">
            <text:p>southalabama-2sht1-2rw12-2cl09</text:p>
          </table:table-cell>
        </table:table-row>
        <table:table-row table:style-name="ro1">
          <table:table-cell table:number-columns-repeated="2" office:value-type="string" calcext:value-type="string">
            <text:p>Texas State Bobcats</text:p>
          </table:table-cell>
          <table:table-cell office:value-type="string" calcext:value-type="string">
            <text:p>texasstate</text:p>
          </table:table-cell>
          <table:table-cell office:value-type="string" calcext:value-type="string">
            <text:p>Texas Stat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exasstate</text:p>
          </table:table-cell>
          <table:table-cell office:value-type="string" calcext:value-type="string">
            <text:p>#f/texasstate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4]=&quot;None&quot;;CONCATENATE([.C154];&quot;-sheet&quot;;[.E154];&quot;-row&quot;;TEXT([.F154];&quot;00&quot;);&quot;-col&quot;;TEXT([.G154];&quot;00&quot;));[.S154])" office:value-type="string" office:string-value="texasstate" calcext:value-type="string">
            <text:p>texasstate</text:p>
          </table:table-cell>
          <table:table-cell table:formula="of:=CONCATENATE([.C154];&quot;-sheet&quot;;[.E154];&quot;-row&quot;;TEXT([.F154];&quot;00&quot;);&quot;-col&quot;;TEXT([.G154];&quot;00&quot;))" office:value-type="string" office:string-value="texasstate-sheet1-row12-col10" calcext:value-type="string">
            <text:p>texasstate-sheet1-row12-col10</text:p>
          </table:table-cell>
          <table:table-cell table:formula="of:=CONCATENATE([.C154];&quot;-2sht&quot;;[.E154];&quot;-2rw&quot;;TEXT([.F154];&quot;00&quot;);&quot;-2cl&quot;;TEXT([.G154];&quot;00&quot;))" office:value-type="string" office:string-value="texasstate-2sht1-2rw12-2cl10" calcext:value-type="string">
            <text:p>texasstate-2sht1-2rw12-2cl10</text:p>
          </table:table-cell>
        </table:table-row>
        <table:table-row table:style-name="ro1">
          <table:table-cell table:number-columns-repeated="2" office:value-type="string" calcext:value-type="string">
            <text:p>Troy Trojans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Troy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FBS</text:p>
          </table:table-cell>
          <table:table-cell office:value-type="string" calcext:value-type="string">
            <text:p>Sun Bel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#f/troy</text:p>
          </table:table-cell>
          <table:table-cell office:value-type="string" calcext:value-type="string">
            <text:p>None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formula="of:=IF([.S155]=&quot;None&quot;;CONCATENATE([.C155];&quot;-sheet&quot;;[.E155];&quot;-row&quot;;TEXT([.F155];&quot;00&quot;);&quot;-col&quot;;TEXT([.G155];&quot;00&quot;));[.S155])" office:value-type="string" office:string-value="troy" calcext:value-type="string">
            <text:p>troy</text:p>
          </table:table-cell>
          <table:table-cell table:formula="of:=CONCATENATE([.C155];&quot;-sheet&quot;;[.E155];&quot;-row&quot;;TEXT([.F155];&quot;00&quot;);&quot;-col&quot;;TEXT([.G155];&quot;00&quot;))" office:value-type="string" office:string-value="troy-sheet1-row12-col11" calcext:value-type="string">
            <text:p>troy-sheet1-row12-col11</text:p>
          </table:table-cell>
          <table:table-cell table:formula="of:=CONCATENATE([.C155];&quot;-2sht&quot;;[.E155];&quot;-2rw&quot;;TEXT([.F155];&quot;00&quot;);&quot;-2cl&quot;;TEXT([.G155];&quot;00&quot;))" office:value-type="string" office:string-value="troy-2sht1-2rw12-2cl11" calcext:value-type="string">
            <text:p>troy-2sht1-2rw12-2cl11</text:p>
          </table:table-cell>
        </table:table-row>
        <table:table-row table:style-name="ro1" table:number-rows-repeated="1550">
          <table:table-cell table:number-columns-repeated="26"/>
        </table:table-row>
        <table:table-row table:style-name="ro1">
          <table:table-cell table:number-columns-repeated="26"/>
        </table:table-row>
      </table:table>
      <table:named-expressions/>
      <table:database-ranges>
        <table:database-range table:name="__Anonymous_Sheet_DB__0" table:target-range-address="Sheet1.H11:Sheet1.AMF11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5-03-21T23:26:56.748311695</dc:date>
    <meta:editing-duration>P0D</meta:editing-duration>
    <meta:editing-cycles>1</meta:editing-cycles>
    <meta:document-statistic meta:table-count="1" meta:cell-count="4030" meta:object-count="0"/>
  </office:meta>
</office:document-meta>
</file>